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BB8000008CAA6F4373F.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o1-title">
      <style:graphic-properties draw:auto-grow-height="true" fo:min-height="1.112cm"/>
    </style:style>
    <style:style style:name="pr2" style:family="presentation" style:parent-style-name="foo1-subtitle">
      <style:graphic-properties draw:fill-color="#ffffff" draw:auto-grow-height="true" fo:min-height="13.853cm"/>
    </style:style>
    <style:style style:name="pr3" style:family="presentation" style:parent-style-name="foo1-notes">
      <style:graphic-properties draw:fill-color="#ffffff" draw:auto-grow-height="true" fo:min-height="12.572cm"/>
    </style:style>
    <style:style style:name="pr4" style:family="presentation" style:parent-style-name="foo1-outline1">
      <style:graphic-properties draw:auto-grow-height="true" fo:min-height="13.853cm"/>
    </style:style>
    <style:style style:name="pr5" style:family="presentation" style:parent-style-name="foo1-outline1">
      <style:graphic-properties fo:min-height="13.859cm"/>
    </style:style>
    <style:style style:name="pr6" style:family="presentation" style:parent-style-name="foo1-outline1">
      <style:graphic-properties fo:min-height="14.993cm"/>
    </style:style>
    <style:style style:name="P1" style:family="paragraph">
      <style:text-properties fo:font-size="32pt"/>
    </style:style>
    <style:style style:name="P2" style:family="paragraph">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foo1" presentation:presentation-page-layout-name="AL1T0">
        <draw:frame presentation:style-name="pr1" draw:layer="layout" svg:width="25.286cm" svg:height="1.112cm" svg:x="1.395cm" svg:y="3.076cm" presentation:class="title">
          <draw:text-box>
            <text:p>Wiki, Tickets, Compiling and Running on a Cluster</text:p>
          </draw:text-box>
        </draw:frame>
        <draw:frame presentation:style-name="pr2" draw:text-style-name="P1" draw:layer="layout" svg:width="25.286cm" svg:height="13.853cm" svg:x="1.395cm" svg:y="4.895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foo1" presentation:presentation-page-layout-name="AL2T1">
        <draw:frame presentation:style-name="pr1" draw:layer="layout" svg:width="25.286cm" svg:height="1.112cm" svg:x="1.395cm" svg:y="3.076cm" presentation:class="title">
          <draw:text-box>
            <text:p>Wiki</text:p>
          </draw:text-box>
        </draw:frame>
        <draw:frame presentation:style-name="pr4" draw:layer="layout" svg:width="25.286cm" svg:height="13.853cm" svg:x="1.395cm" svg:y="4.895cm" presentation:class="outline">
          <draw:text-box>
            <text:list text:style-name="L2">
              <text:list-item>
                <text:p><text:a xlink:href="https://hpcsc.inel.gov/moose/wiki/RAVEN">https://hpcsc.inel.gov/moose/wiki/RAVEN</text:a></text:p>
              </text:list-item>
              <text:list-item>
                <text:p>Contains notes on building and using RAVEN</text:p>
              </text:list-item>
              <text:list-item>
                <text:p>The wiki also contains other notes on building and using MOOSE.</text:p>
              </text:list-item>
              <text:list-item>
                <text:p>There is also <text:a xlink:href="http://mooseframework.org/">http://mooseframework.org</text:a> which contains general MOOSE informatio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foo1" presentation:presentation-page-layout-name="AL2T1">
        <draw:frame presentation:style-name="pr1" draw:layer="layout" svg:width="25.286cm" svg:height="1.112cm" svg:x="1.395cm" svg:y="3.076cm" presentation:class="title">
          <draw:text-box>
            <text:p>Ticket System</text:p>
          </draw:text-box>
        </draw:frame>
        <draw:frame presentation:style-name="pr5" draw:layer="layout" svg:width="25.199cm" svg:height="13.859cm" svg:x="1.4cm" svg:y="4.914cm" presentation:class="outline" presentation:user-transformed="true">
          <draw:text-box>
            <text:list text:style-name="L2">
              <text:list-item>
                <text:p>To see the existing tickets see: <text:a xlink:href="https://hpcsc.inel.gov/moose/report">https://hpcsc.inel.gov/moose/report</text:a> </text:p>
              </text:list-item>
              <text:list-item>
                <text:p>To add a new ticket see: <text:a xlink:href="https://hpcsc.inel.gov/moose/newticket">https://hpcsc.inel.gov/moose/newticket</text:a> <text:s text:c="2"/></text:p>
              </text:list-item>
              <text:list-item>
                <text:p>When adding a new ticket set component as raven</text:p>
              </text:list-item>
              <text:list-item>
                <text:p>Email one of developers (this should automatically happen, but doesn't).</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foo1" presentation:presentation-page-layout-name="AL2T1">
        <draw:frame presentation:style-name="pr1" draw:layer="layout" svg:width="25.286cm" svg:height="1.112cm" svg:x="1.395cm" svg:y="3.076cm" presentation:class="title">
          <draw:text-box>
            <text:p>Compiling</text:p>
          </draw:text-box>
        </draw:frame>
        <draw:frame presentation:style-name="pr6" draw:layer="layout" svg:width="25.199cm" svg:height="15.045cm" svg:x="1.4cm" svg:y="4.914cm" presentation:class="outline" presentation:user-transformed="true">
          <draw:text-box>
            <text:list text:style-name="L3">
              <text:list-item>
                <text:p><text:s/>Get moose running (follow instructions at <text:a xlink:href="http://mooseframework.org/getting-started">http://mooseframework.org/getting-started</text:a> )</text:p>
                <text:list>
                  <text:list-item>
                    <text:p><text:s/>Get dependencies</text:p>
                  </text:list-item>
                  <text:list-item>
                    <text:p><text:s/>compile libmesh</text:p>
                  </text:list-item>
                  <text:list-item>
                    <text:p><text:s/>compile moose test</text:p>
                  </text:list-item>
                  <text:list-item>
                    <text:p><text:s/>run tests</text:p>
                  </text:list-item>
                </text:list>
              </text:list-item>
            </text:list>
            <text:list text:style-name="L4">
              <text:list-item>
                <text:p><text:s/>Either install framework dependencies or run compile script.</text:p>
                <text:list>
                  <text:list-item>
                    <text:p><text:s/>Linux can grab them from repositories.</text:p>
                  </text:list-item>
                  <text:list-item>
                    <text:p><text:s/>There is a package for OSX.</text:p>
                  </text:list-item>
                  <text:list-item>
                    <text:p><text:s/>Otherwise you can run raven_libs_script.sh</text:p>
                  </text:list-item>
                </text:list>
              </text:list-item>
              <text:list-item>
                <text:p><text:s/>Compile crow</text:p>
              </text:list-item>
              <text:list-item>
                <text:p><text:s/>Run tests.</text:p>
                <text:list>
                  <text:list-item>
                    <text:p><text:s/>./run_tests -j4 --re=framework</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foo1" presentation:presentation-page-layout-name="AL2T1">
        <draw:frame presentation:style-name="pr1" draw:layer="layout" svg:width="25.286cm" svg:height="1.112cm" svg:x="1.395cm" svg:y="3.076cm" presentation:class="title">
          <draw:text-box>
            <text:p>Cluster Running</text:p>
          </draw:text-box>
        </draw:frame>
        <draw:frame presentation:style-name="pr4" draw:layer="layout" svg:width="25.286cm" svg:height="13.853cm" svg:x="1.395cm" svg:y="4.895cm" presentation:class="outline">
          <draw:text-box>
            <text:list text:style-name="L2">
              <text:list-item>
                <text:p>Three different modes:</text:p>
                <text:list>
                  <text:list-item>
                    <text:p>MPI – uses openmpi to distribute the running of the code</text:p>
                  </text:list-item>
                  <text:list-item>
                    <text:p>pbsdsh – uses pbsdsh command to distribute the running of the codes </text:p>
                  </text:list-item>
                  <text:list-item>
                    <text:p>Custommode – allows a python class to direct how the running of the code is done.</text:p>
                  </text:list-item>
                </text:list>
              </text:list-item>
              <text:list-item>
                <text:p>Framework/README.txt contains details</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image1" xlink:href="Pictures/1000000000000BB8000008CAA6F4373F.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o1-background" style:family="presentation">
      <style:graphic-properties draw:stroke="none" draw:fill="bitmap" draw:fill-image-name="image1" style:repeat="stretch"/>
      <style:text-properties style:letter-kerning="true"/>
    </style:style>
    <style:style style:name="foo1-backgroundobjects" style:family="presentation">
      <style:graphic-properties draw:textarea-horizontal-align="justify" draw:shadow="hidden" draw:shadow-offset-x="0.2cm" draw:shadow-offset-y="0.2cm" draw:shadow-color="#808080"/>
      <style:text-properties style:letter-kerning="true"/>
    </style:style>
    <style:style style:name="foo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foo1-outline1" style:family="presentation">
      <style:graphic-properties draw:stroke="none" draw:fill="none">
        <text:list-style style:name="fo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85%" fo:text-align="start" fo:text-indent="0cm" style:punctuation-wrap="simple" style:writing-mode="lr-tb"/>
      <style:text-properties fo:color="#000000" style:text-outline="false" style:text-line-through-style="none" fo:font-family="Arial" fo:font-size="22.1000003814697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ＭＳ Ｐゴシック'" style:font-size-complex="20pt" style:language-complex="en" style:country-complex="US" style:font-style-complex="normal" style:font-weight-complex="normal" style:text-emphasize="none" style:font-relief="none" style:text-overline-style="none" style:text-overline-color="font-color"/>
    </style:style>
    <style:style style:name="foo1-outline2" style:family="presentation" style:parent-style-name="foo1-outline1">
      <style:paragraph-properties fo:margin-left="0cm" fo:margin-right="0cm" fo:margin-top="0cm" fo:margin-bottom="0.44cm" fo:line-height="85%" fo:text-align="start" fo:text-indent="0cm" style:punctuation-wrap="simple" style:writing-mode="lr-tb"/>
      <style:text-properties fo:color="#000000" style:text-line-through-style="none" fo:font-family="Arial"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foo1-outline3" style:family="presentation" style:parent-style-name="foo1-outline2">
      <style:paragraph-properties fo:margin-left="0cm" fo:margin-right="0cm" fo:margin-top="0cm" fo:margin-bottom="0.33cm" fo:line-height="85%" fo:text-align="start" fo:text-indent="0cm" style:punctuation-wrap="simple" style:writing-mode="lr-tb"/>
      <style:text-properties fo:color="#000000" style:text-line-through-style="none" fo:font-family="Arial"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foo1-outline4" style:family="presentation" style:parent-style-name="foo1-outline3">
      <style:paragraph-properties fo:margin-left="0cm" fo:margin-right="0cm" fo:margin-top="0cm" fo:margin-bottom="0.22cm" fo:line-height="85%" fo:text-align="start" fo:text-indent="0cm" style:punctuation-wrap="simple" style:writing-mode="lr-tb"/>
      <style:text-properties fo:color="#000000" style:text-line-through-style="none" fo:font-family="Arial"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foo1-outline5" style:family="presentation" style:parent-style-name="foo1-outline4">
      <style:paragraph-properties fo:margin-left="0cm" fo:margin-right="0cm" fo:margin-top="0cm" fo:margin-bottom="0.11cm" fo:text-indent="0cm"/>
      <style:text-properties fo:font-size="22.1000003814697pt" style:font-size-asian="20pt" style:font-size-complex="20pt"/>
    </style:style>
    <style:style style:name="foo1-outline6" style:family="presentation" style:parent-style-name="foo1-outline5">
      <style:paragraph-properties fo:margin-left="0cm" fo:margin-right="0cm" fo:margin-top="0cm" fo:margin-bottom="0.11cm" fo:text-indent="0cm"/>
      <style:text-properties fo:font-size="22.1000003814697pt" style:font-size-asian="20pt" style:font-size-complex="20pt"/>
    </style:style>
    <style:style style:name="foo1-outline7" style:family="presentation" style:parent-style-name="foo1-outline6">
      <style:paragraph-properties fo:margin-left="0cm" fo:margin-right="0cm" fo:margin-top="0cm" fo:margin-bottom="0.11cm" fo:text-indent="0cm"/>
      <style:text-properties fo:font-size="22.1000003814697pt" style:font-size-asian="20pt" style:font-size-complex="20pt"/>
    </style:style>
    <style:style style:name="foo1-outline8" style:family="presentation" style:parent-style-name="foo1-outline7">
      <style:paragraph-properties fo:margin-left="0cm" fo:margin-right="0cm" fo:margin-top="0cm" fo:margin-bottom="0.11cm" fo:text-indent="0cm"/>
      <style:text-properties fo:font-size="22.1000003814697pt" style:font-size-asian="20pt" style:font-size-complex="20pt"/>
    </style:style>
    <style:style style:name="foo1-outline9" style:family="presentation" style:parent-style-name="foo1-outline8">
      <style:paragraph-properties fo:margin-left="0cm" fo:margin-right="0cm" fo:margin-top="0cm" fo:margin-bottom="0.11cm" fo:text-indent="0cm"/>
      <style:text-properties fo:font-size="22.1000003814697pt" style:font-size-asian="20pt" style:font-size-complex="20pt"/>
    </style:style>
    <style:style style:name="foo1-subtitle" style:family="presentation">
      <style:graphic-properties draw:stroke="none" draw:fill="none" draw:textarea-vertical-align="middle">
        <text:list-style style:name="fo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o1-title" style:family="presentation">
      <style:graphic-properties draw:stroke="none" draw:fill="none" draw:textarea-vertical-align="middle">
        <text:list-style style:name="fo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simple" style:writing-mode="lr-tb"/>
      <style:text-properties fo:color="#000000" style:text-outline="false" style:text-line-through-style="none" fo:font-family="'Times New Roman'" fo:font-size="26.5pt" fo:letter-spacing="normal" fo:language="en" fo:country="US" fo:font-style="normal" fo:text-shadow="none" style:text-underline-style="none" fo:font-weight="normal" style:letter-kerning="true" style:font-family-asian="'ＭＳ Ｐゴシック'" style:font-size-asian="24pt" style:language-asian="en" style:country-asian="US" style:font-style-asian="normal" style:font-weight-asian="normal"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image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solid" draw:fill-color="#005b99"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005b9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35cm" svg:stroke-color="#ff6600" draw:stroke-linejoin="round"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26cm" draw:stroke-linejoin="miter" draw:fill="solid" draw:fill-color="#ff6600" draw:opacity="31%" draw:textarea-vertical-align="middle" draw:auto-grow-height="false" fo:min-height="0cm" fo:min-width="0cm" fo:padding-top="0.125cm" fo:padding-bottom="0.125cm" fo:padding-left="0.25cm" fo:padding-right="0.25cm" fo:wrap-option="no-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foo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5" style:family="presentation" style:parent-style-name="foo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6" style:family="presentation" style:parent-style-name="foo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foo1-backgroundobjects">
      <style:graphic-properties draw:stroke="none" draw:fill="none" draw:fill-color="#ffffff" draw:auto-grow-height="false" fo:min-height="1.397cm"/>
    </style:style>
    <style:style style:name="Mpr8" style:family="presentation" style:parent-style-name="fo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font-independent-line-spacing="true"/>
      <style:text-properties fo:font-size="18pt"/>
    </style:style>
    <style:style style:name="MP5" style:family="paragraph">
      <style:paragraph-properties fo:text-align="center" style:font-independent-line-spacing="true"/>
      <style:text-properties fo:font-size="18pt"/>
    </style:style>
    <style:style style:name="MP6" style:family="paragraph">
      <style:paragraph-properties fo:margin-top="0cm" fo:margin-bottom="0cm" fo:line-height="85%" fo:text-align="start" style:punctuation-wrap="simple" style:writing-mode="lr-tb"/>
    </style:style>
    <style:style style:name="MP7" style:family="paragraph">
      <style:paragraph-properties fo:margin-left="0cm" fo:margin-right="0cm" fo:margin-top="0.282cm" fo:margin-bottom="0cm" fo:line-height="85%" fo:text-align="start" fo:text-indent="0cm" style:punctuation-wrap="simple" style:writing-mode="lr-tb"/>
    </style:style>
    <style:style style:name="MP8" style:family="paragraph">
      <style:paragraph-properties fo:margin-left="0cm" fo:margin-right="0cm" fo:margin-top="0.141cm" fo:margin-bottom="0cm" fo:line-height="85%" fo:text-align="start" fo:text-indent="0cm" style:punctuation-wrap="simple" style:writing-mode="lr-tb"/>
    </style:style>
    <style:style style:name="MP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0"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3663" style:text-line-through-style="none" fo:font-family="Arial" fo:font-size="28pt" fo:letter-spacing="normal" fo:font-style="italic" style:text-underline-style="none" fo:font-weight="bold" style:font-family-asian="'ＭＳ Ｐゴシック'" style:font-size-asian="28pt" style:font-style-asian="italic" style:font-weight-asian="bold" style:font-family-complex="'ＭＳ Ｐゴシック'" style:font-size-complex="28pt" style:font-style-complex="italic" style:font-weight-complex="bold"/>
    </style:style>
    <style:style style:name="MT3" style:family="text">
      <style:text-properties fo:color="#000000" style:text-line-through-style="none" fo:font-family="Arial"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MT4"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8cm"/>
        <style:text-properties fo:font-family="StarSymbol" fo:color="#ff66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8cm"/>
        <style:text-properties fo:font-family="StarSymbol" fo:color="#ff6600" fo:font-size="45%"/>
      </text:list-level-style-bullet>
      <text:list-level-style-bullet text:level="2" text:bullet-char="–">
        <style:list-level-properties text:space-before="1.271cm" text:min-label-width="0.63cm"/>
        <style:text-properties fo:font-family="'Times New Roman'" style:font-family-generic="roman" fo:color="#ff66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8cm"/>
        <style:text-properties fo:font-family="StarSymbol" fo:color="#ff6600" fo:font-size="45%"/>
      </text:list-level-style-bullet>
      <text:list-level-style-bullet text:level="2" text:bullet-char="–">
        <style:list-level-properties text:space-before="1.271cm" text:min-label-width="0.63cm"/>
        <style:text-properties fo:font-family="'Times New Roman'" style:font-family-generic="roman" fo:color="#ff6600" fo:font-size="75%"/>
      </text:list-level-style-bullet>
      <text:list-level-style-bullet text:level="3" text:bullet-char="•">
        <style:list-level-properties text:space-before="2.541cm" text:min-label-width="0.634cm"/>
        <style:text-properties fo:font-family="StarSymbol" fo:color="#ff66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8cm"/>
        <style:text-properties fo:font-family="StarSymbol" fo:color="#ff6600" fo:font-size="45%"/>
      </text:list-level-style-bullet>
      <text:list-level-style-bullet text:level="2" text:bullet-char="–">
        <style:list-level-properties text:space-before="1.271cm" text:min-label-width="0.63cm"/>
        <style:text-properties fo:font-family="'Times New Roman'" style:font-family-generic="roman" fo:color="#ff6600" fo:font-size="75%"/>
      </text:list-level-style-bullet>
      <text:list-level-style-bullet text:level="3" text:bullet-char="•">
        <style:list-level-properties text:space-before="2.541cm" text:min-label-width="0.634cm"/>
        <style:text-properties fo:font-family="StarSymbol" fo:color="#ff6600" fo:font-size="45%"/>
      </text:list-level-style-bullet>
      <text:list-level-style-bullet text:level="4" text:bullet-char="–">
        <style:list-level-properties text:space-before="3.811cm" text:min-label-width="0.634cm"/>
        <style:text-properties fo:font-family="'Times New Roman'" style:font-family-generic="roman" fo:color="#ff66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8cm"/>
        <style:text-properties fo:font-family="StarSymbol" fo:color="#ff6600" fo:font-size="45%"/>
      </text:list-level-style-bullet>
      <text:list-level-style-bullet text:level="2" text:bullet-char="–">
        <style:list-level-properties text:space-before="1.271cm" text:min-label-width="0.63cm"/>
        <style:text-properties fo:font-family="'Times New Roman'" style:font-family-generic="roman" fo:color="#ff6600" fo:font-size="75%"/>
      </text:list-level-style-bullet>
      <text:list-level-style-bullet text:level="3" text:bullet-char="•">
        <style:list-level-properties text:space-before="2.541cm" text:min-label-width="0.634cm"/>
        <style:text-properties fo:font-family="StarSymbol" fo:color="#ff6600" fo:font-size="45%"/>
      </text:list-level-style-bullet>
      <text:list-level-style-bullet text:level="4" text:bullet-char="–">
        <style:list-level-properties text:space-before="3.811cm" text:min-label-width="0.634cm"/>
        <style:text-properties fo:font-family="'Times New Roman'" style:font-family-generic="roman" fo:color="#ff6600" fo:font-size="75%"/>
      </text:list-level-style-bullet>
      <text:list-level-style-bullet text:level="5" text:bullet-char="•">
        <style:list-level-properties text:space-before="5.081cm" text:min-label-width="0.634cm"/>
        <style:text-properties fo:font-family="StarSymbol" fo:color="#ff66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foo1" style:page-layout-name="PM1" draw:style-name="Mdp2">
      <draw:g draw:name="Group 4">
        <draw:custom-shape draw:name="Rectangle 5" draw:style-name="Mgr3" draw:text-style-name="MP4" draw:layer="layout" svg:width="0.028cm" svg:height="0.456cm" svg:x="22.584cm" svg:y="1.209cm">
          <text:p/>
          <draw:enhanced-geometry svg:viewBox="0 0 21600 21600" draw:type="rectangle" draw:enhanced-path="M 0 0 L 21600 0 21600 21600 0 21600 0 0 Z N"/>
        </draw:custom-shape>
        <draw:custom-shape draw:name="Freeform 6" draw:style-name="Mgr4" draw:text-style-name="MP4" draw:layer="layout" svg:width="0.166cm" svg:height="0.506cm" svg:x="22.657cm" svg:y="1.167cm">
          <text:p/>
          <draw:enhanced-geometry draw:mirror-horizontal="false" draw:mirror-vertical="false" svg:viewBox="0 0 441 1307" draw:type="non-primitive" draw:enhanced-path="M 221 652 L 229 652 238 653 246 654 253 656 262 659 268 662 276 667 283 672 290 676 296 683 303 689 308 696 319 711 330 728 338 746 346 767 353 789 359 812 363 836 366 862 369 888 369 916 369 943 366 970 363 997 360 1022 355 1046 348 1069 341 1091 332 1110 321 1128 310 1145 305 1152 298 1159 292 1165 285 1171 278 1176 270 1180 263 1184 255 1188 247 1190 238 1192 229 1193 221 1193 212 1193 203 1192 196 1190 187 1188 180 1184 173 1180 166 1175 159 1169 153 1164 146 1157 140 1150 134 1142 124 1125 114 1107 105 1086 99 1065 92 1041 87 1017 82 992 79 967 78 940 77 913 78 888 80 862 84 838 88 814 93 792 100 769 107 750 116 730 126 713 136 698 148 684 161 673 168 668 175 663 182 660 189 657 197 654 204 653 212 652 221 652 Z M 366 1289 L 441 1289 441 0 366 0 366 659 363 659 357 645 349 631 341 619 333 607 324 596 315 586 306 576 296 568 287 560 276 553 266 548 255 544 244 539 235 537 224 535 212 535 200 535 188 536 176 539 166 543 155 547 144 552 133 559 124 566 114 574 105 582 95 592 87 603 79 614 72 626 64 637 57 650 50 664 44 678 38 694 33 709 23 741 16 774 9 810 5 847 2 885 0 923 2 961 5 998 9 1033 16 1068 23 1101 34 1134 39 1149 45 1163 51 1177 58 1191 65 1204 73 1217 80 1228 89 1239 97 1249 106 1259 115 1267 125 1276 134 1283 145 1289 155 1294 167 1299 178 1303 188 1305 200 1306 212 1307 224 1307 235 1305 244 1303 255 1300 266 1296 276 1290 287 1285 296 1277 306 1270 315 1260 324 1250 333 1239 341 1228 349 1215 357 1201 363 1186 366 1186 366 1289 Z N">
            <draw:equation draw:name="f0" draw:formula="39*width/441"/>
            <draw:equation draw:name="f1" draw:formula="109*height/1307"/>
            <draw:equation draw:name="f2" draw:formula="43*width/441"/>
            <draw:equation draw:name="f3" draw:formula="110*height/1307"/>
            <draw:equation draw:name="f4" draw:formula="46*width/441"/>
            <draw:equation draw:name="f5" draw:formula="113*height/1307"/>
            <draw:equation draw:name="f6" draw:formula="49*width/441"/>
            <draw:equation draw:name="f7" draw:formula="115*height/1307"/>
            <draw:equation draw:name="f8" draw:formula="54*width/441"/>
            <draw:equation draw:name="f9" draw:formula="122*height/1307"/>
            <draw:equation draw:name="f10" draw:formula="58*width/441"/>
            <draw:equation draw:name="f11" draw:formula="132*height/1307"/>
            <draw:equation draw:name="f12" draw:formula="60*width/441"/>
            <draw:equation draw:name="f13" draw:formula="144*height/1307"/>
            <draw:equation draw:name="f14" draw:formula="60*width/441"/>
            <draw:equation draw:name="f15" draw:formula="158*height/1307"/>
            <draw:equation draw:name="f16" draw:formula="59*width/441"/>
            <draw:equation draw:name="f17" draw:formula="171*height/1307"/>
            <draw:equation draw:name="f18" draw:formula="56*width/441"/>
            <draw:equation draw:name="f19" draw:formula="183*height/1307"/>
            <draw:equation draw:name="f20" draw:formula="51*width/441"/>
            <draw:equation draw:name="f21" draw:formula="192*height/1307"/>
            <draw:equation draw:name="f22" draw:formula="48*width/441"/>
            <draw:equation draw:name="f23" draw:formula="195*height/1307"/>
            <draw:equation draw:name="f24" draw:formula="44*width/441"/>
            <draw:equation draw:name="f25" draw:formula="198*height/1307"/>
            <draw:equation draw:name="f26" draw:formula="40*width/441"/>
            <draw:equation draw:name="f27" draw:formula="199*height/1307"/>
            <draw:equation draw:name="f28" draw:formula="36*width/441"/>
            <draw:equation draw:name="f29" draw:formula="200*height/1307"/>
            <draw:equation draw:name="f30" draw:formula="32*width/441"/>
            <draw:equation draw:name="f31" draw:formula="199*height/1307"/>
            <draw:equation draw:name="f32" draw:formula="28*width/441"/>
            <draw:equation draw:name="f33" draw:formula="198*height/1307"/>
            <draw:equation draw:name="f34" draw:formula="25*width/441"/>
            <draw:equation draw:name="f35" draw:formula="195*height/1307"/>
            <draw:equation draw:name="f36" draw:formula="22*width/441"/>
            <draw:equation draw:name="f37" draw:formula="191*height/1307"/>
            <draw:equation draw:name="f38" draw:formula="17*width/441"/>
            <draw:equation draw:name="f39" draw:formula="182*height/1307"/>
            <draw:equation draw:name="f40" draw:formula="14*width/441"/>
            <draw:equation draw:name="f41" draw:formula="170*height/1307"/>
            <draw:equation draw:name="f42" draw:formula="13*width/441"/>
            <draw:equation draw:name="f43" draw:formula="158*height/1307"/>
            <draw:equation draw:name="f44" draw:formula="13*width/441"/>
            <draw:equation draw:name="f45" draw:formula="144*height/1307"/>
            <draw:equation draw:name="f46" draw:formula="15*width/441"/>
            <draw:equation draw:name="f47" draw:formula="133*height/1307"/>
            <draw:equation draw:name="f48" draw:formula="19*width/441"/>
            <draw:equation draw:name="f49" draw:formula="122*height/1307"/>
            <draw:equation draw:name="f50" draw:formula="24*width/441"/>
            <draw:equation draw:name="f51" draw:formula="115*height/1307"/>
            <draw:equation draw:name="f52" draw:formula="29*width/441"/>
            <draw:equation draw:name="f53" draw:formula="111*height/1307"/>
            <draw:equation draw:name="f54" draw:formula="32*width/441"/>
            <draw:equation draw:name="f55" draw:formula="110*height/1307"/>
            <draw:equation draw:name="f56" draw:formula="36*width/441"/>
            <draw:equation draw:name="f57" draw:formula="109*height/1307"/>
            <draw:equation draw:name="f58" draw:formula="72*width/441"/>
            <draw:equation draw:name="f59" draw:formula="0*height/1307"/>
            <draw:equation draw:name="f60" draw:formula="59*width/441"/>
            <draw:equation draw:name="f61" draw:formula="110*height/1307"/>
            <draw:equation draw:name="f62" draw:formula="56*width/441"/>
            <draw:equation draw:name="f63" draw:formula="104*height/1307"/>
            <draw:equation draw:name="f64" draw:formula="51*width/441"/>
            <draw:equation draw:name="f65" draw:formula="98*height/1307"/>
            <draw:equation draw:name="f66" draw:formula="47*width/441"/>
            <draw:equation draw:name="f67" draw:formula="94*height/1307"/>
            <draw:equation draw:name="f68" draw:formula="42*width/441"/>
            <draw:equation draw:name="f69" draw:formula="91*height/1307"/>
            <draw:equation draw:name="f70" draw:formula="37*width/441"/>
            <draw:equation draw:name="f71" draw:formula="90*height/1307"/>
            <draw:equation draw:name="f72" draw:formula="31*width/441"/>
            <draw:equation draw:name="f73" draw:formula="90*height/1307"/>
            <draw:equation draw:name="f74" draw:formula="25*width/441"/>
            <draw:equation draw:name="f75" draw:formula="92*height/1307"/>
            <draw:equation draw:name="f76" draw:formula="20*width/441"/>
            <draw:equation draw:name="f77" draw:formula="95*height/1307"/>
            <draw:equation draw:name="f78" draw:formula="16*width/441"/>
            <draw:equation draw:name="f79" draw:formula="99*height/1307"/>
            <draw:equation draw:name="f80" draw:formula="12*width/441"/>
            <draw:equation draw:name="f81" draw:formula="105*height/1307"/>
            <draw:equation draw:name="f82" draw:formula="8*width/441"/>
            <draw:equation draw:name="f83" draw:formula="111*height/1307"/>
            <draw:equation draw:name="f84" draw:formula="5*width/441"/>
            <draw:equation draw:name="f85" draw:formula="119*height/1307"/>
            <draw:equation draw:name="f86" draw:formula="1*width/441"/>
            <draw:equation draw:name="f87" draw:formula="136*height/1307"/>
            <draw:equation draw:name="f88" draw:formula="0*width/441"/>
            <draw:equation draw:name="f89" draw:formula="155*height/1307"/>
            <draw:equation draw:name="f90" draw:formula="1*width/441"/>
            <draw:equation draw:name="f91" draw:formula="173*height/1307"/>
            <draw:equation draw:name="f92" draw:formula="6*width/441"/>
            <draw:equation draw:name="f93" draw:formula="190*height/1307"/>
            <draw:equation draw:name="f94" draw:formula="8*width/441"/>
            <draw:equation draw:name="f95" draw:formula="197*height/1307"/>
            <draw:equation draw:name="f96" draw:formula="12*width/441"/>
            <draw:equation draw:name="f97" draw:formula="204*height/1307"/>
            <draw:equation draw:name="f98" draw:formula="16*width/441"/>
            <draw:equation draw:name="f99" draw:formula="209*height/1307"/>
            <draw:equation draw:name="f100" draw:formula="20*width/441"/>
            <draw:equation draw:name="f101" draw:formula="214*height/1307"/>
            <draw:equation draw:name="f102" draw:formula="25*width/441"/>
            <draw:equation draw:name="f103" draw:formula="217*height/1307"/>
            <draw:equation draw:name="f104" draw:formula="31*width/441"/>
            <draw:equation draw:name="f105" draw:formula="219*height/1307"/>
            <draw:equation draw:name="f106" draw:formula="37*width/441"/>
            <draw:equation draw:name="f107" draw:formula="219*height/1307"/>
            <draw:equation draw:name="f108" draw:formula="42*width/441"/>
            <draw:equation draw:name="f109" draw:formula="218*height/1307"/>
            <draw:equation draw:name="f110" draw:formula="47*width/441"/>
            <draw:equation draw:name="f111" draw:formula="215*height/1307"/>
            <draw:equation draw:name="f112" draw:formula="51*width/441"/>
            <draw:equation draw:name="f113" draw:formula="211*height/1307"/>
            <draw:equation draw:name="f114" draw:formula="56*width/441"/>
            <draw:equation draw:name="f115" draw:formula="206*height/1307"/>
            <draw:equation draw:name="f116" draw:formula="59*width/441"/>
            <draw:equation draw:name="f117" draw:formula="199*height/1307"/>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width"/>
            <draw:equation draw:name="f178" draw:formula="height"/>
          </draw:enhanced-geometry>
        </draw:custom-shape>
        <draw:custom-shape draw:name="Freeform 7" draw:style-name="Mgr4" draw:text-style-name="MP4" draw:layer="layout" svg:width="0.17cm" svg:height="0.296cm" svg:x="22.86cm" svg:y="1.375cm">
          <text:p/>
          <draw:enhanced-geometry draw:mirror-horizontal="false" draw:mirror-vertical="false" svg:viewBox="0 0 440 772" draw:type="non-primitive" draw:enhanced-path="M 219 117 L 228 117 237 118 245 119 253 121 261 124 268 127 276 132 282 137 289 141 295 148 302 154 308 161 319 176 329 193 338 211 346 232 352 254 358 277 363 301 365 327 367 353 368 381 367 408 366 435 363 462 359 487 353 511 347 534 339 556 331 575 321 593 310 610 305 617 298 624 292 630 285 636 279 641 271 645 264 649 256 653 249 655 240 657 231 658 223 658 214 658 205 657 197 655 189 653 182 649 174 645 167 640 160 634 153 629 146 622 141 615 134 607 123 590 114 572 105 551 98 530 91 506 87 482 82 457 79 432 77 405 77 378 78 353 79 327 82 303 87 279 92 257 99 234 107 215 116 195 126 178 136 163 148 149 161 138 168 133 174 128 182 125 188 122 196 119 204 118 212 117 219 117 Z M 440 20 L 365 20 365 124 363 124 356 110 348 96 340 84 333 72 324 61 315 51 306 41 296 33 286 25 277 18 267 13 256 9 245 4 235 2 224 0 212 0 200 0 188 1 176 4 164 8 154 12 143 17 133 24 123 31 114 39 104 47 95 57 87 68 78 79 71 91 63 102 56 115 50 129 44 143 38 159 33 174 23 206 14 239 8 275 4 312 1 350 0 388 1 426 4 463 9 498 15 533 23 566 33 599 38 614 45 628 51 642 58 656 64 669 72 682 80 693 88 704 96 714 105 724 115 732 124 741 134 748 144 754 155 759 166 764 176 768 188 770 200 771 212 772 224 772 235 770 245 768 256 765 266 761 276 755 285 750 295 742 305 735 313 725 323 715 331 704 339 693 348 680 356 666 363 651 365 651 365 754 440 754 440 20 Z N">
            <draw:equation draw:name="f0" draw:formula="40*width/440"/>
            <draw:equation draw:name="f1" draw:formula="20*height/772"/>
            <draw:equation draw:name="f2" draw:formula="44*width/440"/>
            <draw:equation draw:name="f3" draw:formula="21*height/772"/>
            <draw:equation draw:name="f4" draw:formula="47*width/440"/>
            <draw:equation draw:name="f5" draw:formula="23*height/772"/>
            <draw:equation draw:name="f6" draw:formula="51*width/440"/>
            <draw:equation draw:name="f7" draw:formula="26*height/772"/>
            <draw:equation draw:name="f8" draw:formula="55*width/440"/>
            <draw:equation draw:name="f9" draw:formula="32*height/772"/>
            <draw:equation draw:name="f10" draw:formula="59*width/440"/>
            <draw:equation draw:name="f11" draw:formula="42*height/772"/>
            <draw:equation draw:name="f12" draw:formula="61*width/440"/>
            <draw:equation draw:name="f13" draw:formula="54*height/772"/>
            <draw:equation draw:name="f14" draw:formula="62*width/440"/>
            <draw:equation draw:name="f15" draw:formula="68*height/772"/>
            <draw:equation draw:name="f16" draw:formula="60*width/440"/>
            <draw:equation draw:name="f17" draw:formula="81*height/772"/>
            <draw:equation draw:name="f18" draw:formula="57*width/440"/>
            <draw:equation draw:name="f19" draw:formula="92*height/772"/>
            <draw:equation draw:name="f20" draw:formula="52*width/440"/>
            <draw:equation draw:name="f21" draw:formula="101*height/772"/>
            <draw:equation draw:name="f22" draw:formula="49*width/440"/>
            <draw:equation draw:name="f23" draw:formula="104*height/772"/>
            <draw:equation draw:name="f24" draw:formula="46*width/440"/>
            <draw:equation draw:name="f25" draw:formula="107*height/772"/>
            <draw:equation draw:name="f26" draw:formula="42*width/440"/>
            <draw:equation draw:name="f27" draw:formula="109*height/772"/>
            <draw:equation draw:name="f28" draw:formula="38*width/440"/>
            <draw:equation draw:name="f29" draw:formula="109*height/772"/>
            <draw:equation draw:name="f30" draw:formula="33*width/440"/>
            <draw:equation draw:name="f31" draw:formula="109*height/772"/>
            <draw:equation draw:name="f32" draw:formula="29*width/440"/>
            <draw:equation draw:name="f33" draw:formula="107*height/772"/>
            <draw:equation draw:name="f34" draw:formula="26*width/440"/>
            <draw:equation draw:name="f35" draw:formula="104*height/772"/>
            <draw:equation draw:name="f36" draw:formula="23*width/440"/>
            <draw:equation draw:name="f37" draw:formula="101*height/772"/>
            <draw:equation draw:name="f38" draw:formula="18*width/440"/>
            <draw:equation draw:name="f39" draw:formula="91*height/772"/>
            <draw:equation draw:name="f40" draw:formula="15*width/440"/>
            <draw:equation draw:name="f41" draw:formula="80*height/772"/>
            <draw:equation draw:name="f42" draw:formula="13*width/440"/>
            <draw:equation draw:name="f43" draw:formula="67*height/772"/>
            <draw:equation draw:name="f44" draw:formula="13*width/440"/>
            <draw:equation draw:name="f45" draw:formula="54*height/772"/>
            <draw:equation draw:name="f46" draw:formula="15*width/440"/>
            <draw:equation draw:name="f47" draw:formula="43*height/772"/>
            <draw:equation draw:name="f48" draw:formula="20*width/440"/>
            <draw:equation draw:name="f49" draw:formula="32*height/772"/>
            <draw:equation draw:name="f50" draw:formula="25*width/440"/>
            <draw:equation draw:name="f51" draw:formula="25*height/772"/>
            <draw:equation draw:name="f52" draw:formula="29*width/440"/>
            <draw:equation draw:name="f53" draw:formula="21*height/772"/>
            <draw:equation draw:name="f54" draw:formula="33*width/440"/>
            <draw:equation draw:name="f55" draw:formula="20*height/772"/>
            <draw:equation draw:name="f56" draw:formula="37*width/440"/>
            <draw:equation draw:name="f57" draw:formula="19*height/772"/>
            <draw:equation draw:name="f58" draw:formula="61*width/440"/>
            <draw:equation draw:name="f59" draw:formula="21*height/772"/>
            <draw:equation draw:name="f60" draw:formula="59*width/440"/>
            <draw:equation draw:name="f61" draw:formula="16*height/772"/>
            <draw:equation draw:name="f62" draw:formula="54*width/440"/>
            <draw:equation draw:name="f63" draw:formula="10*height/772"/>
            <draw:equation draw:name="f64" draw:formula="50*width/440"/>
            <draw:equation draw:name="f65" draw:formula="5*height/772"/>
            <draw:equation draw:name="f66" draw:formula="45*width/440"/>
            <draw:equation draw:name="f67" draw:formula="2*height/772"/>
            <draw:equation draw:name="f68" draw:formula="40*width/440"/>
            <draw:equation draw:name="f69" draw:formula="0*height/772"/>
            <draw:equation draw:name="f70" draw:formula="34*width/440"/>
            <draw:equation draw:name="f71" draw:formula="0*height/772"/>
            <draw:equation draw:name="f72" draw:formula="28*width/440"/>
            <draw:equation draw:name="f73" draw:formula="1*height/772"/>
            <draw:equation draw:name="f74" draw:formula="22*width/440"/>
            <draw:equation draw:name="f75" draw:formula="4*height/772"/>
            <draw:equation draw:name="f76" draw:formula="17*width/440"/>
            <draw:equation draw:name="f77" draw:formula="8*height/772"/>
            <draw:equation draw:name="f78" draw:formula="13*width/440"/>
            <draw:equation draw:name="f79" draw:formula="13*height/772"/>
            <draw:equation draw:name="f80" draw:formula="9*width/440"/>
            <draw:equation draw:name="f81" draw:formula="19*height/772"/>
            <draw:equation draw:name="f82" draw:formula="6*width/440"/>
            <draw:equation draw:name="f83" draw:formula="26*height/772"/>
            <draw:equation draw:name="f84" draw:formula="2*width/440"/>
            <draw:equation draw:name="f85" draw:formula="40*height/772"/>
            <draw:equation draw:name="f86" draw:formula="0*width/440"/>
            <draw:equation draw:name="f87" draw:formula="58*height/772"/>
            <draw:equation draw:name="f88" draw:formula="1*width/440"/>
            <draw:equation draw:name="f89" draw:formula="77*height/772"/>
            <draw:equation draw:name="f90" draw:formula="4*width/440"/>
            <draw:equation draw:name="f91" draw:formula="94*height/772"/>
            <draw:equation draw:name="f92" draw:formula="8*width/440"/>
            <draw:equation draw:name="f93" draw:formula="104*height/772"/>
            <draw:equation draw:name="f94" draw:formula="11*width/440"/>
            <draw:equation draw:name="f95" draw:formula="111*height/772"/>
            <draw:equation draw:name="f96" draw:formula="15*width/440"/>
            <draw:equation draw:name="f97" draw:formula="117*height/772"/>
            <draw:equation draw:name="f98" draw:formula="19*width/440"/>
            <draw:equation draw:name="f99" draw:formula="121*height/772"/>
            <draw:equation draw:name="f100" draw:formula="24*width/440"/>
            <draw:equation draw:name="f101" draw:formula="125*height/772"/>
            <draw:equation draw:name="f102" draw:formula="30*width/440"/>
            <draw:equation draw:name="f103" draw:formula="127*height/772"/>
            <draw:equation draw:name="f104" draw:formula="36*width/440"/>
            <draw:equation draw:name="f105" draw:formula="128*height/772"/>
            <draw:equation draw:name="f106" draw:formula="41*width/440"/>
            <draw:equation draw:name="f107" draw:formula="127*height/772"/>
            <draw:equation draw:name="f108" draw:formula="46*width/440"/>
            <draw:equation draw:name="f109" draw:formula="125*height/772"/>
            <draw:equation draw:name="f110" draw:formula="51*width/440"/>
            <draw:equation draw:name="f111" draw:formula="122*height/772"/>
            <draw:equation draw:name="f112" draw:formula="56*width/440"/>
            <draw:equation draw:name="f113" draw:formula="117*height/772"/>
            <draw:equation draw:name="f114" draw:formula="60*width/440"/>
            <draw:equation draw:name="f115" draw:formula="110*height/772"/>
            <draw:equation draw:name="f116" draw:formula="61*width/440"/>
            <draw:equation draw:name="f117" draw:formula="125*height/77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width"/>
            <draw:equation draw:name="f178" draw:formula="height"/>
          </draw:enhanced-geometry>
        </draw:custom-shape>
        <draw:custom-shape draw:name="Freeform 8" draw:style-name="Mgr4" draw:text-style-name="MP4" draw:layer="layout" svg:width="0.134cm" svg:height="0.498cm" svg:x="23.084cm" svg:y="1.167cm">
          <text:p/>
          <draw:enhanced-geometry draw:mirror-horizontal="false" draw:mirror-vertical="false" svg:viewBox="0 0 352 1289" draw:type="non-primitive" draw:enhanced-path="M 77 0 L 77 641 77 643 88 619 101 598 109 588 115 578 123 571 131 563 139 557 147 551 155 546 165 541 174 538 183 536 193 535 204 535 215 535 226 536 235 538 245 541 254 545 262 549 271 554 278 560 285 566 293 574 298 581 304 590 310 599 314 608 320 618 324 629 331 652 337 676 342 702 345 730 349 759 351 790 352 820 352 852 352 1289 277 1289 277 876 277 832 275 791 274 771 272 753 269 735 264 718 259 704 253 690 249 685 245 680 241 674 236 670 231 666 226 661 220 658 214 656 207 654 201 653 193 652 185 652 176 652 167 653 159 655 151 658 144 662 137 667 131 672 124 677 119 685 114 691 109 700 106 708 98 726 92 746 87 768 83 792 81 815 79 839 77 890 77 940 77 1289 0 1289 0 0 77 0 Z N">
            <draw:equation draw:name="f0" draw:formula="13*width/352"/>
            <draw:equation draw:name="f1" draw:formula="107*height/1289"/>
            <draw:equation draw:name="f2" draw:formula="15*width/352"/>
            <draw:equation draw:name="f3" draw:formula="104*height/1289"/>
            <draw:equation draw:name="f4" draw:formula="18*width/352"/>
            <draw:equation draw:name="f5" draw:formula="99*height/1289"/>
            <draw:equation draw:name="f6" draw:formula="21*width/352"/>
            <draw:equation draw:name="f7" draw:formula="96*height/1289"/>
            <draw:equation draw:name="f8" draw:formula="23*width/352"/>
            <draw:equation draw:name="f9" draw:formula="93*height/1289"/>
            <draw:equation draw:name="f10" draw:formula="26*width/352"/>
            <draw:equation draw:name="f11" draw:formula="91*height/1289"/>
            <draw:equation draw:name="f12" draw:formula="29*width/352"/>
            <draw:equation draw:name="f13" draw:formula="90*height/1289"/>
            <draw:equation draw:name="f14" draw:formula="32*width/352"/>
            <draw:equation draw:name="f15" draw:formula="90*height/1289"/>
            <draw:equation draw:name="f16" draw:formula="36*width/352"/>
            <draw:equation draw:name="f17" draw:formula="90*height/1289"/>
            <draw:equation draw:name="f18" draw:formula="39*width/352"/>
            <draw:equation draw:name="f19" draw:formula="90*height/1289"/>
            <draw:equation draw:name="f20" draw:formula="43*width/352"/>
            <draw:equation draw:name="f21" draw:formula="91*height/1289"/>
            <draw:equation draw:name="f22" draw:formula="45*width/352"/>
            <draw:equation draw:name="f23" draw:formula="93*height/1289"/>
            <draw:equation draw:name="f24" draw:formula="48*width/352"/>
            <draw:equation draw:name="f25" draw:formula="95*height/1289"/>
            <draw:equation draw:name="f26" draw:formula="50*width/352"/>
            <draw:equation draw:name="f27" draw:formula="97*height/1289"/>
            <draw:equation draw:name="f28" draw:formula="52*width/352"/>
            <draw:equation draw:name="f29" draw:formula="100*height/1289"/>
            <draw:equation draw:name="f30" draw:formula="54*width/352"/>
            <draw:equation draw:name="f31" draw:formula="104*height/1289"/>
            <draw:equation draw:name="f32" draw:formula="55*width/352"/>
            <draw:equation draw:name="f33" draw:formula="109*height/1289"/>
            <draw:equation draw:name="f34" draw:formula="57*width/352"/>
            <draw:equation draw:name="f35" draw:formula="118*height/1289"/>
            <draw:equation draw:name="f36" draw:formula="58*width/352"/>
            <draw:equation draw:name="f37" draw:formula="127*height/1289"/>
            <draw:equation draw:name="f38" draw:formula="59*width/352"/>
            <draw:equation draw:name="f39" draw:formula="137*height/1289"/>
            <draw:equation draw:name="f40" draw:formula="59*width/352"/>
            <draw:equation draw:name="f41" draw:formula="216*height/1289"/>
            <draw:equation draw:name="f42" draw:formula="46*width/352"/>
            <draw:equation draw:name="f43" draw:formula="147*height/1289"/>
            <draw:equation draw:name="f44" draw:formula="46*width/352"/>
            <draw:equation draw:name="f45" draw:formula="133*height/1289"/>
            <draw:equation draw:name="f46" draw:formula="46*width/352"/>
            <draw:equation draw:name="f47" draw:formula="126*height/1289"/>
            <draw:equation draw:name="f48" draw:formula="44*width/352"/>
            <draw:equation draw:name="f49" draw:formula="120*height/1289"/>
            <draw:equation draw:name="f50" draw:formula="42*width/352"/>
            <draw:equation draw:name="f51" draw:formula="116*height/1289"/>
            <draw:equation draw:name="f52" draw:formula="41*width/352"/>
            <draw:equation draw:name="f53" draw:formula="114*height/1289"/>
            <draw:equation draw:name="f54" draw:formula="40*width/352"/>
            <draw:equation draw:name="f55" draw:formula="112*height/1289"/>
            <draw:equation draw:name="f56" draw:formula="38*width/352"/>
            <draw:equation draw:name="f57" draw:formula="111*height/1289"/>
            <draw:equation draw:name="f58" draw:formula="36*width/352"/>
            <draw:equation draw:name="f59" draw:formula="110*height/1289"/>
            <draw:equation draw:name="f60" draw:formula="34*width/352"/>
            <draw:equation draw:name="f61" draw:formula="109*height/1289"/>
            <draw:equation draw:name="f62" draw:formula="31*width/352"/>
            <draw:equation draw:name="f63" draw:formula="109*height/1289"/>
            <draw:equation draw:name="f64" draw:formula="28*width/352"/>
            <draw:equation draw:name="f65" draw:formula="109*height/1289"/>
            <draw:equation draw:name="f66" draw:formula="25*width/352"/>
            <draw:equation draw:name="f67" draw:formula="110*height/1289"/>
            <draw:equation draw:name="f68" draw:formula="23*width/352"/>
            <draw:equation draw:name="f69" draw:formula="112*height/1289"/>
            <draw:equation draw:name="f70" draw:formula="21*width/352"/>
            <draw:equation draw:name="f71" draw:formula="113*height/1289"/>
            <draw:equation draw:name="f72" draw:formula="19*width/352"/>
            <draw:equation draw:name="f73" draw:formula="116*height/1289"/>
            <draw:equation draw:name="f74" draw:formula="18*width/352"/>
            <draw:equation draw:name="f75" draw:formula="119*height/1289"/>
            <draw:equation draw:name="f76" draw:formula="15*width/352"/>
            <draw:equation draw:name="f77" draw:formula="125*height/1289"/>
            <draw:equation draw:name="f78" draw:formula="14*width/352"/>
            <draw:equation draw:name="f79" draw:formula="133*height/1289"/>
            <draw:equation draw:name="f80" draw:formula="13*width/352"/>
            <draw:equation draw:name="f81" draw:formula="141*height/1289"/>
            <draw:equation draw:name="f82" draw:formula="13*width/352"/>
            <draw:equation draw:name="f83" draw:formula="158*height/1289"/>
            <draw:equation draw:name="f84" draw:formula="0*width/352"/>
            <draw:equation draw:name="f85" draw:formula="216*height/1289"/>
            <draw:equation draw:name="f86" draw:formula="13*width/352"/>
            <draw:equation draw:name="f87" draw:formula="0*height/1289"/>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width"/>
            <draw:equation draw:name="f133" draw:formula="height"/>
          </draw:enhanced-geometry>
        </draw:custom-shape>
        <draw:custom-shape draw:name="Freeform 9" draw:style-name="Mgr4" draw:text-style-name="MP4" draw:layer="layout" svg:width="0.174cm" svg:height="0.296cm" svg:x="23.259cm" svg:y="1.375cm">
          <text:p/>
          <draw:enhanced-geometry draw:mirror-horizontal="false" draw:mirror-vertical="false" svg:viewBox="0 0 463 772" draw:type="non-primitive" draw:enhanced-path="M 233 117 L 241 117 249 118 258 119 266 122 274 124 281 128 289 133 296 137 303 142 309 149 316 155 322 162 334 178 345 195 355 215 363 235 371 258 377 282 382 306 386 332 388 358 388 386 388 414 386 441 382 467 377 492 371 516 363 538 355 560 345 579 334 597 322 612 316 619 309 626 303 632 296 638 289 642 281 646 274 651 266 653 258 656 249 657 241 658 233 658 224 658 215 657 207 656 199 653 192 651 183 646 177 642 169 638 161 632 155 626 149 619 142 612 130 597 119 579 110 560 101 538 93 516 87 492 83 467 79 441 77 414 76 386 77 358 79 332 83 306 87 282 93 258 101 235 110 215 119 195 130 178 142 162 149 155 155 149 161 142 169 137 177 133 183 128 192 124 199 122 207 119 215 118 224 117 233 117 Z M 233 772 L 245 772 255 770 267 768 279 765 290 761 301 755 312 750 322 742 332 735 342 727 351 717 361 708 370 697 378 685 387 673 396 661 403 647 410 633 417 619 424 604 429 589 435 573 440 556 444 539 449 521 453 504 455 485 458 467 461 448 462 428 463 409 463 388 463 368 462 348 461 329 458 310 456 290 453 272 449 254 445 236 441 219 436 202 430 186 424 170 417 155 411 140 404 126 397 112 388 100 380 87 371 77 362 66 353 55 343 46 333 38 323 30 313 23 302 17 291 12 279 8 268 4 256 1 245 0 233 0 220 0 208 1 197 4 185 8 173 12 163 17 152 23 141 30 131 38 120 46 111 55 102 66 92 77 84 87 75 100 68 112 60 126 52 140 45 155 38 170 33 186 28 202 22 219 18 236 14 254 9 272 6 290 4 310 2 329 1 348 0 368 0 388 0 409 1 428 2 448 4 467 6 485 9 504 14 521 18 539 22 556 28 573 33 589 38 604 45 619 52 633 60 647 68 661 75 673 84 685 92 697 102 708 111 717 120 727 131 735 141 742 152 750 163 755 173 761 185 765 197 768 208 770 220 772 233 772 Z N">
            <draw:equation draw:name="f0" draw:formula="42*width/463"/>
            <draw:equation draw:name="f1" draw:formula="20*height/772"/>
            <draw:equation draw:name="f2" draw:formula="47*width/463"/>
            <draw:equation draw:name="f3" draw:formula="22*height/772"/>
            <draw:equation draw:name="f4" draw:formula="52*width/463"/>
            <draw:equation draw:name="f5" draw:formula="26*height/772"/>
            <draw:equation draw:name="f6" draw:formula="58*width/463"/>
            <draw:equation draw:name="f7" draw:formula="36*height/772"/>
            <draw:equation draw:name="f8" draw:formula="63*width/463"/>
            <draw:equation draw:name="f9" draw:formula="51*height/772"/>
            <draw:equation draw:name="f10" draw:formula="64*width/463"/>
            <draw:equation draw:name="f11" draw:formula="69*height/772"/>
            <draw:equation draw:name="f12" draw:formula="61*width/463"/>
            <draw:equation draw:name="f13" draw:formula="86*height/772"/>
            <draw:equation draw:name="f14" draw:formula="55*width/463"/>
            <draw:equation draw:name="f15" draw:formula="99*height/772"/>
            <draw:equation draw:name="f16" draw:formula="50*width/463"/>
            <draw:equation draw:name="f17" draw:formula="105*height/772"/>
            <draw:equation draw:name="f18" draw:formula="45*width/463"/>
            <draw:equation draw:name="f19" draw:formula="108*height/772"/>
            <draw:equation draw:name="f20" draw:formula="40*width/463"/>
            <draw:equation draw:name="f21" draw:formula="109*height/772"/>
            <draw:equation draw:name="f22" draw:formula="34*width/463"/>
            <draw:equation draw:name="f23" draw:formula="109*height/772"/>
            <draw:equation draw:name="f24" draw:formula="29*width/463"/>
            <draw:equation draw:name="f25" draw:formula="106*height/772"/>
            <draw:equation draw:name="f26" draw:formula="24*width/463"/>
            <draw:equation draw:name="f27" draw:formula="103*height/772"/>
            <draw:equation draw:name="f28" draw:formula="18*width/463"/>
            <draw:equation draw:name="f29" draw:formula="93*height/772"/>
            <draw:equation draw:name="f30" draw:formula="14*width/463"/>
            <draw:equation draw:name="f31" draw:formula="77*height/772"/>
            <draw:equation draw:name="f32" draw:formula="13*width/463"/>
            <draw:equation draw:name="f33" draw:formula="59*height/772"/>
            <draw:equation draw:name="f34" draw:formula="15*width/463"/>
            <draw:equation draw:name="f35" draw:formula="43*height/772"/>
            <draw:equation draw:name="f36" draw:formula="21*width/463"/>
            <draw:equation draw:name="f37" draw:formula="30*height/772"/>
            <draw:equation draw:name="f38" draw:formula="26*width/463"/>
            <draw:equation draw:name="f39" draw:formula="24*height/772"/>
            <draw:equation draw:name="f40" draw:formula="32*width/463"/>
            <draw:equation draw:name="f41" draw:formula="21*height/772"/>
            <draw:equation draw:name="f42" draw:formula="37*width/463"/>
            <draw:equation draw:name="f43" draw:formula="19*height/772"/>
            <draw:equation draw:name="f44" draw:formula="42*width/463"/>
            <draw:equation draw:name="f45" draw:formula="128*height/772"/>
            <draw:equation draw:name="f46" draw:formula="49*width/463"/>
            <draw:equation draw:name="f47" draw:formula="125*height/772"/>
            <draw:equation draw:name="f48" draw:formula="56*width/463"/>
            <draw:equation draw:name="f49" draw:formula="121*height/772"/>
            <draw:equation draw:name="f50" draw:formula="62*width/463"/>
            <draw:equation draw:name="f51" draw:formula="114*height/772"/>
            <draw:equation draw:name="f52" draw:formula="67*width/463"/>
            <draw:equation draw:name="f53" draw:formula="105*height/772"/>
            <draw:equation draw:name="f54" draw:formula="71*width/463"/>
            <draw:equation draw:name="f55" draw:formula="95*height/772"/>
            <draw:equation draw:name="f56" draw:formula="74*width/463"/>
            <draw:equation draw:name="f57" draw:formula="84*height/772"/>
            <draw:equation draw:name="f58" draw:formula="76*width/463"/>
            <draw:equation draw:name="f59" draw:formula="71*height/772"/>
            <draw:equation draw:name="f60" draw:formula="76*width/463"/>
            <draw:equation draw:name="f61" draw:formula="58*height/772"/>
            <draw:equation draw:name="f62" draw:formula="74*width/463"/>
            <draw:equation draw:name="f63" draw:formula="45*height/772"/>
            <draw:equation draw:name="f64" draw:formula="72*width/463"/>
            <draw:equation draw:name="f65" draw:formula="33*height/772"/>
            <draw:equation draw:name="f66" draw:formula="67*width/463"/>
            <draw:equation draw:name="f67" draw:formula="23*height/772"/>
            <draw:equation draw:name="f68" draw:formula="62*width/463"/>
            <draw:equation draw:name="f69" draw:formula="14*height/772"/>
            <draw:equation draw:name="f70" draw:formula="56*width/463"/>
            <draw:equation draw:name="f71" draw:formula="8*height/772"/>
            <draw:equation draw:name="f72" draw:formula="50*width/463"/>
            <draw:equation draw:name="f73" draw:formula="3*height/772"/>
            <draw:equation draw:name="f74" draw:formula="42*width/463"/>
            <draw:equation draw:name="f75" draw:formula="0*height/772"/>
            <draw:equation draw:name="f76" draw:formula="34*width/463"/>
            <draw:equation draw:name="f77" draw:formula="0*height/772"/>
            <draw:equation draw:name="f78" draw:formula="27*width/463"/>
            <draw:equation draw:name="f79" draw:formula="3*height/772"/>
            <draw:equation draw:name="f80" draw:formula="20*width/463"/>
            <draw:equation draw:name="f81" draw:formula="8*height/772"/>
            <draw:equation draw:name="f82" draw:formula="14*width/463"/>
            <draw:equation draw:name="f83" draw:formula="14*height/772"/>
            <draw:equation draw:name="f84" draw:formula="9*width/463"/>
            <draw:equation draw:name="f85" draw:formula="23*height/772"/>
            <draw:equation draw:name="f86" draw:formula="5*width/463"/>
            <draw:equation draw:name="f87" draw:formula="33*height/772"/>
            <draw:equation draw:name="f88" draw:formula="1*width/463"/>
            <draw:equation draw:name="f89" draw:formula="45*height/772"/>
            <draw:equation draw:name="f90" draw:formula="0*width/463"/>
            <draw:equation draw:name="f91" draw:formula="58*height/772"/>
            <draw:equation draw:name="f92" draw:formula="0*width/463"/>
            <draw:equation draw:name="f93" draw:formula="71*height/772"/>
            <draw:equation draw:name="f94" draw:formula="1*width/463"/>
            <draw:equation draw:name="f95" draw:formula="84*height/772"/>
            <draw:equation draw:name="f96" draw:formula="5*width/463"/>
            <draw:equation draw:name="f97" draw:formula="95*height/772"/>
            <draw:equation draw:name="f98" draw:formula="9*width/463"/>
            <draw:equation draw:name="f99" draw:formula="105*height/772"/>
            <draw:equation draw:name="f100" draw:formula="14*width/463"/>
            <draw:equation draw:name="f101" draw:formula="114*height/772"/>
            <draw:equation draw:name="f102" draw:formula="20*width/463"/>
            <draw:equation draw:name="f103" draw:formula="121*height/772"/>
            <draw:equation draw:name="f104" draw:formula="27*width/463"/>
            <draw:equation draw:name="f105" draw:formula="125*height/772"/>
            <draw:equation draw:name="f106" draw:formula="34*width/463"/>
            <draw:equation draw:name="f107" draw:formula="128*height/772"/>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width"/>
            <draw:equation draw:name="f163" draw:formula="height"/>
          </draw:enhanced-geometry>
        </draw:custom-shape>
        <draw:custom-shape draw:name="Freeform 10" draw:style-name="Mgr4" draw:text-style-name="MP4" draw:layer="layout" svg:width="0.241cm" svg:height="0.49cm" svg:x="23.589cm" svg:y="1.19cm">
          <text:p/>
          <draw:enhanced-geometry draw:mirror-horizontal="false" draw:mirror-vertical="false" svg:viewBox="0 0 628 1282" draw:type="non-primitive" draw:enhanced-path="M 0 0 L 552 964 552 51 628 51 628 1282 77 321 77 1229 0 1229 0 0 Z N">
            <draw:equation draw:name="f0" draw:formula="0*width/628"/>
            <draw:equation draw:name="f1" draw:formula="0*height/1282"/>
            <draw:equation draw:name="f2" draw:formula="92*width/628"/>
            <draw:equation draw:name="f3" draw:formula="159*height/1282"/>
            <draw:equation draw:name="f4" draw:formula="92*width/628"/>
            <draw:equation draw:name="f5" draw:formula="8*height/1282"/>
            <draw:equation draw:name="f6" draw:formula="105*width/628"/>
            <draw:equation draw:name="f7" draw:formula="8*height/1282"/>
            <draw:equation draw:name="f8" draw:formula="105*width/628"/>
            <draw:equation draw:name="f9" draw:formula="212*height/1282"/>
            <draw:equation draw:name="f10" draw:formula="13*width/628"/>
            <draw:equation draw:name="f11" draw:formula="53*height/1282"/>
            <draw:equation draw:name="f12" draw:formula="13*width/628"/>
            <draw:equation draw:name="f13" draw:formula="203*height/1282"/>
            <draw:equation draw:name="f14" draw:formula="0*width/628"/>
            <draw:equation draw:name="f15" draw:formula="203*height/1282"/>
            <draw:equation draw:name="f16" draw:formula="0*width/628"/>
            <draw:equation draw:name="f17" draw:formula="0*height/1282"/>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width"/>
            <draw:equation draw:name="f28" draw:formula="height"/>
          </draw:enhanced-geometry>
        </draw:custom-shape>
        <draw:custom-shape draw:name="Freeform 11" draw:style-name="Mgr4" draw:text-style-name="MP4" draw:layer="layout" svg:width="0.17cm" svg:height="0.296cm" svg:x="23.869cm" svg:y="1.375cm">
          <text:p/>
          <draw:enhanced-geometry draw:mirror-horizontal="false" draw:mirror-vertical="false" svg:viewBox="0 0 440 772" draw:type="non-primitive" draw:enhanced-path="M 219 117 L 228 117 237 118 245 119 253 121 260 124 268 127 275 132 282 137 288 141 295 148 301 154 308 161 319 176 328 193 338 211 346 232 352 254 358 277 362 301 365 327 367 353 368 381 367 408 366 435 363 462 359 487 353 511 347 534 339 556 331 575 321 593 310 610 304 617 297 624 291 630 284 636 278 641 270 645 263 649 254 653 246 655 238 657 229 658 219 658 211 658 203 657 195 655 187 653 179 649 172 645 165 640 158 634 151 629 146 622 139 615 134 607 123 590 114 572 105 551 97 530 91 506 85 482 82 457 79 432 77 405 77 378 77 353 79 327 82 303 87 279 92 257 98 234 107 215 116 195 125 178 136 163 148 149 161 138 168 133 174 128 182 125 188 122 196 119 204 118 212 117 219 117 Z M 440 20 L 363 20 363 124 355 110 348 96 340 84 332 72 323 61 314 51 305 41 295 33 285 25 275 18 265 13 255 9 244 4 233 2 223 0 212 0 200 0 188 1 176 4 164 8 153 12 143 17 133 24 123 31 114 39 104 47 95 57 87 68 78 79 70 91 63 102 56 115 50 129 43 143 38 159 31 174 23 206 14 239 8 275 3 312 1 350 0 388 1 426 3 463 9 498 14 533 23 566 33 599 38 614 44 628 50 642 56 656 64 669 71 682 79 693 87 704 95 714 104 724 114 732 123 741 133 748 143 754 153 759 163 764 175 768 186 770 198 771 210 772 220 772 232 770 243 768 254 765 265 761 275 755 285 750 295 742 305 735 313 725 322 715 331 704 339 693 348 680 355 666 363 651 363 754 440 754 440 20 Z N">
            <draw:equation draw:name="f0" draw:formula="40*width/440"/>
            <draw:equation draw:name="f1" draw:formula="20*height/772"/>
            <draw:equation draw:name="f2" draw:formula="44*width/440"/>
            <draw:equation draw:name="f3" draw:formula="21*height/772"/>
            <draw:equation draw:name="f4" draw:formula="47*width/440"/>
            <draw:equation draw:name="f5" draw:formula="23*height/772"/>
            <draw:equation draw:name="f6" draw:formula="51*width/440"/>
            <draw:equation draw:name="f7" draw:formula="26*height/772"/>
            <draw:equation draw:name="f8" draw:formula="55*width/440"/>
            <draw:equation draw:name="f9" draw:formula="32*height/772"/>
            <draw:equation draw:name="f10" draw:formula="59*width/440"/>
            <draw:equation draw:name="f11" draw:formula="42*height/772"/>
            <draw:equation draw:name="f12" draw:formula="61*width/440"/>
            <draw:equation draw:name="f13" draw:formula="54*height/772"/>
            <draw:equation draw:name="f14" draw:formula="62*width/440"/>
            <draw:equation draw:name="f15" draw:formula="68*height/772"/>
            <draw:equation draw:name="f16" draw:formula="60*width/440"/>
            <draw:equation draw:name="f17" draw:formula="81*height/772"/>
            <draw:equation draw:name="f18" draw:formula="57*width/440"/>
            <draw:equation draw:name="f19" draw:formula="92*height/772"/>
            <draw:equation draw:name="f20" draw:formula="52*width/440"/>
            <draw:equation draw:name="f21" draw:formula="101*height/772"/>
            <draw:equation draw:name="f22" draw:formula="49*width/440"/>
            <draw:equation draw:name="f23" draw:formula="104*height/772"/>
            <draw:equation draw:name="f24" draw:formula="45*width/440"/>
            <draw:equation draw:name="f25" draw:formula="107*height/772"/>
            <draw:equation draw:name="f26" draw:formula="41*width/440"/>
            <draw:equation draw:name="f27" draw:formula="109*height/772"/>
            <draw:equation draw:name="f28" draw:formula="37*width/440"/>
            <draw:equation draw:name="f29" draw:formula="109*height/772"/>
            <draw:equation draw:name="f30" draw:formula="33*width/440"/>
            <draw:equation draw:name="f31" draw:formula="109*height/772"/>
            <draw:equation draw:name="f32" draw:formula="29*width/440"/>
            <draw:equation draw:name="f33" draw:formula="107*height/772"/>
            <draw:equation draw:name="f34" draw:formula="25*width/440"/>
            <draw:equation draw:name="f35" draw:formula="104*height/772"/>
            <draw:equation draw:name="f36" draw:formula="23*width/440"/>
            <draw:equation draw:name="f37" draw:formula="101*height/772"/>
            <draw:equation draw:name="f38" draw:formula="18*width/440"/>
            <draw:equation draw:name="f39" draw:formula="91*height/772"/>
            <draw:equation draw:name="f40" draw:formula="14*width/440"/>
            <draw:equation draw:name="f41" draw:formula="80*height/772"/>
            <draw:equation draw:name="f42" draw:formula="13*width/440"/>
            <draw:equation draw:name="f43" draw:formula="67*height/772"/>
            <draw:equation draw:name="f44" draw:formula="13*width/440"/>
            <draw:equation draw:name="f45" draw:formula="54*height/772"/>
            <draw:equation draw:name="f46" draw:formula="15*width/440"/>
            <draw:equation draw:name="f47" draw:formula="43*height/772"/>
            <draw:equation draw:name="f48" draw:formula="20*width/440"/>
            <draw:equation draw:name="f49" draw:formula="32*height/772"/>
            <draw:equation draw:name="f50" draw:formula="25*width/440"/>
            <draw:equation draw:name="f51" draw:formula="25*height/772"/>
            <draw:equation draw:name="f52" draw:formula="29*width/440"/>
            <draw:equation draw:name="f53" draw:formula="21*height/772"/>
            <draw:equation draw:name="f54" draw:formula="33*width/440"/>
            <draw:equation draw:name="f55" draw:formula="20*height/772"/>
            <draw:equation draw:name="f56" draw:formula="37*width/440"/>
            <draw:equation draw:name="f57" draw:formula="19*height/772"/>
            <draw:equation draw:name="f58" draw:formula="61*width/440"/>
            <draw:equation draw:name="f59" draw:formula="21*height/772"/>
            <draw:equation draw:name="f60" draw:formula="57*width/440"/>
            <draw:equation draw:name="f61" draw:formula="14*height/772"/>
            <draw:equation draw:name="f62" draw:formula="53*width/440"/>
            <draw:equation draw:name="f63" draw:formula="8*height/772"/>
            <draw:equation draw:name="f64" draw:formula="48*width/440"/>
            <draw:equation draw:name="f65" draw:formula="4*height/772"/>
            <draw:equation draw:name="f66" draw:formula="43*width/440"/>
            <draw:equation draw:name="f67" draw:formula="1*height/772"/>
            <draw:equation draw:name="f68" draw:formula="38*width/440"/>
            <draw:equation draw:name="f69" draw:formula="0*height/772"/>
            <draw:equation draw:name="f70" draw:formula="32*width/440"/>
            <draw:equation draw:name="f71" draw:formula="0*height/772"/>
            <draw:equation draw:name="f72" draw:formula="26*width/440"/>
            <draw:equation draw:name="f73" draw:formula="2*height/772"/>
            <draw:equation draw:name="f74" draw:formula="21*width/440"/>
            <draw:equation draw:name="f75" draw:formula="5*height/772"/>
            <draw:equation draw:name="f76" draw:formula="16*width/440"/>
            <draw:equation draw:name="f77" draw:formula="9*height/772"/>
            <draw:equation draw:name="f78" draw:formula="12*width/440"/>
            <draw:equation draw:name="f79" draw:formula="15*height/772"/>
            <draw:equation draw:name="f80" draw:formula="8*width/440"/>
            <draw:equation draw:name="f81" draw:formula="21*height/772"/>
            <draw:equation draw:name="f82" draw:formula="5*width/440"/>
            <draw:equation draw:name="f83" draw:formula="29*height/772"/>
            <draw:equation draw:name="f84" draw:formula="1*width/440"/>
            <draw:equation draw:name="f85" draw:formula="46*height/772"/>
            <draw:equation draw:name="f86" draw:formula="0*width/440"/>
            <draw:equation draw:name="f87" draw:formula="64*height/772"/>
            <draw:equation draw:name="f88" draw:formula="2*width/440"/>
            <draw:equation draw:name="f89" draw:formula="83*height/772"/>
            <draw:equation draw:name="f90" draw:formula="6*width/440"/>
            <draw:equation draw:name="f91" draw:formula="99*height/772"/>
            <draw:equation draw:name="f92" draw:formula="8*width/440"/>
            <draw:equation draw:name="f93" draw:formula="106*height/772"/>
            <draw:equation draw:name="f94" draw:formula="12*width/440"/>
            <draw:equation draw:name="f95" draw:formula="113*height/772"/>
            <draw:equation draw:name="f96" draw:formula="16*width/440"/>
            <draw:equation draw:name="f97" draw:formula="118*height/772"/>
            <draw:equation draw:name="f98" draw:formula="21*width/440"/>
            <draw:equation draw:name="f99" draw:formula="123*height/772"/>
            <draw:equation draw:name="f100" draw:formula="26*width/440"/>
            <draw:equation draw:name="f101" draw:formula="126*height/772"/>
            <draw:equation draw:name="f102" draw:formula="31*width/440"/>
            <draw:equation draw:name="f103" draw:formula="128*height/772"/>
            <draw:equation draw:name="f104" draw:formula="37*width/440"/>
            <draw:equation draw:name="f105" draw:formula="128*height/772"/>
            <draw:equation draw:name="f106" draw:formula="43*width/440"/>
            <draw:equation draw:name="f107" draw:formula="127*height/772"/>
            <draw:equation draw:name="f108" draw:formula="48*width/440"/>
            <draw:equation draw:name="f109" draw:formula="124*height/772"/>
            <draw:equation draw:name="f110" draw:formula="53*width/440"/>
            <draw:equation draw:name="f111" draw:formula="120*height/772"/>
            <draw:equation draw:name="f112" draw:formula="57*width/440"/>
            <draw:equation draw:name="f113" draw:formula="115*height/772"/>
            <draw:equation draw:name="f114" draw:formula="61*width/440"/>
            <draw:equation draw:name="f115" draw:formula="108*height/772"/>
            <draw:equation draw:name="f116" draw:formula="74*width/440"/>
            <draw:equation draw:name="f117" draw:formula="3*height/77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width"/>
            <draw:equation draw:name="f178" draw:formula="height"/>
          </draw:enhanced-geometry>
        </draw:custom-shape>
        <draw:custom-shape draw:name="Freeform 12" draw:style-name="Mgr4" draw:text-style-name="MP4" draw:layer="layout" svg:width="0.077cm" svg:height="0.388cm" svg:x="24.072cm" svg:y="1.278cm">
          <text:p/>
          <draw:enhanced-geometry draw:mirror-horizontal="false" draw:mirror-vertical="false" svg:viewBox="0 0 198 998" draw:type="non-primitive" draw:enhanced-path="M 122 998 L 45 998 45 379 0 379 0 264 45 264 45 0 122 0 122 264 198 264 198 379 122 379 122 998 Z N">
            <draw:equation draw:name="f0" draw:formula="21*width/198"/>
            <draw:equation draw:name="f1" draw:formula="168*height/998"/>
            <draw:equation draw:name="f2" draw:formula="8*width/198"/>
            <draw:equation draw:name="f3" draw:formula="168*height/998"/>
            <draw:equation draw:name="f4" draw:formula="8*width/198"/>
            <draw:equation draw:name="f5" draw:formula="64*height/998"/>
            <draw:equation draw:name="f6" draw:formula="0*width/198"/>
            <draw:equation draw:name="f7" draw:formula="64*height/998"/>
            <draw:equation draw:name="f8" draw:formula="0*width/198"/>
            <draw:equation draw:name="f9" draw:formula="44*height/998"/>
            <draw:equation draw:name="f10" draw:formula="8*width/198"/>
            <draw:equation draw:name="f11" draw:formula="44*height/998"/>
            <draw:equation draw:name="f12" draw:formula="8*width/198"/>
            <draw:equation draw:name="f13" draw:formula="0*height/998"/>
            <draw:equation draw:name="f14" draw:formula="21*width/198"/>
            <draw:equation draw:name="f15" draw:formula="0*height/998"/>
            <draw:equation draw:name="f16" draw:formula="21*width/198"/>
            <draw:equation draw:name="f17" draw:formula="44*height/998"/>
            <draw:equation draw:name="f18" draw:formula="34*width/198"/>
            <draw:equation draw:name="f19" draw:formula="44*height/998"/>
            <draw:equation draw:name="f20" draw:formula="34*width/198"/>
            <draw:equation draw:name="f21" draw:formula="64*height/998"/>
            <draw:equation draw:name="f22" draw:formula="21*width/198"/>
            <draw:equation draw:name="f23" draw:formula="64*height/998"/>
            <draw:equation draw:name="f24" draw:formula="21*width/198"/>
            <draw:equation draw:name="f25" draw:formula="168*height/998"/>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width"/>
            <draw:equation draw:name="f40" draw:formula="height"/>
          </draw:enhanced-geometry>
        </draw:custom-shape>
        <draw:custom-shape draw:name="Freeform 13" draw:style-name="Mgr4" draw:text-style-name="MP4" draw:layer="layout" svg:width="0.043cm" svg:height="0.426cm" svg:x="24.173cm" svg:y="1.239cm">
          <text:p/>
          <draw:enhanced-geometry draw:mirror-horizontal="false" draw:mirror-vertical="false" svg:viewBox="0 0 108 1098" draw:type="non-primitive" draw:enhanced-path="M 90 1098 L 16 1098 16 364 90 364 90 1098 Z M 108 87 L 108 96 107 106 106 114 104 122 102 130 98 137 95 144 92 151 88 156 83 162 79 166 74 170 69 172 64 175 58 177 53 177 48 177 42 175 37 172 33 170 28 166 23 162 20 156 15 151 12 144 9 137 7 130 5 122 1 106 0 87 1 69 5 53 7 45 9 39 12 31 15 26 20 19 23 15 28 10 33 6 37 3 42 1 48 0 53 0 58 0 64 1 69 3 74 6 79 10 83 15 88 19 92 26 95 31 98 39 102 45 104 53 106 61 107 69 108 78 108 87 Z N">
            <draw:equation draw:name="f0" draw:formula="3*width/108"/>
            <draw:equation draw:name="f1" draw:formula="185*height/1098"/>
            <draw:equation draw:name="f2" draw:formula="16*width/108"/>
            <draw:equation draw:name="f3" draw:formula="61*height/1098"/>
            <draw:equation draw:name="f4" draw:formula="19*width/108"/>
            <draw:equation draw:name="f5" draw:formula="15*height/1098"/>
            <draw:equation draw:name="f6" draw:formula="19*width/108"/>
            <draw:equation draw:name="f7" draw:formula="18*height/1098"/>
            <draw:equation draw:name="f8" draw:formula="18*width/108"/>
            <draw:equation draw:name="f9" draw:formula="21*height/1098"/>
            <draw:equation draw:name="f10" draw:formula="17*width/108"/>
            <draw:equation draw:name="f11" draw:formula="23*height/1098"/>
            <draw:equation draw:name="f12" draw:formula="16*width/108"/>
            <draw:equation draw:name="f13" draw:formula="25*height/1098"/>
            <draw:equation draw:name="f14" draw:formula="15*width/108"/>
            <draw:equation draw:name="f15" draw:formula="27*height/1098"/>
            <draw:equation draw:name="f16" draw:formula="13*width/108"/>
            <draw:equation draw:name="f17" draw:formula="29*height/1098"/>
            <draw:equation draw:name="f18" draw:formula="11*width/108"/>
            <draw:equation draw:name="f19" draw:formula="29*height/1098"/>
            <draw:equation draw:name="f20" draw:formula="9*width/108"/>
            <draw:equation draw:name="f21" draw:formula="30*height/1098"/>
            <draw:equation draw:name="f22" draw:formula="7*width/108"/>
            <draw:equation draw:name="f23" draw:formula="29*height/1098"/>
            <draw:equation draw:name="f24" draw:formula="6*width/108"/>
            <draw:equation draw:name="f25" draw:formula="29*height/1098"/>
            <draw:equation draw:name="f26" draw:formula="4*width/108"/>
            <draw:equation draw:name="f27" draw:formula="27*height/1098"/>
            <draw:equation draw:name="f28" draw:formula="3*width/108"/>
            <draw:equation draw:name="f29" draw:formula="25*height/1098"/>
            <draw:equation draw:name="f30" draw:formula="2*width/108"/>
            <draw:equation draw:name="f31" draw:formula="23*height/1098"/>
            <draw:equation draw:name="f32" draw:formula="1*width/108"/>
            <draw:equation draw:name="f33" draw:formula="21*height/1098"/>
            <draw:equation draw:name="f34" draw:formula="0*width/108"/>
            <draw:equation draw:name="f35" draw:formula="15*height/1098"/>
            <draw:equation draw:name="f36" draw:formula="1*width/108"/>
            <draw:equation draw:name="f37" draw:formula="9*height/1098"/>
            <draw:equation draw:name="f38" draw:formula="2*width/108"/>
            <draw:equation draw:name="f39" draw:formula="7*height/1098"/>
            <draw:equation draw:name="f40" draw:formula="3*width/108"/>
            <draw:equation draw:name="f41" draw:formula="4*height/1098"/>
            <draw:equation draw:name="f42" draw:formula="4*width/108"/>
            <draw:equation draw:name="f43" draw:formula="3*height/1098"/>
            <draw:equation draw:name="f44" draw:formula="6*width/108"/>
            <draw:equation draw:name="f45" draw:formula="1*height/1098"/>
            <draw:equation draw:name="f46" draw:formula="7*width/108"/>
            <draw:equation draw:name="f47" draw:formula="0*height/1098"/>
            <draw:equation draw:name="f48" draw:formula="9*width/108"/>
            <draw:equation draw:name="f49" draw:formula="0*height/1098"/>
            <draw:equation draw:name="f50" draw:formula="11*width/108"/>
            <draw:equation draw:name="f51" draw:formula="0*height/1098"/>
            <draw:equation draw:name="f52" draw:formula="13*width/108"/>
            <draw:equation draw:name="f53" draw:formula="1*height/1098"/>
            <draw:equation draw:name="f54" draw:formula="15*width/108"/>
            <draw:equation draw:name="f55" draw:formula="3*height/1098"/>
            <draw:equation draw:name="f56" draw:formula="16*width/108"/>
            <draw:equation draw:name="f57" draw:formula="4*height/1098"/>
            <draw:equation draw:name="f58" draw:formula="17*width/108"/>
            <draw:equation draw:name="f59" draw:formula="7*height/1098"/>
            <draw:equation draw:name="f60" draw:formula="18*width/108"/>
            <draw:equation draw:name="f61" draw:formula="9*height/1098"/>
            <draw:equation draw:name="f62" draw:formula="19*width/108"/>
            <draw:equation draw:name="f63" draw:formula="12*height/1098"/>
            <draw:equation draw:name="f64" draw:formula="19*width/108"/>
            <draw:equation draw:name="f65" draw:formula="15*height/1098"/>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width"/>
            <draw:equation draw:name="f100" draw:formula="height"/>
          </draw:enhanced-geometry>
        </draw:custom-shape>
        <draw:custom-shape draw:name="Freeform 14" draw:style-name="Mgr4" draw:text-style-name="MP4" draw:layer="layout" svg:width="0.179cm" svg:height="0.296cm" svg:x="24.247cm" svg:y="1.375cm">
          <text:p/>
          <draw:enhanced-geometry draw:mirror-horizontal="false" draw:mirror-vertical="false" svg:viewBox="0 0 461 772" draw:type="non-primitive" draw:enhanced-path="M 231 117 L 240 117 249 118 256 119 265 122 272 124 280 128 287 133 295 137 301 142 309 149 315 155 321 162 333 178 345 195 354 215 363 235 369 258 376 282 381 306 385 332 387 358 388 386 387 414 385 441 381 467 376 492 369 516 363 538 354 560 345 579 333 597 321 612 315 619 309 626 301 632 295 638 287 642 280 646 272 651 265 653 256 656 249 657 240 658 231 658 223 658 214 657 206 656 198 653 190 651 183 646 175 642 168 638 161 632 154 626 147 619 141 612 129 597 118 579 108 560 100 538 92 516 87 492 81 467 78 441 76 414 75 386 76 358 78 332 81 306 87 282 92 258 100 235 108 215 118 195 129 178 141 162 147 155 154 149 161 142 168 137 175 133 183 128 190 124 198 122 206 119 214 118 223 117 231 117 Z M 231 772 L 243 772 255 770 266 768 278 765 288 761 299 755 310 750 321 742 331 735 341 727 351 717 360 708 369 697 378 685 386 673 394 661 402 647 409 633 416 619 422 604 428 589 434 573 439 556 444 539 447 521 451 504 455 485 457 467 459 448 460 428 461 409 461 388 461 368 460 348 459 329 457 310 455 290 451 272 448 254 444 236 440 219 434 202 429 186 423 170 417 155 409 140 403 126 395 112 387 100 379 87 371 77 361 66 352 55 342 46 333 38 322 30 311 23 300 17 290 12 279 8 267 4 255 1 243 0 231 0 219 0 207 1 196 4 184 8 173 12 162 17 151 23 141 30 130 38 120 46 110 55 102 66 92 77 83 87 75 100 67 112 60 126 52 140 46 155 39 170 34 186 28 202 23 219 19 236 14 254 11 272 8 290 6 310 3 329 2 348 1 368 0 388 1 409 2 428 3 448 6 467 8 485 11 504 14 521 19 539 24 556 28 573 34 589 40 604 47 619 53 633 61 647 68 661 76 673 84 685 93 697 103 708 111 717 121 727 131 735 142 742 152 750 162 755 174 761 185 765 196 768 207 770 219 772 231 772 Z N">
            <draw:equation draw:name="f0" draw:formula="43*width/461"/>
            <draw:equation draw:name="f1" draw:formula="20*height/772"/>
            <draw:equation draw:name="f2" draw:formula="49*width/461"/>
            <draw:equation draw:name="f3" draw:formula="22*height/772"/>
            <draw:equation draw:name="f4" draw:formula="53*width/461"/>
            <draw:equation draw:name="f5" draw:formula="26*height/772"/>
            <draw:equation draw:name="f6" draw:formula="60*width/461"/>
            <draw:equation draw:name="f7" draw:formula="36*height/772"/>
            <draw:equation draw:name="f8" draw:formula="64*width/461"/>
            <draw:equation draw:name="f9" draw:formula="51*height/772"/>
            <draw:equation draw:name="f10" draw:formula="65*width/461"/>
            <draw:equation draw:name="f11" draw:formula="69*height/772"/>
            <draw:equation draw:name="f12" draw:formula="62*width/461"/>
            <draw:equation draw:name="f13" draw:formula="86*height/772"/>
            <draw:equation draw:name="f14" draw:formula="56*width/461"/>
            <draw:equation draw:name="f15" draw:formula="99*height/772"/>
            <draw:equation draw:name="f16" draw:formula="51*width/461"/>
            <draw:equation draw:name="f17" draw:formula="105*height/772"/>
            <draw:equation draw:name="f18" draw:formula="46*width/461"/>
            <draw:equation draw:name="f19" draw:formula="108*height/772"/>
            <draw:equation draw:name="f20" draw:formula="41*width/461"/>
            <draw:equation draw:name="f21" draw:formula="109*height/772"/>
            <draw:equation draw:name="f22" draw:formula="35*width/461"/>
            <draw:equation draw:name="f23" draw:formula="109*height/772"/>
            <draw:equation draw:name="f24" draw:formula="30*width/461"/>
            <draw:equation draw:name="f25" draw:formula="106*height/772"/>
            <draw:equation draw:name="f26" draw:formula="25*width/461"/>
            <draw:equation draw:name="f27" draw:formula="103*height/772"/>
            <draw:equation draw:name="f28" draw:formula="18*width/461"/>
            <draw:equation draw:name="f29" draw:formula="93*height/772"/>
            <draw:equation draw:name="f30" draw:formula="14*width/461"/>
            <draw:equation draw:name="f31" draw:formula="77*height/772"/>
            <draw:equation draw:name="f32" draw:formula="13*width/461"/>
            <draw:equation draw:name="f33" draw:formula="59*height/772"/>
            <draw:equation draw:name="f34" draw:formula="16*width/461"/>
            <draw:equation draw:name="f35" draw:formula="43*height/772"/>
            <draw:equation draw:name="f36" draw:formula="22*width/461"/>
            <draw:equation draw:name="f37" draw:formula="30*height/772"/>
            <draw:equation draw:name="f38" draw:formula="27*width/461"/>
            <draw:equation draw:name="f39" draw:formula="24*height/772"/>
            <draw:equation draw:name="f40" draw:formula="32*width/461"/>
            <draw:equation draw:name="f41" draw:formula="21*height/772"/>
            <draw:equation draw:name="f42" draw:formula="38*width/461"/>
            <draw:equation draw:name="f43" draw:formula="19*height/772"/>
            <draw:equation draw:name="f44" draw:formula="43*width/461"/>
            <draw:equation draw:name="f45" draw:formula="128*height/772"/>
            <draw:equation draw:name="f46" draw:formula="51*width/461"/>
            <draw:equation draw:name="f47" draw:formula="125*height/772"/>
            <draw:equation draw:name="f48" draw:formula="58*width/461"/>
            <draw:equation draw:name="f49" draw:formula="121*height/772"/>
            <draw:equation draw:name="f50" draw:formula="64*width/461"/>
            <draw:equation draw:name="f51" draw:formula="114*height/772"/>
            <draw:equation draw:name="f52" draw:formula="69*width/461"/>
            <draw:equation draw:name="f53" draw:formula="105*height/772"/>
            <draw:equation draw:name="f54" draw:formula="73*width/461"/>
            <draw:equation draw:name="f55" draw:formula="95*height/772"/>
            <draw:equation draw:name="f56" draw:formula="76*width/461"/>
            <draw:equation draw:name="f57" draw:formula="84*height/772"/>
            <draw:equation draw:name="f58" draw:formula="78*width/461"/>
            <draw:equation draw:name="f59" draw:formula="71*height/772"/>
            <draw:equation draw:name="f60" draw:formula="78*width/461"/>
            <draw:equation draw:name="f61" draw:formula="58*height/772"/>
            <draw:equation draw:name="f62" draw:formula="76*width/461"/>
            <draw:equation draw:name="f63" draw:formula="45*height/772"/>
            <draw:equation draw:name="f64" draw:formula="73*width/461"/>
            <draw:equation draw:name="f65" draw:formula="33*height/772"/>
            <draw:equation draw:name="f66" draw:formula="69*width/461"/>
            <draw:equation draw:name="f67" draw:formula="23*height/772"/>
            <draw:equation draw:name="f68" draw:formula="64*width/461"/>
            <draw:equation draw:name="f69" draw:formula="14*height/772"/>
            <draw:equation draw:name="f70" draw:formula="58*width/461"/>
            <draw:equation draw:name="f71" draw:formula="8*height/772"/>
            <draw:equation draw:name="f72" draw:formula="51*width/461"/>
            <draw:equation draw:name="f73" draw:formula="3*height/772"/>
            <draw:equation draw:name="f74" draw:formula="43*width/461"/>
            <draw:equation draw:name="f75" draw:formula="0*height/772"/>
            <draw:equation draw:name="f76" draw:formula="35*width/461"/>
            <draw:equation draw:name="f77" draw:formula="0*height/772"/>
            <draw:equation draw:name="f78" draw:formula="27*width/461"/>
            <draw:equation draw:name="f79" draw:formula="3*height/772"/>
            <draw:equation draw:name="f80" draw:formula="20*width/461"/>
            <draw:equation draw:name="f81" draw:formula="8*height/772"/>
            <draw:equation draw:name="f82" draw:formula="14*width/461"/>
            <draw:equation draw:name="f83" draw:formula="14*height/772"/>
            <draw:equation draw:name="f84" draw:formula="9*width/461"/>
            <draw:equation draw:name="f85" draw:formula="23*height/772"/>
            <draw:equation draw:name="f86" draw:formula="5*width/461"/>
            <draw:equation draw:name="f87" draw:formula="33*height/772"/>
            <draw:equation draw:name="f88" draw:formula="2*width/461"/>
            <draw:equation draw:name="f89" draw:formula="45*height/772"/>
            <draw:equation draw:name="f90" draw:formula="0*width/461"/>
            <draw:equation draw:name="f91" draw:formula="58*height/772"/>
            <draw:equation draw:name="f92" draw:formula="0*width/461"/>
            <draw:equation draw:name="f93" draw:formula="71*height/772"/>
            <draw:equation draw:name="f94" draw:formula="2*width/461"/>
            <draw:equation draw:name="f95" draw:formula="84*height/772"/>
            <draw:equation draw:name="f96" draw:formula="5*width/461"/>
            <draw:equation draw:name="f97" draw:formula="95*height/772"/>
            <draw:equation draw:name="f98" draw:formula="9*width/461"/>
            <draw:equation draw:name="f99" draw:formula="105*height/772"/>
            <draw:equation draw:name="f100" draw:formula="14*width/461"/>
            <draw:equation draw:name="f101" draw:formula="114*height/772"/>
            <draw:equation draw:name="f102" draw:formula="20*width/461"/>
            <draw:equation draw:name="f103" draw:formula="121*height/772"/>
            <draw:equation draw:name="f104" draw:formula="27*width/461"/>
            <draw:equation draw:name="f105" draw:formula="125*height/772"/>
            <draw:equation draw:name="f106" draw:formula="35*width/461"/>
            <draw:equation draw:name="f107" draw:formula="128*height/772"/>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width"/>
            <draw:equation draw:name="f163" draw:formula="height"/>
          </draw:enhanced-geometry>
        </draw:custom-shape>
        <draw:custom-shape draw:name="Freeform 15" draw:style-name="Mgr4" draw:text-style-name="MP4" draw:layer="layout" svg:width="0.134cm" svg:height="0.29cm" svg:x="24.461cm" svg:y="1.375cm">
          <text:p/>
          <draw:enhanced-geometry draw:mirror-horizontal="false" draw:mirror-vertical="false" svg:viewBox="0 0 352 754" draw:type="non-primitive" draw:enhanced-path="M 77 108 L 90 84 103 63 110 53 117 43 125 36 132 28 140 22 148 16 157 11 166 6 174 3 184 1 194 0 205 0 215 0 226 1 236 3 246 6 255 10 263 14 271 19 279 25 287 31 293 39 300 46 305 55 310 64 316 73 320 83 324 94 332 117 338 141 343 167 347 195 349 224 351 255 352 285 352 317 352 754 279 754 279 341 278 297 277 256 275 236 273 218 269 200 265 183 260 169 253 155 250 150 247 145 242 139 237 135 233 131 227 126 221 123 215 121 209 119 201 118 194 117 186 117 176 117 168 118 159 120 152 123 144 127 138 132 131 137 126 142 120 150 115 156 111 165 106 173 99 191 93 211 88 233 85 257 81 280 79 304 78 355 77 405 77 754 0 754 0 20 77 20 77 108 Z N">
            <draw:equation draw:name="f0" draw:formula="15*width/352"/>
            <draw:equation draw:name="f1" draw:formula="14*height/754"/>
            <draw:equation draw:name="f2" draw:formula="18*width/352"/>
            <draw:equation draw:name="f3" draw:formula="9*height/754"/>
            <draw:equation draw:name="f4" draw:formula="21*width/352"/>
            <draw:equation draw:name="f5" draw:formula="6*height/754"/>
            <draw:equation draw:name="f6" draw:formula="23*width/352"/>
            <draw:equation draw:name="f7" draw:formula="4*height/754"/>
            <draw:equation draw:name="f8" draw:formula="26*width/352"/>
            <draw:equation draw:name="f9" draw:formula="2*height/754"/>
            <draw:equation draw:name="f10" draw:formula="29*width/352"/>
            <draw:equation draw:name="f11" draw:formula="1*height/754"/>
            <draw:equation draw:name="f12" draw:formula="33*width/352"/>
            <draw:equation draw:name="f13" draw:formula="0*height/754"/>
            <draw:equation draw:name="f14" draw:formula="36*width/352"/>
            <draw:equation draw:name="f15" draw:formula="0*height/754"/>
            <draw:equation draw:name="f16" draw:formula="40*width/352"/>
            <draw:equation draw:name="f17" draw:formula="1*height/754"/>
            <draw:equation draw:name="f18" draw:formula="43*width/352"/>
            <draw:equation draw:name="f19" draw:formula="2*height/754"/>
            <draw:equation draw:name="f20" draw:formula="45*width/352"/>
            <draw:equation draw:name="f21" draw:formula="3*height/754"/>
            <draw:equation draw:name="f22" draw:formula="48*width/352"/>
            <draw:equation draw:name="f23" draw:formula="5*height/754"/>
            <draw:equation draw:name="f24" draw:formula="50*width/352"/>
            <draw:equation draw:name="f25" draw:formula="8*height/754"/>
            <draw:equation draw:name="f26" draw:formula="52*width/352"/>
            <draw:equation draw:name="f27" draw:formula="11*height/754"/>
            <draw:equation draw:name="f28" draw:formula="54*width/352"/>
            <draw:equation draw:name="f29" draw:formula="14*height/754"/>
            <draw:equation draw:name="f30" draw:formula="56*width/352"/>
            <draw:equation draw:name="f31" draw:formula="20*height/754"/>
            <draw:equation draw:name="f32" draw:formula="57*width/352"/>
            <draw:equation draw:name="f33" draw:formula="28*height/754"/>
            <draw:equation draw:name="f34" draw:formula="58*width/352"/>
            <draw:equation draw:name="f35" draw:formula="37*height/754"/>
            <draw:equation draw:name="f36" draw:formula="59*width/352"/>
            <draw:equation draw:name="f37" draw:formula="48*height/754"/>
            <draw:equation draw:name="f38" draw:formula="59*width/352"/>
            <draw:equation draw:name="f39" draw:formula="126*height/754"/>
            <draw:equation draw:name="f40" draw:formula="47*width/352"/>
            <draw:equation draw:name="f41" draw:formula="57*height/754"/>
            <draw:equation draw:name="f42" draw:formula="46*width/352"/>
            <draw:equation draw:name="f43" draw:formula="43*height/754"/>
            <draw:equation draw:name="f44" draw:formula="46*width/352"/>
            <draw:equation draw:name="f45" draw:formula="36*height/754"/>
            <draw:equation draw:name="f46" draw:formula="44*width/352"/>
            <draw:equation draw:name="f47" draw:formula="31*height/754"/>
            <draw:equation draw:name="f48" draw:formula="42*width/352"/>
            <draw:equation draw:name="f49" draw:formula="26*height/754"/>
            <draw:equation draw:name="f50" draw:formula="41*width/352"/>
            <draw:equation draw:name="f51" draw:formula="24*height/754"/>
            <draw:equation draw:name="f52" draw:formula="40*width/352"/>
            <draw:equation draw:name="f53" draw:formula="23*height/754"/>
            <draw:equation draw:name="f54" draw:formula="38*width/352"/>
            <draw:equation draw:name="f55" draw:formula="21*height/754"/>
            <draw:equation draw:name="f56" draw:formula="36*width/352"/>
            <draw:equation draw:name="f57" draw:formula="20*height/754"/>
            <draw:equation draw:name="f58" draw:formula="34*width/352"/>
            <draw:equation draw:name="f59" draw:formula="20*height/754"/>
            <draw:equation draw:name="f60" draw:formula="31*width/352"/>
            <draw:equation draw:name="f61" draw:formula="20*height/754"/>
            <draw:equation draw:name="f62" draw:formula="28*width/352"/>
            <draw:equation draw:name="f63" draw:formula="20*height/754"/>
            <draw:equation draw:name="f64" draw:formula="25*width/352"/>
            <draw:equation draw:name="f65" draw:formula="21*height/754"/>
            <draw:equation draw:name="f66" draw:formula="23*width/352"/>
            <draw:equation draw:name="f67" draw:formula="22*height/754"/>
            <draw:equation draw:name="f68" draw:formula="21*width/352"/>
            <draw:equation draw:name="f69" draw:formula="24*height/754"/>
            <draw:equation draw:name="f70" draw:formula="19*width/352"/>
            <draw:equation draw:name="f71" draw:formula="26*height/754"/>
            <draw:equation draw:name="f72" draw:formula="18*width/352"/>
            <draw:equation draw:name="f73" draw:formula="29*height/754"/>
            <draw:equation draw:name="f74" draw:formula="16*width/352"/>
            <draw:equation draw:name="f75" draw:formula="35*height/754"/>
            <draw:equation draw:name="f76" draw:formula="14*width/352"/>
            <draw:equation draw:name="f77" draw:formula="43*height/754"/>
            <draw:equation draw:name="f78" draw:formula="13*width/352"/>
            <draw:equation draw:name="f79" draw:formula="51*height/754"/>
            <draw:equation draw:name="f80" draw:formula="13*width/352"/>
            <draw:equation draw:name="f81" draw:formula="68*height/754"/>
            <draw:equation draw:name="f82" draw:formula="0*width/352"/>
            <draw:equation draw:name="f83" draw:formula="126*height/754"/>
            <draw:equation draw:name="f84" draw:formula="13*width/352"/>
            <draw:equation draw:name="f85" draw:formula="3*height/754"/>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width"/>
            <draw:equation draw:name="f130" draw:formula="height"/>
          </draw:enhanced-geometry>
        </draw:custom-shape>
        <draw:custom-shape draw:name="Freeform 16" draw:style-name="Mgr4" draw:text-style-name="MP4" draw:layer="layout" svg:width="0.17cm" svg:height="0.296cm" svg:x="24.625cm" svg:y="1.375cm">
          <text:p/>
          <draw:enhanced-geometry draw:mirror-horizontal="false" draw:mirror-vertical="false" svg:viewBox="0 0 440 772" draw:type="non-primitive" draw:enhanced-path="M 220 117 L 229 117 237 118 245 119 254 121 261 124 269 127 275 132 283 137 289 141 296 148 302 154 308 161 319 176 329 193 338 211 346 232 353 254 358 277 363 301 366 327 368 353 368 381 368 408 366 435 363 462 359 487 354 511 348 534 340 556 331 575 322 593 310 610 304 617 298 624 291 630 285 636 277 641 270 645 262 649 255 653 246 655 237 657 229 658 220 658 212 658 203 657 195 655 188 653 180 649 173 645 165 640 159 634 152 629 146 622 140 615 134 607 123 590 113 572 106 551 98 530 92 506 86 482 82 457 80 432 78 405 77 378 78 353 80 327 83 303 87 279 93 257 99 234 107 215 115 195 125 178 136 163 148 149 161 138 167 133 175 128 181 125 189 122 196 119 204 118 212 117 220 117 Z M 440 20 L 363 20 363 124 356 110 349 96 340 84 332 72 324 61 314 51 305 41 296 33 286 25 276 18 265 13 255 9 245 4 234 2 223 0 213 0 200 0 188 1 176 4 165 8 154 12 143 17 133 24 123 31 113 39 105 47 95 57 87 68 79 79 71 91 64 102 56 115 50 129 44 143 38 159 32 174 23 206 15 239 9 275 4 312 1 350 0 388 1 426 4 463 9 498 15 533 24 566 33 599 39 614 44 628 51 642 57 656 65 669 71 682 80 693 87 704 96 714 105 724 113 732 123 741 133 748 143 754 153 759 164 764 175 768 187 770 197 771 209 772 221 772 233 770 244 768 255 765 265 761 275 755 286 750 296 742 304 735 314 725 323 715 331 704 340 693 348 680 355 666 363 651 363 754 440 754 440 20 Z N">
            <draw:equation draw:name="f0" draw:formula="40*width/440"/>
            <draw:equation draw:name="f1" draw:formula="20*height/772"/>
            <draw:equation draw:name="f2" draw:formula="44*width/440"/>
            <draw:equation draw:name="f3" draw:formula="21*height/772"/>
            <draw:equation draw:name="f4" draw:formula="48*width/440"/>
            <draw:equation draw:name="f5" draw:formula="23*height/772"/>
            <draw:equation draw:name="f6" draw:formula="51*width/440"/>
            <draw:equation draw:name="f7" draw:formula="26*height/772"/>
            <draw:equation draw:name="f8" draw:formula="55*width/440"/>
            <draw:equation draw:name="f9" draw:formula="32*height/772"/>
            <draw:equation draw:name="f10" draw:formula="59*width/440"/>
            <draw:equation draw:name="f11" draw:formula="42*height/772"/>
            <draw:equation draw:name="f12" draw:formula="62*width/440"/>
            <draw:equation draw:name="f13" draw:formula="54*height/772"/>
            <draw:equation draw:name="f14" draw:formula="62*width/440"/>
            <draw:equation draw:name="f15" draw:formula="68*height/772"/>
            <draw:equation draw:name="f16" draw:formula="60*width/440"/>
            <draw:equation draw:name="f17" draw:formula="81*height/772"/>
            <draw:equation draw:name="f18" draw:formula="57*width/440"/>
            <draw:equation draw:name="f19" draw:formula="92*height/772"/>
            <draw:equation draw:name="f20" draw:formula="52*width/440"/>
            <draw:equation draw:name="f21" draw:formula="101*height/772"/>
            <draw:equation draw:name="f22" draw:formula="49*width/440"/>
            <draw:equation draw:name="f23" draw:formula="104*height/772"/>
            <draw:equation draw:name="f24" draw:formula="45*width/440"/>
            <draw:equation draw:name="f25" draw:formula="107*height/772"/>
            <draw:equation draw:name="f26" draw:formula="41*width/440"/>
            <draw:equation draw:name="f27" draw:formula="109*height/772"/>
            <draw:equation draw:name="f28" draw:formula="37*width/440"/>
            <draw:equation draw:name="f29" draw:formula="109*height/772"/>
            <draw:equation draw:name="f30" draw:formula="33*width/440"/>
            <draw:equation draw:name="f31" draw:formula="109*height/772"/>
            <draw:equation draw:name="f32" draw:formula="29*width/440"/>
            <draw:equation draw:name="f33" draw:formula="107*height/772"/>
            <draw:equation draw:name="f34" draw:formula="26*width/440"/>
            <draw:equation draw:name="f35" draw:formula="104*height/772"/>
            <draw:equation draw:name="f36" draw:formula="23*width/440"/>
            <draw:equation draw:name="f37" draw:formula="101*height/772"/>
            <draw:equation draw:name="f38" draw:formula="18*width/440"/>
            <draw:equation draw:name="f39" draw:formula="91*height/772"/>
            <draw:equation draw:name="f40" draw:formula="14*width/440"/>
            <draw:equation draw:name="f41" draw:formula="80*height/772"/>
            <draw:equation draw:name="f42" draw:formula="13*width/440"/>
            <draw:equation draw:name="f43" draw:formula="67*height/772"/>
            <draw:equation draw:name="f44" draw:formula="13*width/440"/>
            <draw:equation draw:name="f45" draw:formula="54*height/772"/>
            <draw:equation draw:name="f46" draw:formula="16*width/440"/>
            <draw:equation draw:name="f47" draw:formula="43*height/772"/>
            <draw:equation draw:name="f48" draw:formula="19*width/440"/>
            <draw:equation draw:name="f49" draw:formula="32*height/772"/>
            <draw:equation draw:name="f50" draw:formula="25*width/440"/>
            <draw:equation draw:name="f51" draw:formula="25*height/772"/>
            <draw:equation draw:name="f52" draw:formula="29*width/440"/>
            <draw:equation draw:name="f53" draw:formula="21*height/772"/>
            <draw:equation draw:name="f54" draw:formula="33*width/440"/>
            <draw:equation draw:name="f55" draw:formula="20*height/772"/>
            <draw:equation draw:name="f56" draw:formula="37*width/440"/>
            <draw:equation draw:name="f57" draw:formula="19*height/772"/>
            <draw:equation draw:name="f58" draw:formula="61*width/440"/>
            <draw:equation draw:name="f59" draw:formula="21*height/772"/>
            <draw:equation draw:name="f60" draw:formula="57*width/440"/>
            <draw:equation draw:name="f61" draw:formula="14*height/772"/>
            <draw:equation draw:name="f62" draw:formula="53*width/440"/>
            <draw:equation draw:name="f63" draw:formula="8*height/772"/>
            <draw:equation draw:name="f64" draw:formula="48*width/440"/>
            <draw:equation draw:name="f65" draw:formula="4*height/772"/>
            <draw:equation draw:name="f66" draw:formula="43*width/440"/>
            <draw:equation draw:name="f67" draw:formula="1*height/772"/>
            <draw:equation draw:name="f68" draw:formula="38*width/440"/>
            <draw:equation draw:name="f69" draw:formula="0*height/772"/>
            <draw:equation draw:name="f70" draw:formula="32*width/440"/>
            <draw:equation draw:name="f71" draw:formula="0*height/772"/>
            <draw:equation draw:name="f72" draw:formula="26*width/440"/>
            <draw:equation draw:name="f73" draw:formula="2*height/772"/>
            <draw:equation draw:name="f74" draw:formula="21*width/440"/>
            <draw:equation draw:name="f75" draw:formula="5*height/772"/>
            <draw:equation draw:name="f76" draw:formula="16*width/440"/>
            <draw:equation draw:name="f77" draw:formula="9*height/772"/>
            <draw:equation draw:name="f78" draw:formula="12*width/440"/>
            <draw:equation draw:name="f79" draw:formula="15*height/772"/>
            <draw:equation draw:name="f80" draw:formula="8*width/440"/>
            <draw:equation draw:name="f81" draw:formula="21*height/772"/>
            <draw:equation draw:name="f82" draw:formula="5*width/440"/>
            <draw:equation draw:name="f83" draw:formula="29*height/772"/>
            <draw:equation draw:name="f84" draw:formula="2*width/440"/>
            <draw:equation draw:name="f85" draw:formula="46*height/772"/>
            <draw:equation draw:name="f86" draw:formula="0*width/440"/>
            <draw:equation draw:name="f87" draw:formula="64*height/772"/>
            <draw:equation draw:name="f88" draw:formula="2*width/440"/>
            <draw:equation draw:name="f89" draw:formula="83*height/772"/>
            <draw:equation draw:name="f90" draw:formula="6*width/440"/>
            <draw:equation draw:name="f91" draw:formula="99*height/772"/>
            <draw:equation draw:name="f92" draw:formula="9*width/440"/>
            <draw:equation draw:name="f93" draw:formula="106*height/772"/>
            <draw:equation draw:name="f94" draw:formula="12*width/440"/>
            <draw:equation draw:name="f95" draw:formula="113*height/772"/>
            <draw:equation draw:name="f96" draw:formula="16*width/440"/>
            <draw:equation draw:name="f97" draw:formula="118*height/772"/>
            <draw:equation draw:name="f98" draw:formula="21*width/440"/>
            <draw:equation draw:name="f99" draw:formula="123*height/772"/>
            <draw:equation draw:name="f100" draw:formula="26*width/440"/>
            <draw:equation draw:name="f101" draw:formula="126*height/772"/>
            <draw:equation draw:name="f102" draw:formula="31*width/440"/>
            <draw:equation draw:name="f103" draw:formula="128*height/772"/>
            <draw:equation draw:name="f104" draw:formula="37*width/440"/>
            <draw:equation draw:name="f105" draw:formula="128*height/772"/>
            <draw:equation draw:name="f106" draw:formula="43*width/440"/>
            <draw:equation draw:name="f107" draw:formula="127*height/772"/>
            <draw:equation draw:name="f108" draw:formula="48*width/440"/>
            <draw:equation draw:name="f109" draw:formula="124*height/772"/>
            <draw:equation draw:name="f110" draw:formula="53*width/440"/>
            <draw:equation draw:name="f111" draw:formula="120*height/772"/>
            <draw:equation draw:name="f112" draw:formula="57*width/440"/>
            <draw:equation draw:name="f113" draw:formula="115*height/772"/>
            <draw:equation draw:name="f114" draw:formula="61*width/440"/>
            <draw:equation draw:name="f115" draw:formula="108*height/772"/>
            <draw:equation draw:name="f116" draw:formula="74*width/440"/>
            <draw:equation draw:name="f117" draw:formula="3*height/77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width"/>
            <draw:equation draw:name="f178" draw:formula="height"/>
          </draw:enhanced-geometry>
        </draw:custom-shape>
        <draw:custom-shape draw:name="Rectangle 17" draw:style-name="Mgr3" draw:text-style-name="MP4" draw:layer="layout" svg:width="0.029cm" svg:height="0.498cm" svg:x="24.849cm" svg:y="1.167cm">
          <text:p/>
          <draw:enhanced-geometry svg:viewBox="0 0 21600 21600" draw:type="rectangle" draw:enhanced-path="M 0 0 L 21600 0 21600 21600 0 21600 0 0 Z N"/>
        </draw:custom-shape>
        <draw:custom-shape draw:name="Freeform 18" draw:style-name="Mgr4" draw:text-style-name="MP4" draw:layer="layout" svg:width="0.105cm" svg:height="0.456cm" svg:x="25.045cm" svg:y="1.209cm">
          <text:p/>
          <draw:enhanced-geometry draw:mirror-horizontal="false" draw:mirror-vertical="false" svg:viewBox="0 0 276 1178" draw:type="non-primitive" draw:enhanced-path="M 80 1056 L 276 1056 276 1178 0 1178 0 0 80 0 80 1056 Z N">
            <draw:equation draw:name="f0" draw:formula="13*width/276"/>
            <draw:equation draw:name="f1" draw:formula="177*height/1178"/>
            <draw:equation draw:name="f2" draw:formula="46*width/276"/>
            <draw:equation draw:name="f3" draw:formula="177*height/1178"/>
            <draw:equation draw:name="f4" draw:formula="46*width/276"/>
            <draw:equation draw:name="f5" draw:formula="198*height/1178"/>
            <draw:equation draw:name="f6" draw:formula="0*width/276"/>
            <draw:equation draw:name="f7" draw:formula="198*height/1178"/>
            <draw:equation draw:name="f8" draw:formula="0*width/276"/>
            <draw:equation draw:name="f9" draw:formula="0*height/1178"/>
            <draw:equation draw:name="f10" draw:formula="13*width/276"/>
            <draw:equation draw:name="f11" draw:formula="0*height/1178"/>
            <draw:equation draw:name="f12" draw:formula="13*width/276"/>
            <draw:equation draw:name="f13" draw:formula="177*height/1178"/>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width"/>
            <draw:equation draw:name="f22" draw:formula="height"/>
          </draw:enhanced-geometry>
        </draw:custom-shape>
        <draw:custom-shape draw:name="Freeform 19" draw:style-name="Mgr4" draw:text-style-name="MP4" draw:layer="layout" svg:width="0.17cm" svg:height="0.296cm" svg:x="25.16cm" svg:y="1.375cm">
          <text:p/>
          <draw:enhanced-geometry draw:mirror-horizontal="false" draw:mirror-vertical="false" svg:viewBox="0 0 439 772" draw:type="non-primitive" draw:enhanced-path="M 220 117 L 229 117 236 118 245 119 252 121 260 124 267 127 275 132 281 137 289 141 296 148 301 154 307 161 318 176 329 193 338 211 345 232 353 254 358 277 362 301 366 327 368 353 368 381 368 408 366 435 362 462 358 487 354 511 347 534 340 556 330 575 320 593 310 610 304 617 298 624 291 630 284 636 277 641 270 645 262 649 254 653 246 655 237 657 229 658 220 658 211 658 203 657 195 655 186 653 179 649 172 645 165 640 158 634 152 629 145 622 139 615 134 607 123 590 113 572 104 551 97 530 91 506 86 482 82 457 79 432 77 405 76 378 77 353 80 327 82 303 86 279 93 257 99 234 107 215 115 195 125 178 136 163 148 149 161 138 167 133 174 128 181 125 189 122 196 119 204 118 211 117 220 117 Z M 439 20 L 366 20 366 124 362 124 356 110 348 96 340 84 332 72 324 61 315 51 305 41 297 33 287 25 276 18 266 13 256 9 245 4 234 2 223 0 211 0 199 0 188 1 176 4 165 8 154 12 143 17 132 24 123 31 113 39 103 47 95 57 86 68 79 79 71 91 63 102 56 115 49 129 43 143 37 159 32 174 22 206 14 239 8 275 3 312 1 350 0 388 1 426 4 463 8 498 15 533 22 566 32 599 37 614 44 628 50 642 57 656 63 669 71 682 79 693 87 704 96 714 104 724 113 732 123 741 132 748 142 754 153 759 164 764 175 768 185 770 197 771 209 772 221 772 232 770 244 768 254 765 265 761 275 755 285 750 294 742 304 735 314 725 323 715 331 704 339 693 347 680 355 666 362 651 366 651 366 754 439 754 439 20 Z N">
            <draw:equation draw:name="f0" draw:formula="40*width/439"/>
            <draw:equation draw:name="f1" draw:formula="20*height/772"/>
            <draw:equation draw:name="f2" draw:formula="44*width/439"/>
            <draw:equation draw:name="f3" draw:formula="21*height/772"/>
            <draw:equation draw:name="f4" draw:formula="47*width/439"/>
            <draw:equation draw:name="f5" draw:formula="23*height/772"/>
            <draw:equation draw:name="f6" draw:formula="51*width/439"/>
            <draw:equation draw:name="f7" draw:formula="26*height/772"/>
            <draw:equation draw:name="f8" draw:formula="55*width/439"/>
            <draw:equation draw:name="f9" draw:formula="32*height/772"/>
            <draw:equation draw:name="f10" draw:formula="60*width/439"/>
            <draw:equation draw:name="f11" draw:formula="42*height/772"/>
            <draw:equation draw:name="f12" draw:formula="62*width/439"/>
            <draw:equation draw:name="f13" draw:formula="54*height/772"/>
            <draw:equation draw:name="f14" draw:formula="62*width/439"/>
            <draw:equation draw:name="f15" draw:formula="68*height/772"/>
            <draw:equation draw:name="f16" draw:formula="60*width/439"/>
            <draw:equation draw:name="f17" draw:formula="81*height/772"/>
            <draw:equation draw:name="f18" draw:formula="57*width/439"/>
            <draw:equation draw:name="f19" draw:formula="92*height/772"/>
            <draw:equation draw:name="f20" draw:formula="52*width/439"/>
            <draw:equation draw:name="f21" draw:formula="101*height/772"/>
            <draw:equation draw:name="f22" draw:formula="49*width/439"/>
            <draw:equation draw:name="f23" draw:formula="104*height/772"/>
            <draw:equation draw:name="f24" draw:formula="46*width/439"/>
            <draw:equation draw:name="f25" draw:formula="107*height/772"/>
            <draw:equation draw:name="f26" draw:formula="41*width/439"/>
            <draw:equation draw:name="f27" draw:formula="109*height/772"/>
            <draw:equation draw:name="f28" draw:formula="37*width/439"/>
            <draw:equation draw:name="f29" draw:formula="109*height/772"/>
            <draw:equation draw:name="f30" draw:formula="33*width/439"/>
            <draw:equation draw:name="f31" draw:formula="109*height/772"/>
            <draw:equation draw:name="f32" draw:formula="29*width/439"/>
            <draw:equation draw:name="f33" draw:formula="107*height/772"/>
            <draw:equation draw:name="f34" draw:formula="26*width/439"/>
            <draw:equation draw:name="f35" draw:formula="104*height/772"/>
            <draw:equation draw:name="f36" draw:formula="23*width/439"/>
            <draw:equation draw:name="f37" draw:formula="101*height/772"/>
            <draw:equation draw:name="f38" draw:formula="18*width/439"/>
            <draw:equation draw:name="f39" draw:formula="91*height/772"/>
            <draw:equation draw:name="f40" draw:formula="14*width/439"/>
            <draw:equation draw:name="f41" draw:formula="80*height/772"/>
            <draw:equation draw:name="f42" draw:formula="13*width/439"/>
            <draw:equation draw:name="f43" draw:formula="67*height/772"/>
            <draw:equation draw:name="f44" draw:formula="13*width/439"/>
            <draw:equation draw:name="f45" draw:formula="54*height/772"/>
            <draw:equation draw:name="f46" draw:formula="16*width/439"/>
            <draw:equation draw:name="f47" draw:formula="43*height/772"/>
            <draw:equation draw:name="f48" draw:formula="19*width/439"/>
            <draw:equation draw:name="f49" draw:formula="32*height/772"/>
            <draw:equation draw:name="f50" draw:formula="25*width/439"/>
            <draw:equation draw:name="f51" draw:formula="25*height/772"/>
            <draw:equation draw:name="f52" draw:formula="29*width/439"/>
            <draw:equation draw:name="f53" draw:formula="21*height/772"/>
            <draw:equation draw:name="f54" draw:formula="33*width/439"/>
            <draw:equation draw:name="f55" draw:formula="20*height/772"/>
            <draw:equation draw:name="f56" draw:formula="37*width/439"/>
            <draw:equation draw:name="f57" draw:formula="19*height/772"/>
            <draw:equation draw:name="f58" draw:formula="62*width/439"/>
            <draw:equation draw:name="f59" draw:formula="21*height/772"/>
            <draw:equation draw:name="f60" draw:formula="59*width/439"/>
            <draw:equation draw:name="f61" draw:formula="16*height/772"/>
            <draw:equation draw:name="f62" draw:formula="55*width/439"/>
            <draw:equation draw:name="f63" draw:formula="10*height/772"/>
            <draw:equation draw:name="f64" draw:formula="50*width/439"/>
            <draw:equation draw:name="f65" draw:formula="5*height/772"/>
            <draw:equation draw:name="f66" draw:formula="45*width/439"/>
            <draw:equation draw:name="f67" draw:formula="2*height/772"/>
            <draw:equation draw:name="f68" draw:formula="39*width/439"/>
            <draw:equation draw:name="f69" draw:formula="0*height/772"/>
            <draw:equation draw:name="f70" draw:formula="34*width/439"/>
            <draw:equation draw:name="f71" draw:formula="0*height/772"/>
            <draw:equation draw:name="f72" draw:formula="28*width/439"/>
            <draw:equation draw:name="f73" draw:formula="1*height/772"/>
            <draw:equation draw:name="f74" draw:formula="22*width/439"/>
            <draw:equation draw:name="f75" draw:formula="4*height/772"/>
            <draw:equation draw:name="f76" draw:formula="17*width/439"/>
            <draw:equation draw:name="f77" draw:formula="8*height/772"/>
            <draw:equation draw:name="f78" draw:formula="13*width/439"/>
            <draw:equation draw:name="f79" draw:formula="13*height/772"/>
            <draw:equation draw:name="f80" draw:formula="9*width/439"/>
            <draw:equation draw:name="f81" draw:formula="19*height/772"/>
            <draw:equation draw:name="f82" draw:formula="6*width/439"/>
            <draw:equation draw:name="f83" draw:formula="26*height/772"/>
            <draw:equation draw:name="f84" draw:formula="2*width/439"/>
            <draw:equation draw:name="f85" draw:formula="40*height/772"/>
            <draw:equation draw:name="f86" draw:formula="0*width/439"/>
            <draw:equation draw:name="f87" draw:formula="58*height/772"/>
            <draw:equation draw:name="f88" draw:formula="1*width/439"/>
            <draw:equation draw:name="f89" draw:formula="77*height/772"/>
            <draw:equation draw:name="f90" draw:formula="4*width/439"/>
            <draw:equation draw:name="f91" draw:formula="94*height/772"/>
            <draw:equation draw:name="f92" draw:formula="7*width/439"/>
            <draw:equation draw:name="f93" draw:formula="104*height/772"/>
            <draw:equation draw:name="f94" draw:formula="11*width/439"/>
            <draw:equation draw:name="f95" draw:formula="111*height/772"/>
            <draw:equation draw:name="f96" draw:formula="15*width/439"/>
            <draw:equation draw:name="f97" draw:formula="117*height/772"/>
            <draw:equation draw:name="f98" draw:formula="19*width/439"/>
            <draw:equation draw:name="f99" draw:formula="121*height/772"/>
            <draw:equation draw:name="f100" draw:formula="24*width/439"/>
            <draw:equation draw:name="f101" draw:formula="125*height/772"/>
            <draw:equation draw:name="f102" draw:formula="29*width/439"/>
            <draw:equation draw:name="f103" draw:formula="127*height/772"/>
            <draw:equation draw:name="f104" draw:formula="35*width/439"/>
            <draw:equation draw:name="f105" draw:formula="128*height/772"/>
            <draw:equation draw:name="f106" draw:formula="41*width/439"/>
            <draw:equation draw:name="f107" draw:formula="127*height/772"/>
            <draw:equation draw:name="f108" draw:formula="46*width/439"/>
            <draw:equation draw:name="f109" draw:formula="125*height/772"/>
            <draw:equation draw:name="f110" draw:formula="51*width/439"/>
            <draw:equation draw:name="f111" draw:formula="122*height/772"/>
            <draw:equation draw:name="f112" draw:formula="56*width/439"/>
            <draw:equation draw:name="f113" draw:formula="117*height/772"/>
            <draw:equation draw:name="f114" draw:formula="60*width/439"/>
            <draw:equation draw:name="f115" draw:formula="110*height/772"/>
            <draw:equation draw:name="f116" draw:formula="62*width/439"/>
            <draw:equation draw:name="f117" draw:formula="125*height/77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width"/>
            <draw:equation draw:name="f178" draw:formula="height"/>
          </draw:enhanced-geometry>
        </draw:custom-shape>
        <draw:custom-shape draw:name="Freeform 20" draw:style-name="Mgr4" draw:text-style-name="MP4" draw:layer="layout" svg:width="0.169cm" svg:height="0.506cm" svg:x="25.384cm" svg:y="1.167cm">
          <text:p/>
          <draw:enhanced-geometry draw:mirror-horizontal="false" draw:mirror-vertical="false" svg:viewBox="0 0 440 1307" draw:type="non-primitive" draw:enhanced-path="M 214 652 L 223 652 231 653 240 654 247 656 255 659 262 662 270 667 277 672 283 676 289 683 296 689 301 696 313 711 323 728 333 746 340 767 347 789 352 812 356 836 360 862 362 888 363 916 362 943 361 970 357 997 353 1022 348 1046 341 1069 334 1091 325 1110 315 1128 305 1145 298 1152 292 1159 285 1165 279 1171 271 1176 265 1180 257 1184 248 1188 241 1190 232 1192 224 1193 214 1193 205 1193 198 1192 189 1190 182 1188 174 1184 166 1180 160 1175 152 1169 146 1164 139 1157 134 1150 129 1142 118 1125 108 1107 99 1086 92 1065 85 1041 80 1017 77 992 74 967 71 940 71 913 71 888 74 862 77 838 81 814 87 792 93 769 102 750 110 730 120 713 131 698 143 684 155 673 162 668 169 663 176 660 183 657 190 654 198 653 206 652 214 652 Z M 0 1289 L 74 1289 74 1186 77 1186 83 1201 91 1215 98 1228 106 1239 115 1250 123 1260 133 1270 142 1277 152 1285 162 1290 173 1296 183 1300 193 1303 205 1305 216 1307 228 1307 240 1306 252 1305 262 1303 273 1299 285 1294 295 1289 306 1283 315 1276 325 1267 334 1259 343 1249 351 1238 360 1228 367 1216 375 1204 382 1191 389 1177 395 1163 401 1148 406 1133 417 1101 424 1067 431 1032 435 996 438 959 440 921 438 882 435 845 431 809 424 773 417 740 406 708 401 692 395 678 389 663 382 650 375 637 367 625 360 614 351 602 343 592 334 582 325 574 315 566 306 559 295 552 285 547 273 543 262 539 252 536 240 535 228 535 216 535 205 537 193 539 183 544 173 548 162 553 152 560 142 568 133 576 123 586 115 596 106 607 98 619 91 631 83 645 77 659 74 659 74 0 0 0 0 1289 Z N">
            <draw:equation draw:name="f0" draw:formula="39*width/440"/>
            <draw:equation draw:name="f1" draw:formula="109*height/1307"/>
            <draw:equation draw:name="f2" draw:formula="43*width/440"/>
            <draw:equation draw:name="f3" draw:formula="110*height/1307"/>
            <draw:equation draw:name="f4" draw:formula="47*width/440"/>
            <draw:equation draw:name="f5" draw:formula="113*height/1307"/>
            <draw:equation draw:name="f6" draw:formula="50*width/440"/>
            <draw:equation draw:name="f7" draw:formula="115*height/1307"/>
            <draw:equation draw:name="f8" draw:formula="54*width/440"/>
            <draw:equation draw:name="f9" draw:formula="122*height/1307"/>
            <draw:equation draw:name="f10" draw:formula="58*width/440"/>
            <draw:equation draw:name="f11" draw:formula="132*height/1307"/>
            <draw:equation draw:name="f12" draw:formula="61*width/440"/>
            <draw:equation draw:name="f13" draw:formula="144*height/1307"/>
            <draw:equation draw:name="f14" draw:formula="61*width/440"/>
            <draw:equation draw:name="f15" draw:formula="158*height/1307"/>
            <draw:equation draw:name="f16" draw:formula="59*width/440"/>
            <draw:equation draw:name="f17" draw:formula="171*height/1307"/>
            <draw:equation draw:name="f18" draw:formula="56*width/440"/>
            <draw:equation draw:name="f19" draw:formula="183*height/1307"/>
            <draw:equation draw:name="f20" draw:formula="51*width/440"/>
            <draw:equation draw:name="f21" draw:formula="192*height/1307"/>
            <draw:equation draw:name="f22" draw:formula="48*width/440"/>
            <draw:equation draw:name="f23" draw:formula="195*height/1307"/>
            <draw:equation draw:name="f24" draw:formula="45*width/440"/>
            <draw:equation draw:name="f25" draw:formula="198*height/1307"/>
            <draw:equation draw:name="f26" draw:formula="41*width/440"/>
            <draw:equation draw:name="f27" draw:formula="199*height/1307"/>
            <draw:equation draw:name="f28" draw:formula="36*width/440"/>
            <draw:equation draw:name="f29" draw:formula="200*height/1307"/>
            <draw:equation draw:name="f30" draw:formula="32*width/440"/>
            <draw:equation draw:name="f31" draw:formula="199*height/1307"/>
            <draw:equation draw:name="f32" draw:formula="28*width/440"/>
            <draw:equation draw:name="f33" draw:formula="198*height/1307"/>
            <draw:equation draw:name="f34" draw:formula="25*width/440"/>
            <draw:equation draw:name="f35" draw:formula="195*height/1307"/>
            <draw:equation draw:name="f36" draw:formula="22*width/440"/>
            <draw:equation draw:name="f37" draw:formula="191*height/1307"/>
            <draw:equation draw:name="f38" draw:formula="17*width/440"/>
            <draw:equation draw:name="f39" draw:formula="182*height/1307"/>
            <draw:equation draw:name="f40" draw:formula="13*width/440"/>
            <draw:equation draw:name="f41" draw:formula="170*height/1307"/>
            <draw:equation draw:name="f42" draw:formula="12*width/440"/>
            <draw:equation draw:name="f43" draw:formula="158*height/1307"/>
            <draw:equation draw:name="f44" draw:formula="12*width/440"/>
            <draw:equation draw:name="f45" draw:formula="144*height/1307"/>
            <draw:equation draw:name="f46" draw:formula="15*width/440"/>
            <draw:equation draw:name="f47" draw:formula="133*height/1307"/>
            <draw:equation draw:name="f48" draw:formula="19*width/440"/>
            <draw:equation draw:name="f49" draw:formula="122*height/1307"/>
            <draw:equation draw:name="f50" draw:formula="24*width/440"/>
            <draw:equation draw:name="f51" draw:formula="115*height/1307"/>
            <draw:equation draw:name="f52" draw:formula="28*width/440"/>
            <draw:equation draw:name="f53" draw:formula="111*height/1307"/>
            <draw:equation draw:name="f54" draw:formula="32*width/440"/>
            <draw:equation draw:name="f55" draw:formula="110*height/1307"/>
            <draw:equation draw:name="f56" draw:formula="36*width/440"/>
            <draw:equation draw:name="f57" draw:formula="109*height/1307"/>
            <draw:equation draw:name="f58" draw:formula="12*width/440"/>
            <draw:equation draw:name="f59" draw:formula="199*height/1307"/>
            <draw:equation draw:name="f60" draw:formula="15*width/440"/>
            <draw:equation draw:name="f61" draw:formula="204*height/1307"/>
            <draw:equation draw:name="f62" draw:formula="19*width/440"/>
            <draw:equation draw:name="f63" draw:formula="209*height/1307"/>
            <draw:equation draw:name="f64" draw:formula="24*width/440"/>
            <draw:equation draw:name="f65" draw:formula="214*height/1307"/>
            <draw:equation draw:name="f66" draw:formula="29*width/440"/>
            <draw:equation draw:name="f67" draw:formula="217*height/1307"/>
            <draw:equation draw:name="f68" draw:formula="34*width/440"/>
            <draw:equation draw:name="f69" draw:formula="219*height/1307"/>
            <draw:equation draw:name="f70" draw:formula="40*width/440"/>
            <draw:equation draw:name="f71" draw:formula="219*height/1307"/>
            <draw:equation draw:name="f72" draw:formula="46*width/440"/>
            <draw:equation draw:name="f73" draw:formula="218*height/1307"/>
            <draw:equation draw:name="f74" draw:formula="51*width/440"/>
            <draw:equation draw:name="f75" draw:formula="215*height/1307"/>
            <draw:equation draw:name="f76" draw:formula="56*width/440"/>
            <draw:equation draw:name="f77" draw:formula="211*height/1307"/>
            <draw:equation draw:name="f78" draw:formula="61*width/440"/>
            <draw:equation draw:name="f79" draw:formula="206*height/1307"/>
            <draw:equation draw:name="f80" draw:formula="64*width/440"/>
            <draw:equation draw:name="f81" draw:formula="200*height/1307"/>
            <draw:equation draw:name="f82" draw:formula="67*width/440"/>
            <draw:equation draw:name="f83" draw:formula="192*height/1307"/>
            <draw:equation draw:name="f84" draw:formula="71*width/440"/>
            <draw:equation draw:name="f85" draw:formula="179*height/1307"/>
            <draw:equation draw:name="f86" draw:formula="74*width/440"/>
            <draw:equation draw:name="f87" draw:formula="161*height/1307"/>
            <draw:equation draw:name="f88" draw:formula="73*width/440"/>
            <draw:equation draw:name="f89" draw:formula="142*height/1307"/>
            <draw:equation draw:name="f90" draw:formula="70*width/440"/>
            <draw:equation draw:name="f91" draw:formula="124*height/1307"/>
            <draw:equation draw:name="f92" draw:formula="66*width/440"/>
            <draw:equation draw:name="f93" draw:formula="114*height/1307"/>
            <draw:equation draw:name="f94" draw:formula="63*width/440"/>
            <draw:equation draw:name="f95" draw:formula="107*height/1307"/>
            <draw:equation draw:name="f96" draw:formula="59*width/440"/>
            <draw:equation draw:name="f97" draw:formula="101*height/1307"/>
            <draw:equation draw:name="f98" draw:formula="55*width/440"/>
            <draw:equation draw:name="f99" draw:formula="96*height/1307"/>
            <draw:equation draw:name="f100" draw:formula="50*width/440"/>
            <draw:equation draw:name="f101" draw:formula="92*height/1307"/>
            <draw:equation draw:name="f102" draw:formula="44*width/440"/>
            <draw:equation draw:name="f103" draw:formula="90*height/1307"/>
            <draw:equation draw:name="f104" draw:formula="38*width/440"/>
            <draw:equation draw:name="f105" draw:formula="90*height/1307"/>
            <draw:equation draw:name="f106" draw:formula="32*width/440"/>
            <draw:equation draw:name="f107" draw:formula="90*height/1307"/>
            <draw:equation draw:name="f108" draw:formula="27*width/440"/>
            <draw:equation draw:name="f109" draw:formula="93*height/1307"/>
            <draw:equation draw:name="f110" draw:formula="22*width/440"/>
            <draw:equation draw:name="f111" draw:formula="97*height/1307"/>
            <draw:equation draw:name="f112" draw:formula="18*width/440"/>
            <draw:equation draw:name="f113" draw:formula="102*height/1307"/>
            <draw:equation draw:name="f114" draw:formula="14*width/440"/>
            <draw:equation draw:name="f115" draw:formula="108*height/1307"/>
            <draw:equation draw:name="f116" draw:formula="12*width/440"/>
            <draw:equation draw:name="f117" draw:formula="0*height/1307"/>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width"/>
            <draw:equation draw:name="f178" draw:formula="height"/>
          </draw:enhanced-geometry>
        </draw:custom-shape>
        <draw:custom-shape draw:name="Freeform 21" draw:style-name="Mgr4" draw:text-style-name="MP4" draw:layer="layout" svg:width="0.174cm" svg:height="0.296cm" svg:x="25.578cm" svg:y="1.375cm">
          <text:p/>
          <draw:enhanced-geometry draw:mirror-horizontal="false" draw:mirror-vertical="false" svg:viewBox="0 0 463 772" draw:type="non-primitive" draw:enhanced-path="M 233 117 L 242 117 250 118 258 119 267 122 274 124 282 128 290 133 297 137 304 142 310 149 317 155 323 162 335 178 346 195 355 215 364 235 372 258 378 282 382 306 387 332 389 358 389 386 389 414 387 441 382 467 378 492 372 516 364 538 355 560 346 579 335 597 323 612 317 619 310 626 304 632 297 638 290 642 282 646 274 651 267 653 258 656 250 657 242 658 233 658 225 658 216 657 208 656 200 653 192 651 184 646 177 642 170 638 162 632 156 626 149 619 143 612 131 597 120 579 110 560 102 538 94 516 88 492 83 467 80 441 78 414 77 386 78 358 80 332 83 306 88 282 94 258 102 235 110 215 120 195 131 178 143 162 149 155 156 149 162 142 170 137 177 133 184 128 192 124 200 122 208 119 216 118 225 117 233 117 Z M 233 772 L 245 772 256 770 268 768 280 765 291 761 301 755 312 750 323 742 333 735 342 727 352 717 362 708 371 697 379 685 388 673 396 661 404 647 410 633 418 619 425 604 430 589 435 573 441 556 445 539 449 521 454 504 456 485 459 467 461 448 462 428 463 409 463 388 463 368 462 348 461 329 459 310 457 290 454 272 449 254 446 236 442 219 436 202 431 186 425 170 418 155 412 140 405 126 398 112 389 100 380 87 372 77 363 66 353 55 344 46 334 38 324 30 313 23 303 17 292 12 280 8 269 4 257 1 245 0 233 0 220 0 209 1 198 4 186 8 174 12 163 17 152 23 142 30 132 38 121 46 111 55 103 66 93 77 84 87 76 100 68 112 60 126 53 140 46 155 39 170 34 186 28 202 23 219 19 236 14 254 10 272 7 290 5 310 2 329 1 348 0 368 0 388 0 409 1 428 2 448 5 467 7 485 10 504 14 521 19 539 23 556 28 573 34 589 39 604 46 619 53 633 60 647 68 661 76 673 84 685 93 697 103 708 111 717 121 727 132 735 142 742 152 750 163 755 174 761 186 765 198 768 209 770 220 772 233 772 Z N">
            <draw:equation draw:name="f0" draw:formula="42*width/463"/>
            <draw:equation draw:name="f1" draw:formula="20*height/772"/>
            <draw:equation draw:name="f2" draw:formula="48*width/463"/>
            <draw:equation draw:name="f3" draw:formula="22*height/772"/>
            <draw:equation draw:name="f4" draw:formula="52*width/463"/>
            <draw:equation draw:name="f5" draw:formula="26*height/772"/>
            <draw:equation draw:name="f6" draw:formula="58*width/463"/>
            <draw:equation draw:name="f7" draw:formula="36*height/772"/>
            <draw:equation draw:name="f8" draw:formula="63*width/463"/>
            <draw:equation draw:name="f9" draw:formula="51*height/772"/>
            <draw:equation draw:name="f10" draw:formula="64*width/463"/>
            <draw:equation draw:name="f11" draw:formula="69*height/772"/>
            <draw:equation draw:name="f12" draw:formula="61*width/463"/>
            <draw:equation draw:name="f13" draw:formula="86*height/772"/>
            <draw:equation draw:name="f14" draw:formula="55*width/463"/>
            <draw:equation draw:name="f15" draw:formula="99*height/772"/>
            <draw:equation draw:name="f16" draw:formula="50*width/463"/>
            <draw:equation draw:name="f17" draw:formula="105*height/772"/>
            <draw:equation draw:name="f18" draw:formula="45*width/463"/>
            <draw:equation draw:name="f19" draw:formula="108*height/772"/>
            <draw:equation draw:name="f20" draw:formula="40*width/463"/>
            <draw:equation draw:name="f21" draw:formula="109*height/772"/>
            <draw:equation draw:name="f22" draw:formula="34*width/463"/>
            <draw:equation draw:name="f23" draw:formula="109*height/772"/>
            <draw:equation draw:name="f24" draw:formula="29*width/463"/>
            <draw:equation draw:name="f25" draw:formula="106*height/772"/>
            <draw:equation draw:name="f26" draw:formula="24*width/463"/>
            <draw:equation draw:name="f27" draw:formula="103*height/772"/>
            <draw:equation draw:name="f28" draw:formula="18*width/463"/>
            <draw:equation draw:name="f29" draw:formula="93*height/772"/>
            <draw:equation draw:name="f30" draw:formula="14*width/463"/>
            <draw:equation draw:name="f31" draw:formula="77*height/772"/>
            <draw:equation draw:name="f32" draw:formula="13*width/463"/>
            <draw:equation draw:name="f33" draw:formula="59*height/772"/>
            <draw:equation draw:name="f34" draw:formula="15*width/463"/>
            <draw:equation draw:name="f35" draw:formula="43*height/772"/>
            <draw:equation draw:name="f36" draw:formula="22*width/463"/>
            <draw:equation draw:name="f37" draw:formula="30*height/772"/>
            <draw:equation draw:name="f38" draw:formula="27*width/463"/>
            <draw:equation draw:name="f39" draw:formula="24*height/772"/>
            <draw:equation draw:name="f40" draw:formula="32*width/463"/>
            <draw:equation draw:name="f41" draw:formula="21*height/772"/>
            <draw:equation draw:name="f42" draw:formula="37*width/463"/>
            <draw:equation draw:name="f43" draw:formula="19*height/772"/>
            <draw:equation draw:name="f44" draw:formula="42*width/463"/>
            <draw:equation draw:name="f45" draw:formula="128*height/772"/>
            <draw:equation draw:name="f46" draw:formula="49*width/463"/>
            <draw:equation draw:name="f47" draw:formula="125*height/772"/>
            <draw:equation draw:name="f48" draw:formula="56*width/463"/>
            <draw:equation draw:name="f49" draw:formula="121*height/772"/>
            <draw:equation draw:name="f50" draw:formula="62*width/463"/>
            <draw:equation draw:name="f51" draw:formula="114*height/772"/>
            <draw:equation draw:name="f52" draw:formula="67*width/463"/>
            <draw:equation draw:name="f53" draw:formula="105*height/772"/>
            <draw:equation draw:name="f54" draw:formula="71*width/463"/>
            <draw:equation draw:name="f55" draw:formula="95*height/772"/>
            <draw:equation draw:name="f56" draw:formula="75*width/463"/>
            <draw:equation draw:name="f57" draw:formula="84*height/772"/>
            <draw:equation draw:name="f58" draw:formula="76*width/463"/>
            <draw:equation draw:name="f59" draw:formula="71*height/772"/>
            <draw:equation draw:name="f60" draw:formula="76*width/463"/>
            <draw:equation draw:name="f61" draw:formula="58*height/772"/>
            <draw:equation draw:name="f62" draw:formula="75*width/463"/>
            <draw:equation draw:name="f63" draw:formula="45*height/772"/>
            <draw:equation draw:name="f64" draw:formula="72*width/463"/>
            <draw:equation draw:name="f65" draw:formula="33*height/772"/>
            <draw:equation draw:name="f66" draw:formula="68*width/463"/>
            <draw:equation draw:name="f67" draw:formula="23*height/772"/>
            <draw:equation draw:name="f68" draw:formula="62*width/463"/>
            <draw:equation draw:name="f69" draw:formula="14*height/772"/>
            <draw:equation draw:name="f70" draw:formula="56*width/463"/>
            <draw:equation draw:name="f71" draw:formula="8*height/772"/>
            <draw:equation draw:name="f72" draw:formula="50*width/463"/>
            <draw:equation draw:name="f73" draw:formula="3*height/772"/>
            <draw:equation draw:name="f74" draw:formula="42*width/463"/>
            <draw:equation draw:name="f75" draw:formula="0*height/772"/>
            <draw:equation draw:name="f76" draw:formula="34*width/463"/>
            <draw:equation draw:name="f77" draw:formula="0*height/772"/>
            <draw:equation draw:name="f78" draw:formula="27*width/463"/>
            <draw:equation draw:name="f79" draw:formula="3*height/772"/>
            <draw:equation draw:name="f80" draw:formula="20*width/463"/>
            <draw:equation draw:name="f81" draw:formula="8*height/772"/>
            <draw:equation draw:name="f82" draw:formula="14*width/463"/>
            <draw:equation draw:name="f83" draw:formula="14*height/772"/>
            <draw:equation draw:name="f84" draw:formula="9*width/463"/>
            <draw:equation draw:name="f85" draw:formula="23*height/772"/>
            <draw:equation draw:name="f86" draw:formula="5*width/463"/>
            <draw:equation draw:name="f87" draw:formula="33*height/772"/>
            <draw:equation draw:name="f88" draw:formula="2*width/463"/>
            <draw:equation draw:name="f89" draw:formula="45*height/772"/>
            <draw:equation draw:name="f90" draw:formula="0*width/463"/>
            <draw:equation draw:name="f91" draw:formula="58*height/772"/>
            <draw:equation draw:name="f92" draw:formula="0*width/463"/>
            <draw:equation draw:name="f93" draw:formula="71*height/772"/>
            <draw:equation draw:name="f94" draw:formula="2*width/463"/>
            <draw:equation draw:name="f95" draw:formula="84*height/772"/>
            <draw:equation draw:name="f96" draw:formula="5*width/463"/>
            <draw:equation draw:name="f97" draw:formula="95*height/772"/>
            <draw:equation draw:name="f98" draw:formula="9*width/463"/>
            <draw:equation draw:name="f99" draw:formula="105*height/772"/>
            <draw:equation draw:name="f100" draw:formula="14*width/463"/>
            <draw:equation draw:name="f101" draw:formula="114*height/772"/>
            <draw:equation draw:name="f102" draw:formula="20*width/463"/>
            <draw:equation draw:name="f103" draw:formula="121*height/772"/>
            <draw:equation draw:name="f104" draw:formula="27*width/463"/>
            <draw:equation draw:name="f105" draw:formula="125*height/772"/>
            <draw:equation draw:name="f106" draw:formula="34*width/463"/>
            <draw:equation draw:name="f107" draw:formula="128*height/772"/>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width"/>
            <draw:equation draw:name="f163" draw:formula="height"/>
          </draw:enhanced-geometry>
        </draw:custom-shape>
        <draw:custom-shape draw:name="Freeform 22" draw:style-name="Mgr4" draw:text-style-name="MP4" draw:layer="layout" svg:width="0.091cm" svg:height="0.29cm" svg:x="25.787cm" svg:y="1.375cm">
          <text:p/>
          <draw:enhanced-geometry draw:mirror-horizontal="false" draw:mirror-vertical="false" svg:viewBox="0 0 242 754" draw:type="non-primitive" draw:enhanced-path="M 75 100 L 77 100 87 79 97 59 106 43 117 28 122 22 129 16 135 11 142 8 148 4 156 1 165 0 173 0 183 0 192 2 201 4 209 9 217 14 226 19 234 26 242 33 205 148 195 136 185 126 180 122 174 119 167 117 159 117 153 117 145 118 139 121 132 124 127 127 121 133 116 138 112 145 104 160 97 176 91 195 87 216 83 236 80 259 78 282 77 303 75 347 75 386 75 754 0 754 0 20 75 20 75 100 Z N">
            <draw:equation draw:name="f0" draw:formula="12*width/242"/>
            <draw:equation draw:name="f1" draw:formula="17*height/754"/>
            <draw:equation draw:name="f2" draw:formula="13*width/242"/>
            <draw:equation draw:name="f3" draw:formula="17*height/754"/>
            <draw:equation draw:name="f4" draw:formula="14*width/242"/>
            <draw:equation draw:name="f5" draw:formula="13*height/754"/>
            <draw:equation draw:name="f6" draw:formula="16*width/242"/>
            <draw:equation draw:name="f7" draw:formula="10*height/754"/>
            <draw:equation draw:name="f8" draw:formula="18*width/242"/>
            <draw:equation draw:name="f9" draw:formula="7*height/754"/>
            <draw:equation draw:name="f10" draw:formula="19*width/242"/>
            <draw:equation draw:name="f11" draw:formula="5*height/754"/>
            <draw:equation draw:name="f12" draw:formula="20*width/242"/>
            <draw:equation draw:name="f13" draw:formula="4*height/754"/>
            <draw:equation draw:name="f14" draw:formula="21*width/242"/>
            <draw:equation draw:name="f15" draw:formula="3*height/754"/>
            <draw:equation draw:name="f16" draw:formula="22*width/242"/>
            <draw:equation draw:name="f17" draw:formula="2*height/754"/>
            <draw:equation draw:name="f18" draw:formula="23*width/242"/>
            <draw:equation draw:name="f19" draw:formula="1*height/754"/>
            <draw:equation draw:name="f20" draw:formula="24*width/242"/>
            <draw:equation draw:name="f21" draw:formula="1*height/754"/>
            <draw:equation draw:name="f22" draw:formula="26*width/242"/>
            <draw:equation draw:name="f23" draw:formula="0*height/754"/>
            <draw:equation draw:name="f24" draw:formula="27*width/242"/>
            <draw:equation draw:name="f25" draw:formula="0*height/754"/>
            <draw:equation draw:name="f26" draw:formula="29*width/242"/>
            <draw:equation draw:name="f27" draw:formula="0*height/754"/>
            <draw:equation draw:name="f28" draw:formula="30*width/242"/>
            <draw:equation draw:name="f29" draw:formula="0*height/754"/>
            <draw:equation draw:name="f30" draw:formula="32*width/242"/>
            <draw:equation draw:name="f31" draw:formula="0*height/754"/>
            <draw:equation draw:name="f32" draw:formula="33*width/242"/>
            <draw:equation draw:name="f33" draw:formula="1*height/754"/>
            <draw:equation draw:name="f34" draw:formula="35*width/242"/>
            <draw:equation draw:name="f35" draw:formula="2*height/754"/>
            <draw:equation draw:name="f36" draw:formula="36*width/242"/>
            <draw:equation draw:name="f37" draw:formula="2*height/754"/>
            <draw:equation draw:name="f38" draw:formula="37*width/242"/>
            <draw:equation draw:name="f39" draw:formula="3*height/754"/>
            <draw:equation draw:name="f40" draw:formula="39*width/242"/>
            <draw:equation draw:name="f41" draw:formula="4*height/754"/>
            <draw:equation draw:name="f42" draw:formula="40*width/242"/>
            <draw:equation draw:name="f43" draw:formula="6*height/754"/>
            <draw:equation draw:name="f44" draw:formula="34*width/242"/>
            <draw:equation draw:name="f45" draw:formula="25*height/754"/>
            <draw:equation draw:name="f46" draw:formula="32*width/242"/>
            <draw:equation draw:name="f47" draw:formula="23*height/754"/>
            <draw:equation draw:name="f48" draw:formula="31*width/242"/>
            <draw:equation draw:name="f49" draw:formula="21*height/754"/>
            <draw:equation draw:name="f50" draw:formula="30*width/242"/>
            <draw:equation draw:name="f51" draw:formula="20*height/754"/>
            <draw:equation draw:name="f52" draw:formula="29*width/242"/>
            <draw:equation draw:name="f53" draw:formula="20*height/754"/>
            <draw:equation draw:name="f54" draw:formula="28*width/242"/>
            <draw:equation draw:name="f55" draw:formula="20*height/754"/>
            <draw:equation draw:name="f56" draw:formula="26*width/242"/>
            <draw:equation draw:name="f57" draw:formula="20*height/754"/>
            <draw:equation draw:name="f58" draw:formula="25*width/242"/>
            <draw:equation draw:name="f59" draw:formula="20*height/754"/>
            <draw:equation draw:name="f60" draw:formula="24*width/242"/>
            <draw:equation draw:name="f61" draw:formula="20*height/754"/>
            <draw:equation draw:name="f62" draw:formula="23*width/242"/>
            <draw:equation draw:name="f63" draw:formula="20*height/754"/>
            <draw:equation draw:name="f64" draw:formula="22*width/242"/>
            <draw:equation draw:name="f65" draw:formula="21*height/754"/>
            <draw:equation draw:name="f66" draw:formula="21*width/242"/>
            <draw:equation draw:name="f67" draw:formula="21*height/754"/>
            <draw:equation draw:name="f68" draw:formula="20*width/242"/>
            <draw:equation draw:name="f69" draw:formula="22*height/754"/>
            <draw:equation draw:name="f70" draw:formula="19*width/242"/>
            <draw:equation draw:name="f71" draw:formula="23*height/754"/>
            <draw:equation draw:name="f72" draw:formula="19*width/242"/>
            <draw:equation draw:name="f73" draw:formula="24*height/754"/>
            <draw:equation draw:name="f74" draw:formula="17*width/242"/>
            <draw:equation draw:name="f75" draw:formula="27*height/754"/>
            <draw:equation draw:name="f76" draw:formula="16*width/242"/>
            <draw:equation draw:name="f77" draw:formula="29*height/754"/>
            <draw:equation draw:name="f78" draw:formula="15*width/242"/>
            <draw:equation draw:name="f79" draw:formula="33*height/754"/>
            <draw:equation draw:name="f80" draw:formula="14*width/242"/>
            <draw:equation draw:name="f81" draw:formula="36*height/754"/>
            <draw:equation draw:name="f82" draw:formula="14*width/242"/>
            <draw:equation draw:name="f83" draw:formula="39*height/754"/>
            <draw:equation draw:name="f84" draw:formula="13*width/242"/>
            <draw:equation draw:name="f85" draw:formula="43*height/754"/>
            <draw:equation draw:name="f86" draw:formula="13*width/242"/>
            <draw:equation draw:name="f87" draw:formula="47*height/754"/>
            <draw:equation draw:name="f88" draw:formula="13*width/242"/>
            <draw:equation draw:name="f89" draw:formula="51*height/754"/>
            <draw:equation draw:name="f90" draw:formula="12*width/242"/>
            <draw:equation draw:name="f91" draw:formula="58*height/754"/>
            <draw:equation draw:name="f92" draw:formula="12*width/242"/>
            <draw:equation draw:name="f93" draw:formula="65*height/754"/>
            <draw:equation draw:name="f94" draw:formula="12*width/242"/>
            <draw:equation draw:name="f95" draw:formula="126*height/754"/>
            <draw:equation draw:name="f96" draw:formula="0*width/242"/>
            <draw:equation draw:name="f97" draw:formula="126*height/754"/>
            <draw:equation draw:name="f98" draw:formula="0*width/242"/>
            <draw:equation draw:name="f99" draw:formula="3*height/754"/>
            <draw:equation draw:name="f100" draw:formula="12*width/242"/>
            <draw:equation draw:name="f101" draw:formula="3*height/754"/>
            <draw:equation draw:name="f102" draw:formula="12*width/242"/>
            <draw:equation draw:name="f103" draw:formula="17*height/754"/>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width"/>
            <draw:equation draw:name="f157" draw:formula="height"/>
          </draw:enhanced-geometry>
        </draw:custom-shape>
        <draw:custom-shape draw:name="Freeform 23" draw:style-name="Mgr4" draw:text-style-name="MP4" draw:layer="layout" svg:width="0.17cm" svg:height="0.296cm" svg:x="25.884cm" svg:y="1.375cm">
          <text:p/>
          <draw:enhanced-geometry draw:mirror-horizontal="false" draw:mirror-vertical="false" svg:viewBox="0 0 439 772" draw:type="non-primitive" draw:enhanced-path="M 219 117 L 227 117 236 118 245 119 252 121 260 124 267 127 275 132 281 137 288 141 294 148 301 154 307 161 318 176 328 193 338 211 345 232 352 254 357 277 361 301 365 327 367 353 368 381 367 408 366 435 362 462 358 487 353 511 346 534 339 556 330 575 320 593 309 610 304 617 298 624 291 630 285 636 278 641 271 645 263 649 256 653 248 655 239 657 231 658 222 658 213 658 205 657 196 655 189 653 181 649 173 645 166 640 158 634 152 629 145 622 140 615 134 607 123 590 113 572 104 551 97 530 90 506 86 482 82 457 78 432 76 405 76 378 77 353 78 327 82 303 87 279 92 257 99 234 107 215 116 195 126 178 137 163 149 149 162 138 168 133 175 128 181 125 189 122 196 119 204 118 211 117 219 117 Z M 439 20 L 365 20 365 124 362 124 355 110 347 96 340 84 331 72 324 61 314 51 305 41 295 33 286 25 276 18 266 13 256 9 245 4 234 2 223 0 211 0 199 0 187 1 176 4 164 8 153 12 142 17 132 24 123 31 113 39 103 47 95 57 86 68 77 79 70 91 62 102 56 115 49 129 43 143 37 159 31 174 22 206 14 239 7 275 3 312 1 350 0 388 1 426 3 463 8 498 14 533 22 566 32 599 37 614 44 628 50 642 57 656 63 669 71 682 78 693 87 704 96 714 104 724 114 732 124 741 134 748 143 754 154 759 165 764 176 768 187 770 199 771 211 772 223 772 234 770 245 768 256 765 266 761 276 755 286 750 295 742 305 735 314 725 324 715 331 704 340 693 347 680 355 666 362 651 365 651 365 754 439 754 439 20 Z N">
            <draw:equation draw:name="f0" draw:formula="40*width/439"/>
            <draw:equation draw:name="f1" draw:formula="20*height/772"/>
            <draw:equation draw:name="f2" draw:formula="44*width/439"/>
            <draw:equation draw:name="f3" draw:formula="21*height/772"/>
            <draw:equation draw:name="f4" draw:formula="47*width/439"/>
            <draw:equation draw:name="f5" draw:formula="23*height/772"/>
            <draw:equation draw:name="f6" draw:formula="51*width/439"/>
            <draw:equation draw:name="f7" draw:formula="26*height/772"/>
            <draw:equation draw:name="f8" draw:formula="55*width/439"/>
            <draw:equation draw:name="f9" draw:formula="32*height/772"/>
            <draw:equation draw:name="f10" draw:formula="59*width/439"/>
            <draw:equation draw:name="f11" draw:formula="42*height/772"/>
            <draw:equation draw:name="f12" draw:formula="62*width/439"/>
            <draw:equation draw:name="f13" draw:formula="54*height/772"/>
            <draw:equation draw:name="f14" draw:formula="62*width/439"/>
            <draw:equation draw:name="f15" draw:formula="68*height/772"/>
            <draw:equation draw:name="f16" draw:formula="60*width/439"/>
            <draw:equation draw:name="f17" draw:formula="81*height/772"/>
            <draw:equation draw:name="f18" draw:formula="57*width/439"/>
            <draw:equation draw:name="f19" draw:formula="92*height/772"/>
            <draw:equation draw:name="f20" draw:formula="52*width/439"/>
            <draw:equation draw:name="f21" draw:formula="101*height/772"/>
            <draw:equation draw:name="f22" draw:formula="49*width/439"/>
            <draw:equation draw:name="f23" draw:formula="104*height/772"/>
            <draw:equation draw:name="f24" draw:formula="46*width/439"/>
            <draw:equation draw:name="f25" draw:formula="107*height/772"/>
            <draw:equation draw:name="f26" draw:formula="42*width/439"/>
            <draw:equation draw:name="f27" draw:formula="109*height/772"/>
            <draw:equation draw:name="f28" draw:formula="37*width/439"/>
            <draw:equation draw:name="f29" draw:formula="109*height/772"/>
            <draw:equation draw:name="f30" draw:formula="33*width/439"/>
            <draw:equation draw:name="f31" draw:formula="109*height/772"/>
            <draw:equation draw:name="f32" draw:formula="29*width/439"/>
            <draw:equation draw:name="f33" draw:formula="107*height/772"/>
            <draw:equation draw:name="f34" draw:formula="26*width/439"/>
            <draw:equation draw:name="f35" draw:formula="104*height/772"/>
            <draw:equation draw:name="f36" draw:formula="23*width/439"/>
            <draw:equation draw:name="f37" draw:formula="101*height/772"/>
            <draw:equation draw:name="f38" draw:formula="18*width/439"/>
            <draw:equation draw:name="f39" draw:formula="91*height/772"/>
            <draw:equation draw:name="f40" draw:formula="14*width/439"/>
            <draw:equation draw:name="f41" draw:formula="80*height/772"/>
            <draw:equation draw:name="f42" draw:formula="13*width/439"/>
            <draw:equation draw:name="f43" draw:formula="67*height/772"/>
            <draw:equation draw:name="f44" draw:formula="13*width/439"/>
            <draw:equation draw:name="f45" draw:formula="54*height/772"/>
            <draw:equation draw:name="f46" draw:formula="16*width/439"/>
            <draw:equation draw:name="f47" draw:formula="43*height/772"/>
            <draw:equation draw:name="f48" draw:formula="20*width/439"/>
            <draw:equation draw:name="f49" draw:formula="32*height/772"/>
            <draw:equation draw:name="f50" draw:formula="25*width/439"/>
            <draw:equation draw:name="f51" draw:formula="25*height/772"/>
            <draw:equation draw:name="f52" draw:formula="29*width/439"/>
            <draw:equation draw:name="f53" draw:formula="21*height/772"/>
            <draw:equation draw:name="f54" draw:formula="33*width/439"/>
            <draw:equation draw:name="f55" draw:formula="20*height/772"/>
            <draw:equation draw:name="f56" draw:formula="37*width/439"/>
            <draw:equation draw:name="f57" draw:formula="19*height/772"/>
            <draw:equation draw:name="f58" draw:formula="62*width/439"/>
            <draw:equation draw:name="f59" draw:formula="21*height/772"/>
            <draw:equation draw:name="f60" draw:formula="58*width/439"/>
            <draw:equation draw:name="f61" draw:formula="16*height/772"/>
            <draw:equation draw:name="f62" draw:formula="55*width/439"/>
            <draw:equation draw:name="f63" draw:formula="10*height/772"/>
            <draw:equation draw:name="f64" draw:formula="50*width/439"/>
            <draw:equation draw:name="f65" draw:formula="5*height/772"/>
            <draw:equation draw:name="f66" draw:formula="45*width/439"/>
            <draw:equation draw:name="f67" draw:formula="2*height/772"/>
            <draw:equation draw:name="f68" draw:formula="39*width/439"/>
            <draw:equation draw:name="f69" draw:formula="0*height/772"/>
            <draw:equation draw:name="f70" draw:formula="34*width/439"/>
            <draw:equation draw:name="f71" draw:formula="0*height/772"/>
            <draw:equation draw:name="f72" draw:formula="28*width/439"/>
            <draw:equation draw:name="f73" draw:formula="1*height/772"/>
            <draw:equation draw:name="f74" draw:formula="22*width/439"/>
            <draw:equation draw:name="f75" draw:formula="4*height/772"/>
            <draw:equation draw:name="f76" draw:formula="17*width/439"/>
            <draw:equation draw:name="f77" draw:formula="8*height/772"/>
            <draw:equation draw:name="f78" draw:formula="13*width/439"/>
            <draw:equation draw:name="f79" draw:formula="13*height/772"/>
            <draw:equation draw:name="f80" draw:formula="9*width/439"/>
            <draw:equation draw:name="f81" draw:formula="19*height/772"/>
            <draw:equation draw:name="f82" draw:formula="6*width/439"/>
            <draw:equation draw:name="f83" draw:formula="26*height/772"/>
            <draw:equation draw:name="f84" draw:formula="2*width/439"/>
            <draw:equation draw:name="f85" draw:formula="40*height/772"/>
            <draw:equation draw:name="f86" draw:formula="0*width/439"/>
            <draw:equation draw:name="f87" draw:formula="58*height/772"/>
            <draw:equation draw:name="f88" draw:formula="1*width/439"/>
            <draw:equation draw:name="f89" draw:formula="77*height/772"/>
            <draw:equation draw:name="f90" draw:formula="4*width/439"/>
            <draw:equation draw:name="f91" draw:formula="94*height/772"/>
            <draw:equation draw:name="f92" draw:formula="7*width/439"/>
            <draw:equation draw:name="f93" draw:formula="104*height/772"/>
            <draw:equation draw:name="f94" draw:formula="11*width/439"/>
            <draw:equation draw:name="f95" draw:formula="111*height/772"/>
            <draw:equation draw:name="f96" draw:formula="15*width/439"/>
            <draw:equation draw:name="f97" draw:formula="117*height/772"/>
            <draw:equation draw:name="f98" draw:formula="19*width/439"/>
            <draw:equation draw:name="f99" draw:formula="121*height/772"/>
            <draw:equation draw:name="f100" draw:formula="24*width/439"/>
            <draw:equation draw:name="f101" draw:formula="125*height/772"/>
            <draw:equation draw:name="f102" draw:formula="30*width/439"/>
            <draw:equation draw:name="f103" draw:formula="127*height/772"/>
            <draw:equation draw:name="f104" draw:formula="36*width/439"/>
            <draw:equation draw:name="f105" draw:formula="128*height/772"/>
            <draw:equation draw:name="f106" draw:formula="41*width/439"/>
            <draw:equation draw:name="f107" draw:formula="127*height/772"/>
            <draw:equation draw:name="f108" draw:formula="47*width/439"/>
            <draw:equation draw:name="f109" draw:formula="125*height/772"/>
            <draw:equation draw:name="f110" draw:formula="51*width/439"/>
            <draw:equation draw:name="f111" draw:formula="122*height/772"/>
            <draw:equation draw:name="f112" draw:formula="56*width/439"/>
            <draw:equation draw:name="f113" draw:formula="117*height/772"/>
            <draw:equation draw:name="f114" draw:formula="60*width/439"/>
            <draw:equation draw:name="f115" draw:formula="110*height/772"/>
            <draw:equation draw:name="f116" draw:formula="62*width/439"/>
            <draw:equation draw:name="f117" draw:formula="125*height/77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width"/>
            <draw:equation draw:name="f178" draw:formula="height"/>
          </draw:enhanced-geometry>
        </draw:custom-shape>
        <draw:custom-shape draw:name="Freeform 24" draw:style-name="Mgr4" draw:text-style-name="MP4" draw:layer="layout" svg:width="0.077cm" svg:height="0.388cm" svg:x="26.095cm" svg:y="1.278cm">
          <text:p/>
          <draw:enhanced-geometry draw:mirror-horizontal="false" draw:mirror-vertical="false" svg:viewBox="0 0 199 998" draw:type="non-primitive" draw:enhanced-path="M 119 998 L 46 998 46 379 0 379 0 264 46 264 46 0 119 0 119 264 199 264 199 379 119 379 119 998 Z N">
            <draw:equation draw:name="f0" draw:formula="20*width/199"/>
            <draw:equation draw:name="f1" draw:formula="168*height/998"/>
            <draw:equation draw:name="f2" draw:formula="8*width/199"/>
            <draw:equation draw:name="f3" draw:formula="168*height/998"/>
            <draw:equation draw:name="f4" draw:formula="8*width/199"/>
            <draw:equation draw:name="f5" draw:formula="64*height/998"/>
            <draw:equation draw:name="f6" draw:formula="0*width/199"/>
            <draw:equation draw:name="f7" draw:formula="64*height/998"/>
            <draw:equation draw:name="f8" draw:formula="0*width/199"/>
            <draw:equation draw:name="f9" draw:formula="44*height/998"/>
            <draw:equation draw:name="f10" draw:formula="8*width/199"/>
            <draw:equation draw:name="f11" draw:formula="44*height/998"/>
            <draw:equation draw:name="f12" draw:formula="8*width/199"/>
            <draw:equation draw:name="f13" draw:formula="0*height/998"/>
            <draw:equation draw:name="f14" draw:formula="20*width/199"/>
            <draw:equation draw:name="f15" draw:formula="0*height/998"/>
            <draw:equation draw:name="f16" draw:formula="20*width/199"/>
            <draw:equation draw:name="f17" draw:formula="44*height/998"/>
            <draw:equation draw:name="f18" draw:formula="34*width/199"/>
            <draw:equation draw:name="f19" draw:formula="44*height/998"/>
            <draw:equation draw:name="f20" draw:formula="34*width/199"/>
            <draw:equation draw:name="f21" draw:formula="64*height/998"/>
            <draw:equation draw:name="f22" draw:formula="20*width/199"/>
            <draw:equation draw:name="f23" draw:formula="64*height/998"/>
            <draw:equation draw:name="f24" draw:formula="20*width/199"/>
            <draw:equation draw:name="f25" draw:formula="168*height/998"/>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width"/>
            <draw:equation draw:name="f40" draw:formula="height"/>
          </draw:enhanced-geometry>
        </draw:custom-shape>
        <draw:custom-shape draw:name="Freeform 25" draw:style-name="Mgr4" draw:text-style-name="MP4" draw:layer="layout" svg:width="0.178cm" svg:height="0.296cm" svg:x="26.182cm" svg:y="1.375cm">
          <text:p/>
          <draw:enhanced-geometry draw:mirror-horizontal="false" draw:mirror-vertical="false" svg:viewBox="0 0 461 772" draw:type="non-primitive" draw:enhanced-path="M 230 117 L 239 117 247 118 256 119 264 122 272 124 280 128 287 133 294 137 301 142 308 149 314 155 321 162 333 178 343 195 353 215 362 235 369 258 376 282 380 306 383 332 386 358 387 386 386 414 383 441 380 467 376 492 369 516 362 538 353 560 343 579 333 597 321 612 314 619 308 626 301 632 294 638 287 642 280 646 272 651 264 653 256 656 247 657 239 658 230 658 221 658 214 657 205 656 197 653 189 651 181 646 174 642 167 638 160 632 153 626 147 619 140 612 129 597 118 579 108 560 99 538 92 516 85 492 81 467 77 441 75 414 75 386 75 358 77 332 81 306 85 282 92 258 99 235 108 215 118 195 129 178 140 162 147 155 153 149 160 142 167 137 174 133 181 128 189 124 197 122 205 119 214 118 221 117 230 117 Z M 230 772 L 242 772 254 770 266 768 276 765 288 761 299 755 310 750 320 742 330 735 340 727 350 717 360 708 368 697 377 685 386 673 393 661 401 647 408 633 415 619 421 604 428 589 433 573 438 556 443 539 447 521 450 504 454 485 457 467 458 448 460 428 461 409 461 388 461 368 460 348 458 329 457 310 454 290 450 272 447 254 443 236 438 219 434 202 428 186 422 170 416 155 409 140 402 126 394 112 387 100 378 87 369 77 361 66 351 55 341 46 332 38 321 30 311 23 300 17 289 12 278 8 266 4 255 1 243 0 230 0 218 0 206 1 194 4 184 8 172 12 161 17 150 23 139 30 130 38 120 46 110 55 101 66 92 77 83 87 75 100 67 112 59 126 52 140 45 155 39 170 32 186 27 202 23 219 17 236 14 254 10 272 7 290 4 310 2 329 1 348 0 368 0 388 0 409 1 428 2 448 4 467 8 485 10 504 14 521 18 539 23 556 28 573 34 589 39 604 45 619 53 633 59 647 67 661 76 673 84 685 93 697 102 708 111 717 121 727 131 735 140 742 151 750 162 755 173 761 184 765 196 768 207 770 218 772 230 772 Z N">
            <draw:equation draw:name="f0" draw:formula="43*width/461"/>
            <draw:equation draw:name="f1" draw:formula="20*height/772"/>
            <draw:equation draw:name="f2" draw:formula="49*width/461"/>
            <draw:equation draw:name="f3" draw:formula="22*height/772"/>
            <draw:equation draw:name="f4" draw:formula="53*width/461"/>
            <draw:equation draw:name="f5" draw:formula="26*height/772"/>
            <draw:equation draw:name="f6" draw:formula="60*width/461"/>
            <draw:equation draw:name="f7" draw:formula="36*height/772"/>
            <draw:equation draw:name="f8" draw:formula="64*width/461"/>
            <draw:equation draw:name="f9" draw:formula="51*height/772"/>
            <draw:equation draw:name="f10" draw:formula="65*width/461"/>
            <draw:equation draw:name="f11" draw:formula="69*height/772"/>
            <draw:equation draw:name="f12" draw:formula="62*width/461"/>
            <draw:equation draw:name="f13" draw:formula="86*height/772"/>
            <draw:equation draw:name="f14" draw:formula="56*width/461"/>
            <draw:equation draw:name="f15" draw:formula="99*height/772"/>
            <draw:equation draw:name="f16" draw:formula="51*width/461"/>
            <draw:equation draw:name="f17" draw:formula="105*height/772"/>
            <draw:equation draw:name="f18" draw:formula="46*width/461"/>
            <draw:equation draw:name="f19" draw:formula="108*height/772"/>
            <draw:equation draw:name="f20" draw:formula="40*width/461"/>
            <draw:equation draw:name="f21" draw:formula="109*height/772"/>
            <draw:equation draw:name="f22" draw:formula="35*width/461"/>
            <draw:equation draw:name="f23" draw:formula="109*height/772"/>
            <draw:equation draw:name="f24" draw:formula="29*width/461"/>
            <draw:equation draw:name="f25" draw:formula="106*height/772"/>
            <draw:equation draw:name="f26" draw:formula="25*width/461"/>
            <draw:equation draw:name="f27" draw:formula="103*height/772"/>
            <draw:equation draw:name="f28" draw:formula="18*width/461"/>
            <draw:equation draw:name="f29" draw:formula="93*height/772"/>
            <draw:equation draw:name="f30" draw:formula="14*width/461"/>
            <draw:equation draw:name="f31" draw:formula="77*height/772"/>
            <draw:equation draw:name="f32" draw:formula="13*width/461"/>
            <draw:equation draw:name="f33" draw:formula="59*height/772"/>
            <draw:equation draw:name="f34" draw:formula="16*width/461"/>
            <draw:equation draw:name="f35" draw:formula="43*height/772"/>
            <draw:equation draw:name="f36" draw:formula="22*width/461"/>
            <draw:equation draw:name="f37" draw:formula="30*height/772"/>
            <draw:equation draw:name="f38" draw:formula="27*width/461"/>
            <draw:equation draw:name="f39" draw:formula="24*height/772"/>
            <draw:equation draw:name="f40" draw:formula="32*width/461"/>
            <draw:equation draw:name="f41" draw:formula="21*height/772"/>
            <draw:equation draw:name="f42" draw:formula="37*width/461"/>
            <draw:equation draw:name="f43" draw:formula="19*height/772"/>
            <draw:equation draw:name="f44" draw:formula="43*width/461"/>
            <draw:equation draw:name="f45" draw:formula="128*height/772"/>
            <draw:equation draw:name="f46" draw:formula="51*width/461"/>
            <draw:equation draw:name="f47" draw:formula="125*height/772"/>
            <draw:equation draw:name="f48" draw:formula="58*width/461"/>
            <draw:equation draw:name="f49" draw:formula="121*height/772"/>
            <draw:equation draw:name="f50" draw:formula="64*width/461"/>
            <draw:equation draw:name="f51" draw:formula="114*height/772"/>
            <draw:equation draw:name="f52" draw:formula="69*width/461"/>
            <draw:equation draw:name="f53" draw:formula="105*height/772"/>
            <draw:equation draw:name="f54" draw:formula="73*width/461"/>
            <draw:equation draw:name="f55" draw:formula="95*height/772"/>
            <draw:equation draw:name="f56" draw:formula="76*width/461"/>
            <draw:equation draw:name="f57" draw:formula="84*height/772"/>
            <draw:equation draw:name="f58" draw:formula="78*width/461"/>
            <draw:equation draw:name="f59" draw:formula="71*height/772"/>
            <draw:equation draw:name="f60" draw:formula="78*width/461"/>
            <draw:equation draw:name="f61" draw:formula="58*height/772"/>
            <draw:equation draw:name="f62" draw:formula="76*width/461"/>
            <draw:equation draw:name="f63" draw:formula="45*height/772"/>
            <draw:equation draw:name="f64" draw:formula="73*width/461"/>
            <draw:equation draw:name="f65" draw:formula="33*height/772"/>
            <draw:equation draw:name="f66" draw:formula="69*width/461"/>
            <draw:equation draw:name="f67" draw:formula="23*height/772"/>
            <draw:equation draw:name="f68" draw:formula="64*width/461"/>
            <draw:equation draw:name="f69" draw:formula="14*height/772"/>
            <draw:equation draw:name="f70" draw:formula="58*width/461"/>
            <draw:equation draw:name="f71" draw:formula="8*height/772"/>
            <draw:equation draw:name="f72" draw:formula="51*width/461"/>
            <draw:equation draw:name="f73" draw:formula="3*height/772"/>
            <draw:equation draw:name="f74" draw:formula="43*width/461"/>
            <draw:equation draw:name="f75" draw:formula="0*height/772"/>
            <draw:equation draw:name="f76" draw:formula="35*width/461"/>
            <draw:equation draw:name="f77" draw:formula="0*height/772"/>
            <draw:equation draw:name="f78" draw:formula="27*width/461"/>
            <draw:equation draw:name="f79" draw:formula="3*height/772"/>
            <draw:equation draw:name="f80" draw:formula="20*width/461"/>
            <draw:equation draw:name="f81" draw:formula="8*height/772"/>
            <draw:equation draw:name="f82" draw:formula="14*width/461"/>
            <draw:equation draw:name="f83" draw:formula="14*height/772"/>
            <draw:equation draw:name="f84" draw:formula="9*width/461"/>
            <draw:equation draw:name="f85" draw:formula="23*height/772"/>
            <draw:equation draw:name="f86" draw:formula="5*width/461"/>
            <draw:equation draw:name="f87" draw:formula="33*height/772"/>
            <draw:equation draw:name="f88" draw:formula="2*width/461"/>
            <draw:equation draw:name="f89" draw:formula="45*height/772"/>
            <draw:equation draw:name="f90" draw:formula="0*width/461"/>
            <draw:equation draw:name="f91" draw:formula="58*height/772"/>
            <draw:equation draw:name="f92" draw:formula="0*width/461"/>
            <draw:equation draw:name="f93" draw:formula="71*height/772"/>
            <draw:equation draw:name="f94" draw:formula="2*width/461"/>
            <draw:equation draw:name="f95" draw:formula="84*height/772"/>
            <draw:equation draw:name="f96" draw:formula="5*width/461"/>
            <draw:equation draw:name="f97" draw:formula="95*height/772"/>
            <draw:equation draw:name="f98" draw:formula="9*width/461"/>
            <draw:equation draw:name="f99" draw:formula="105*height/772"/>
            <draw:equation draw:name="f100" draw:formula="14*width/461"/>
            <draw:equation draw:name="f101" draw:formula="114*height/772"/>
            <draw:equation draw:name="f102" draw:formula="20*width/461"/>
            <draw:equation draw:name="f103" draw:formula="121*height/772"/>
            <draw:equation draw:name="f104" draw:formula="27*width/461"/>
            <draw:equation draw:name="f105" draw:formula="125*height/772"/>
            <draw:equation draw:name="f106" draw:formula="35*width/461"/>
            <draw:equation draw:name="f107" draw:formula="128*height/772"/>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width"/>
            <draw:equation draw:name="f163" draw:formula="height"/>
          </draw:enhanced-geometry>
        </draw:custom-shape>
        <draw:custom-shape draw:name="Freeform 26" draw:style-name="Mgr4" draw:text-style-name="MP4" draw:layer="layout" svg:width="0.092cm" svg:height="0.29cm" svg:x="26.401cm" svg:y="1.375cm">
          <text:p/>
          <draw:enhanced-geometry draw:mirror-horizontal="false" draw:mirror-vertical="false" svg:viewBox="0 0 240 754" draw:type="non-primitive" draw:enhanced-path="M 74 100 L 76 100 86 79 96 59 105 43 116 28 123 22 128 16 134 11 142 8 148 4 157 1 166 0 174 0 183 0 192 2 200 4 209 9 217 14 225 19 233 26 240 33 207 148 195 136 185 126 180 122 173 119 168 117 161 117 154 117 146 118 140 121 133 124 128 127 123 133 117 138 113 145 104 160 98 176 91 195 87 216 83 236 79 259 77 282 76 303 74 347 74 386 74 754 0 754 0 20 74 20 74 100 Z N">
            <draw:equation draw:name="f0" draw:formula="12*width/240"/>
            <draw:equation draw:name="f1" draw:formula="17*height/754"/>
            <draw:equation draw:name="f2" draw:formula="13*width/240"/>
            <draw:equation draw:name="f3" draw:formula="17*height/754"/>
            <draw:equation draw:name="f4" draw:formula="14*width/240"/>
            <draw:equation draw:name="f5" draw:formula="13*height/754"/>
            <draw:equation draw:name="f6" draw:formula="16*width/240"/>
            <draw:equation draw:name="f7" draw:formula="10*height/754"/>
            <draw:equation draw:name="f8" draw:formula="18*width/240"/>
            <draw:equation draw:name="f9" draw:formula="7*height/754"/>
            <draw:equation draw:name="f10" draw:formula="19*width/240"/>
            <draw:equation draw:name="f11" draw:formula="5*height/754"/>
            <draw:equation draw:name="f12" draw:formula="21*width/240"/>
            <draw:equation draw:name="f13" draw:formula="4*height/754"/>
            <draw:equation draw:name="f14" draw:formula="21*width/240"/>
            <draw:equation draw:name="f15" draw:formula="3*height/754"/>
            <draw:equation draw:name="f16" draw:formula="22*width/240"/>
            <draw:equation draw:name="f17" draw:formula="2*height/754"/>
            <draw:equation draw:name="f18" draw:formula="24*width/240"/>
            <draw:equation draw:name="f19" draw:formula="1*height/754"/>
            <draw:equation draw:name="f20" draw:formula="25*width/240"/>
            <draw:equation draw:name="f21" draw:formula="1*height/754"/>
            <draw:equation draw:name="f22" draw:formula="26*width/240"/>
            <draw:equation draw:name="f23" draw:formula="0*height/754"/>
            <draw:equation draw:name="f24" draw:formula="28*width/240"/>
            <draw:equation draw:name="f25" draw:formula="0*height/754"/>
            <draw:equation draw:name="f26" draw:formula="29*width/240"/>
            <draw:equation draw:name="f27" draw:formula="0*height/754"/>
            <draw:equation draw:name="f28" draw:formula="31*width/240"/>
            <draw:equation draw:name="f29" draw:formula="0*height/754"/>
            <draw:equation draw:name="f30" draw:formula="32*width/240"/>
            <draw:equation draw:name="f31" draw:formula="0*height/754"/>
            <draw:equation draw:name="f32" draw:formula="33*width/240"/>
            <draw:equation draw:name="f33" draw:formula="1*height/754"/>
            <draw:equation draw:name="f34" draw:formula="35*width/240"/>
            <draw:equation draw:name="f35" draw:formula="2*height/754"/>
            <draw:equation draw:name="f36" draw:formula="36*width/240"/>
            <draw:equation draw:name="f37" draw:formula="2*height/754"/>
            <draw:equation draw:name="f38" draw:formula="38*width/240"/>
            <draw:equation draw:name="f39" draw:formula="3*height/754"/>
            <draw:equation draw:name="f40" draw:formula="39*width/240"/>
            <draw:equation draw:name="f41" draw:formula="4*height/754"/>
            <draw:equation draw:name="f42" draw:formula="40*width/240"/>
            <draw:equation draw:name="f43" draw:formula="6*height/754"/>
            <draw:equation draw:name="f44" draw:formula="35*width/240"/>
            <draw:equation draw:name="f45" draw:formula="25*height/754"/>
            <draw:equation draw:name="f46" draw:formula="33*width/240"/>
            <draw:equation draw:name="f47" draw:formula="23*height/754"/>
            <draw:equation draw:name="f48" draw:formula="31*width/240"/>
            <draw:equation draw:name="f49" draw:formula="21*height/754"/>
            <draw:equation draw:name="f50" draw:formula="30*width/240"/>
            <draw:equation draw:name="f51" draw:formula="20*height/754"/>
            <draw:equation draw:name="f52" draw:formula="29*width/240"/>
            <draw:equation draw:name="f53" draw:formula="20*height/754"/>
            <draw:equation draw:name="f54" draw:formula="28*width/240"/>
            <draw:equation draw:name="f55" draw:formula="20*height/754"/>
            <draw:equation draw:name="f56" draw:formula="27*width/240"/>
            <draw:equation draw:name="f57" draw:formula="20*height/754"/>
            <draw:equation draw:name="f58" draw:formula="26*width/240"/>
            <draw:equation draw:name="f59" draw:formula="20*height/754"/>
            <draw:equation draw:name="f60" draw:formula="24*width/240"/>
            <draw:equation draw:name="f61" draw:formula="20*height/754"/>
            <draw:equation draw:name="f62" draw:formula="23*width/240"/>
            <draw:equation draw:name="f63" draw:formula="20*height/754"/>
            <draw:equation draw:name="f64" draw:formula="22*width/240"/>
            <draw:equation draw:name="f65" draw:formula="21*height/754"/>
            <draw:equation draw:name="f66" draw:formula="21*width/240"/>
            <draw:equation draw:name="f67" draw:formula="21*height/754"/>
            <draw:equation draw:name="f68" draw:formula="21*width/240"/>
            <draw:equation draw:name="f69" draw:formula="22*height/754"/>
            <draw:equation draw:name="f70" draw:formula="20*width/240"/>
            <draw:equation draw:name="f71" draw:formula="23*height/754"/>
            <draw:equation draw:name="f72" draw:formula="19*width/240"/>
            <draw:equation draw:name="f73" draw:formula="24*height/754"/>
            <draw:equation draw:name="f74" draw:formula="17*width/240"/>
            <draw:equation draw:name="f75" draw:formula="27*height/754"/>
            <draw:equation draw:name="f76" draw:formula="16*width/240"/>
            <draw:equation draw:name="f77" draw:formula="29*height/754"/>
            <draw:equation draw:name="f78" draw:formula="15*width/240"/>
            <draw:equation draw:name="f79" draw:formula="33*height/754"/>
            <draw:equation draw:name="f80" draw:formula="15*width/240"/>
            <draw:equation draw:name="f81" draw:formula="36*height/754"/>
            <draw:equation draw:name="f82" draw:formula="14*width/240"/>
            <draw:equation draw:name="f83" draw:formula="39*height/754"/>
            <draw:equation draw:name="f84" draw:formula="13*width/240"/>
            <draw:equation draw:name="f85" draw:formula="43*height/754"/>
            <draw:equation draw:name="f86" draw:formula="13*width/240"/>
            <draw:equation draw:name="f87" draw:formula="47*height/754"/>
            <draw:equation draw:name="f88" draw:formula="13*width/240"/>
            <draw:equation draw:name="f89" draw:formula="51*height/754"/>
            <draw:equation draw:name="f90" draw:formula="12*width/240"/>
            <draw:equation draw:name="f91" draw:formula="58*height/754"/>
            <draw:equation draw:name="f92" draw:formula="12*width/240"/>
            <draw:equation draw:name="f93" draw:formula="65*height/754"/>
            <draw:equation draw:name="f94" draw:formula="12*width/240"/>
            <draw:equation draw:name="f95" draw:formula="126*height/754"/>
            <draw:equation draw:name="f96" draw:formula="0*width/240"/>
            <draw:equation draw:name="f97" draw:formula="126*height/754"/>
            <draw:equation draw:name="f98" draw:formula="0*width/240"/>
            <draw:equation draw:name="f99" draw:formula="3*height/754"/>
            <draw:equation draw:name="f100" draw:formula="12*width/240"/>
            <draw:equation draw:name="f101" draw:formula="3*height/754"/>
            <draw:equation draw:name="f102" draw:formula="12*width/240"/>
            <draw:equation draw:name="f103" draw:formula="17*height/754"/>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width"/>
            <draw:equation draw:name="f157" draw:formula="height"/>
          </draw:enhanced-geometry>
        </draw:custom-shape>
        <draw:custom-shape draw:name="Freeform 27" draw:style-name="Mgr4" draw:text-style-name="MP4" draw:layer="layout" svg:width="0.178cm" svg:height="0.441cm" svg:x="26.507cm" svg:y="1.38cm">
          <text:p/>
          <draw:enhanced-geometry draw:mirror-horizontal="false" draw:mirror-vertical="false" svg:viewBox="0 0 472 1144" draw:type="non-primitive" draw:enhanced-path="M 0 0 L 88 0 244 525 387 0 472 0 146 1144 62 1144 204 665 0 0 Z N">
            <draw:equation draw:name="f0" draw:formula="0*width/472"/>
            <draw:equation draw:name="f1" draw:formula="0*height/1144"/>
            <draw:equation draw:name="f2" draw:formula="15*width/472"/>
            <draw:equation draw:name="f3" draw:formula="0*height/1144"/>
            <draw:equation draw:name="f4" draw:formula="40*width/472"/>
            <draw:equation draw:name="f5" draw:formula="88*height/1144"/>
            <draw:equation draw:name="f6" draw:formula="64*width/472"/>
            <draw:equation draw:name="f7" draw:formula="0*height/1144"/>
            <draw:equation draw:name="f8" draw:formula="78*width/472"/>
            <draw:equation draw:name="f9" draw:formula="0*height/1144"/>
            <draw:equation draw:name="f10" draw:formula="24*width/472"/>
            <draw:equation draw:name="f11" draw:formula="191*height/1144"/>
            <draw:equation draw:name="f12" draw:formula="10*width/472"/>
            <draw:equation draw:name="f13" draw:formula="191*height/1144"/>
            <draw:equation draw:name="f14" draw:formula="34*width/472"/>
            <draw:equation draw:name="f15" draw:formula="111*height/1144"/>
            <draw:equation draw:name="f16" draw:formula="0*width/472"/>
            <draw:equation draw:name="f17" draw:formula="0*height/1144"/>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width"/>
            <draw:equation draw:name="f28" draw:formula="height"/>
          </draw:enhanced-geometry>
        </draw:custom-shape>
        <draw:custom-shape draw:name="Freeform 28" draw:style-name="Mgr4" draw:text-style-name="MP4" draw:layer="layout" svg:width="0.214cm" svg:height="0.077cm" svg:x="22.21cm" svg:y="1.847cm">
          <text:p/>
          <draw:enhanced-geometry draw:mirror-horizontal="false" draw:mirror-vertical="false" svg:viewBox="0 0 557 196" draw:type="non-primitive" draw:enhanced-path="M 557 0 L 535 20 511 39 485 57 457 73 428 89 396 103 364 117 330 130 294 141 256 152 217 162 176 170 134 179 91 185 47 191 0 196 50 193 96 189 142 182 186 176 227 168 267 158 305 149 341 137 376 124 407 111 437 96 466 79 480 70 491 61 504 52 515 42 527 32 538 22 548 12 557 0 Z N">
            <draw:equation draw:name="f0" draw:formula="93*width/557"/>
            <draw:equation draw:name="f1" draw:formula="0*height/196"/>
            <draw:equation draw:name="f2" draw:formula="89*width/557"/>
            <draw:equation draw:name="f3" draw:formula="3*height/196"/>
            <draw:equation draw:name="f4" draw:formula="85*width/557"/>
            <draw:equation draw:name="f5" draw:formula="7*height/196"/>
            <draw:equation draw:name="f6" draw:formula="81*width/557"/>
            <draw:equation draw:name="f7" draw:formula="10*height/196"/>
            <draw:equation draw:name="f8" draw:formula="76*width/557"/>
            <draw:equation draw:name="f9" draw:formula="13*height/196"/>
            <draw:equation draw:name="f10" draw:formula="71*width/557"/>
            <draw:equation draw:name="f11" draw:formula="15*height/196"/>
            <draw:equation draw:name="f12" draw:formula="66*width/557"/>
            <draw:equation draw:name="f13" draw:formula="18*height/196"/>
            <draw:equation draw:name="f14" draw:formula="61*width/557"/>
            <draw:equation draw:name="f15" draw:formula="20*height/196"/>
            <draw:equation draw:name="f16" draw:formula="55*width/557"/>
            <draw:equation draw:name="f17" draw:formula="23*height/196"/>
            <draw:equation draw:name="f18" draw:formula="49*width/557"/>
            <draw:equation draw:name="f19" draw:formula="24*height/196"/>
            <draw:equation draw:name="f20" draw:formula="43*width/557"/>
            <draw:equation draw:name="f21" draw:formula="26*height/196"/>
            <draw:equation draw:name="f22" draw:formula="36*width/557"/>
            <draw:equation draw:name="f23" draw:formula="28*height/196"/>
            <draw:equation draw:name="f24" draw:formula="29*width/557"/>
            <draw:equation draw:name="f25" draw:formula="29*height/196"/>
            <draw:equation draw:name="f26" draw:formula="22*width/557"/>
            <draw:equation draw:name="f27" draw:formula="31*height/196"/>
            <draw:equation draw:name="f28" draw:formula="15*width/557"/>
            <draw:equation draw:name="f29" draw:formula="32*height/196"/>
            <draw:equation draw:name="f30" draw:formula="8*width/557"/>
            <draw:equation draw:name="f31" draw:formula="33*height/196"/>
            <draw:equation draw:name="f32" draw:formula="0*width/557"/>
            <draw:equation draw:name="f33" draw:formula="34*height/196"/>
            <draw:equation draw:name="f34" draw:formula="8*width/557"/>
            <draw:equation draw:name="f35" draw:formula="33*height/196"/>
            <draw:equation draw:name="f36" draw:formula="16*width/557"/>
            <draw:equation draw:name="f37" draw:formula="33*height/196"/>
            <draw:equation draw:name="f38" draw:formula="24*width/557"/>
            <draw:equation draw:name="f39" draw:formula="32*height/196"/>
            <draw:equation draw:name="f40" draw:formula="31*width/557"/>
            <draw:equation draw:name="f41" draw:formula="31*height/196"/>
            <draw:equation draw:name="f42" draw:formula="38*width/557"/>
            <draw:equation draw:name="f43" draw:formula="29*height/196"/>
            <draw:equation draw:name="f44" draw:formula="45*width/557"/>
            <draw:equation draw:name="f45" draw:formula="27*height/196"/>
            <draw:equation draw:name="f46" draw:formula="51*width/557"/>
            <draw:equation draw:name="f47" draw:formula="26*height/196"/>
            <draw:equation draw:name="f48" draw:formula="57*width/557"/>
            <draw:equation draw:name="f49" draw:formula="24*height/196"/>
            <draw:equation draw:name="f50" draw:formula="63*width/557"/>
            <draw:equation draw:name="f51" draw:formula="22*height/196"/>
            <draw:equation draw:name="f52" draw:formula="68*width/557"/>
            <draw:equation draw:name="f53" draw:formula="19*height/196"/>
            <draw:equation draw:name="f54" draw:formula="73*width/557"/>
            <draw:equation draw:name="f55" draw:formula="17*height/196"/>
            <draw:equation draw:name="f56" draw:formula="78*width/557"/>
            <draw:equation draw:name="f57" draw:formula="14*height/196"/>
            <draw:equation draw:name="f58" draw:formula="80*width/557"/>
            <draw:equation draw:name="f59" draw:formula="12*height/196"/>
            <draw:equation draw:name="f60" draw:formula="82*width/557"/>
            <draw:equation draw:name="f61" draw:formula="11*height/196"/>
            <draw:equation draw:name="f62" draw:formula="84*width/557"/>
            <draw:equation draw:name="f63" draw:formula="9*height/196"/>
            <draw:equation draw:name="f64" draw:formula="86*width/557"/>
            <draw:equation draw:name="f65" draw:formula="7*height/196"/>
            <draw:equation draw:name="f66" draw:formula="88*width/557"/>
            <draw:equation draw:name="f67" draw:formula="6*height/196"/>
            <draw:equation draw:name="f68" draw:formula="90*width/557"/>
            <draw:equation draw:name="f69" draw:formula="4*height/196"/>
            <draw:equation draw:name="f70" draw:formula="91*width/557"/>
            <draw:equation draw:name="f71" draw:formula="2*height/196"/>
            <draw:equation draw:name="f72" draw:formula="93*width/557"/>
            <draw:equation draw:name="f73" draw:formula="0*height/19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width"/>
            <draw:equation draw:name="f112" draw:formula="height"/>
          </draw:enhanced-geometry>
        </draw:custom-shape>
        <draw:custom-shape draw:name="Freeform 29" draw:style-name="Mgr4" draw:text-style-name="MP4" draw:layer="layout" svg:width="0.705cm" svg:height="0.242cm" svg:x="20.115cm" svg:y="0.661cm">
          <text:p/>
          <draw:enhanced-geometry draw:mirror-horizontal="false" draw:mirror-vertical="false" svg:viewBox="0 0 1832 635" draw:type="non-primitive" draw:enhanced-path="M 1514 0 L 1492 1 1472 3 1451 6 1431 11 1411 17 1392 24 1373 32 1356 42 1339 52 1323 64 1307 76 1293 90 1279 104 1266 119 1255 135 1244 151 1160 141 1078 133 997 126 919 122 842 119 768 118 696 119 626 122 617 122 606 122 563 125 520 129 478 134 438 139 400 146 361 153 324 161 287 169 265 177 243 184 221 192 202 201 183 209 165 219 148 229 132 239 117 250 103 261 90 272 78 284 67 297 56 309 48 321 39 334 31 348 25 362 18 377 14 392 10 406 7 421 3 437 2 452 1 468 0 484 1 502 2 518 4 535 7 552 11 570 14 588 16 578 18 570 21 560 23 550 32 531 45 512 59 495 76 478 94 463 113 448 136 434 160 421 185 409 213 397 242 387 272 378 305 369 339 360 375 354 412 347 451 342 491 338 533 334 577 332 621 330 667 329 715 329 764 330 814 331 866 333 918 337 972 341 1027 346 1083 352 1140 358 1198 366 1202 380 1205 394 1208 408 1212 421 1218 434 1223 448 1230 460 1236 473 1243 484 1250 496 1259 507 1268 518 1276 529 1286 538 1296 548 1305 558 1316 566 1328 575 1339 583 1351 590 1363 598 1376 603 1388 610 1401 615 1414 619 1428 624 1441 627 1455 630 1471 632 1485 634 1500 635 1514 635 1530 634 1546 633 1562 631 1578 629 1594 626 1609 621 1623 616 1638 611 1652 604 1665 597 1679 589 1692 580 1704 572 1716 562 1727 552 1738 542 1749 531 1759 519 1768 507 1777 495 1786 482 1793 468 1801 455 1807 441 1813 426 1818 412 1822 397 1826 382 1828 366 1830 350 1831 334 1832 317 1831 301 1830 285 1828 270 1826 254 1822 238 1818 223 1813 208 1807 194 1801 180 1793 166 1786 153 1777 140 1768 128 1759 115 1749 105 1738 93 1727 83 1716 72 1704 64 1692 54 1679 46 1665 39 1652 31 1638 25 1623 19 1609 14 1594 10 1578 6 1562 3 1546 2 1530 0 1514 0 Z N">
            <draw:equation draw:name="f0" draw:formula="242*width/1832"/>
            <draw:equation draw:name="f1" draw:formula="1*height/635"/>
            <draw:equation draw:name="f2" draw:formula="229*width/1832"/>
            <draw:equation draw:name="f3" draw:formula="5*height/635"/>
            <draw:equation draw:name="f4" draw:formula="218*width/1832"/>
            <draw:equation draw:name="f5" draw:formula="13*height/635"/>
            <draw:equation draw:name="f6" draw:formula="210*width/1832"/>
            <draw:equation draw:name="f7" draw:formula="22*height/635"/>
            <draw:equation draw:name="f8" draw:formula="167*width/1832"/>
            <draw:equation draw:name="f9" draw:formula="21*height/635"/>
            <draw:equation draw:name="f10" draw:formula="116*width/1832"/>
            <draw:equation draw:name="f11" draw:formula="20*height/635"/>
            <draw:equation draw:name="f12" draw:formula="94*width/1832"/>
            <draw:equation draw:name="f13" draw:formula="21*height/635"/>
            <draw:equation draw:name="f14" draw:formula="67*width/1832"/>
            <draw:equation draw:name="f15" draw:formula="24*height/635"/>
            <draw:equation draw:name="f16" draw:formula="44*width/1832"/>
            <draw:equation draw:name="f17" draw:formula="29*height/635"/>
            <draw:equation draw:name="f18" draw:formula="31*width/1832"/>
            <draw:equation draw:name="f19" draw:formula="35*height/635"/>
            <draw:equation draw:name="f20" draw:formula="20*width/1832"/>
            <draw:equation draw:name="f21" draw:formula="41*height/635"/>
            <draw:equation draw:name="f22" draw:formula="11*width/1832"/>
            <draw:equation draw:name="f23" draw:formula="49*height/635"/>
            <draw:equation draw:name="f24" draw:formula="5*width/1832"/>
            <draw:equation draw:name="f25" draw:formula="58*height/635"/>
            <draw:equation draw:name="f26" draw:formula="2*width/1832"/>
            <draw:equation draw:name="f27" draw:formula="67*height/635"/>
            <draw:equation draw:name="f28" draw:formula="0*width/1832"/>
            <draw:equation draw:name="f29" draw:formula="77*height/635"/>
            <draw:equation draw:name="f30" draw:formula="1*width/1832"/>
            <draw:equation draw:name="f31" draw:formula="88*height/635"/>
            <draw:equation draw:name="f32" draw:formula="3*width/1832"/>
            <draw:equation draw:name="f33" draw:formula="96*height/635"/>
            <draw:equation draw:name="f34" draw:formula="5*width/1832"/>
            <draw:equation draw:name="f35" draw:formula="88*height/635"/>
            <draw:equation draw:name="f36" draw:formula="16*width/1832"/>
            <draw:equation draw:name="f37" draw:formula="77*height/635"/>
            <draw:equation draw:name="f38" draw:formula="31*width/1832"/>
            <draw:equation draw:name="f39" draw:formula="68*height/635"/>
            <draw:equation draw:name="f40" draw:formula="51*width/1832"/>
            <draw:equation draw:name="f41" draw:formula="61*height/635"/>
            <draw:equation draw:name="f42" draw:formula="75*width/1832"/>
            <draw:equation draw:name="f43" draw:formula="57*height/635"/>
            <draw:equation draw:name="f44" draw:formula="104*width/1832"/>
            <draw:equation draw:name="f45" draw:formula="55*height/635"/>
            <draw:equation draw:name="f46" draw:formula="136*width/1832"/>
            <draw:equation draw:name="f47" draw:formula="55*height/635"/>
            <draw:equation draw:name="f48" draw:formula="172*width/1832"/>
            <draw:equation draw:name="f49" draw:formula="57*height/635"/>
            <draw:equation draw:name="f50" draw:formula="201*width/1832"/>
            <draw:equation draw:name="f51" draw:formula="63*height/635"/>
            <draw:equation draw:name="f52" draw:formula="203*width/1832"/>
            <draw:equation draw:name="f53" draw:formula="72*height/635"/>
            <draw:equation draw:name="f54" draw:formula="208*width/1832"/>
            <draw:equation draw:name="f55" draw:formula="80*height/635"/>
            <draw:equation draw:name="f56" draw:formula="213*width/1832"/>
            <draw:equation draw:name="f57" draw:formula="87*height/635"/>
            <draw:equation draw:name="f58" draw:formula="220*width/1832"/>
            <draw:equation draw:name="f59" draw:formula="94*height/635"/>
            <draw:equation draw:name="f60" draw:formula="228*width/1832"/>
            <draw:equation draw:name="f61" draw:formula="99*height/635"/>
            <draw:equation draw:name="f62" draw:formula="236*width/1832"/>
            <draw:equation draw:name="f63" draw:formula="102*height/635"/>
            <draw:equation draw:name="f64" draw:formula="246*width/1832"/>
            <draw:equation draw:name="f65" draw:formula="105*height/635"/>
            <draw:equation draw:name="f66" draw:formula="256*width/1832"/>
            <draw:equation draw:name="f67" draw:formula="105*height/635"/>
            <draw:equation draw:name="f68" draw:formula="266*width/1832"/>
            <draw:equation draw:name="f69" draw:formula="104*height/635"/>
            <draw:equation draw:name="f70" draw:formula="276*width/1832"/>
            <draw:equation draw:name="f71" draw:formula="100*height/635"/>
            <draw:equation draw:name="f72" draw:formula="285*width/1832"/>
            <draw:equation draw:name="f73" draw:formula="95*height/635"/>
            <draw:equation draw:name="f74" draw:formula="292*width/1832"/>
            <draw:equation draw:name="f75" draw:formula="88*height/635"/>
            <draw:equation draw:name="f76" draw:formula="298*width/1832"/>
            <draw:equation draw:name="f77" draw:formula="80*height/635"/>
            <draw:equation draw:name="f78" draw:formula="303*width/1832"/>
            <draw:equation draw:name="f79" draw:formula="70*height/635"/>
            <draw:equation draw:name="f80" draw:formula="305*width/1832"/>
            <draw:equation draw:name="f81" draw:formula="61*height/635"/>
            <draw:equation draw:name="f82" draw:formula="306*width/1832"/>
            <draw:equation draw:name="f83" draw:formula="50*height/635"/>
            <draw:equation draw:name="f84" draw:formula="304*width/1832"/>
            <draw:equation draw:name="f85" draw:formula="39*height/635"/>
            <draw:equation draw:name="f86" draw:formula="301*width/1832"/>
            <draw:equation draw:name="f87" draw:formula="30*height/635"/>
            <draw:equation draw:name="f88" draw:formula="295*width/1832"/>
            <draw:equation draw:name="f89" draw:formula="21*height/635"/>
            <draw:equation draw:name="f90" draw:formula="288*width/1832"/>
            <draw:equation draw:name="f91" draw:formula="14*height/635"/>
            <draw:equation draw:name="f92" draw:formula="280*width/1832"/>
            <draw:equation draw:name="f93" draw:formula="8*height/635"/>
            <draw:equation draw:name="f94" draw:formula="271*width/1832"/>
            <draw:equation draw:name="f95" draw:formula="3*height/635"/>
            <draw:equation draw:name="f96" draw:formula="261*width/1832"/>
            <draw:equation draw:name="f97" draw:formula="0*height/635"/>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width"/>
            <draw:equation draw:name="f148" draw:formula="height"/>
          </draw:enhanced-geometry>
        </draw:custom-shape>
        <draw:custom-shape draw:name="Freeform 30" draw:style-name="Mgr4" draw:text-style-name="MP4" draw:layer="layout" svg:width="0.266cm" svg:height="0.542cm" svg:x="20.561cm" svg:y="0.948cm">
          <text:p/>
          <draw:enhanced-geometry draw:mirror-horizontal="false" draw:mirror-vertical="false" svg:viewBox="0 0 694 1421" draw:type="non-primitive" draw:enhanced-path="M 694 0 L 0 0 0 1016 84 1069 170 1122 256 1175 343 1227 431 1277 518 1326 607 1374 694 1421 694 0 Z N">
            <draw:equation draw:name="f0" draw:formula="116*width/694"/>
            <draw:equation draw:name="f1" draw:formula="0*height/1421"/>
            <draw:equation draw:name="f2" draw:formula="0*width/694"/>
            <draw:equation draw:name="f3" draw:formula="0*height/1421"/>
            <draw:equation draw:name="f4" draw:formula="0*width/694"/>
            <draw:equation draw:name="f5" draw:formula="168*height/1421"/>
            <draw:equation draw:name="f6" draw:formula="14*width/694"/>
            <draw:equation draw:name="f7" draw:formula="177*height/1421"/>
            <draw:equation draw:name="f8" draw:formula="28*width/694"/>
            <draw:equation draw:name="f9" draw:formula="186*height/1421"/>
            <draw:equation draw:name="f10" draw:formula="43*width/694"/>
            <draw:equation draw:name="f11" draw:formula="194*height/1421"/>
            <draw:equation draw:name="f12" draw:formula="57*width/694"/>
            <draw:equation draw:name="f13" draw:formula="203*height/1421"/>
            <draw:equation draw:name="f14" draw:formula="72*width/694"/>
            <draw:equation draw:name="f15" draw:formula="211*height/1421"/>
            <draw:equation draw:name="f16" draw:formula="87*width/694"/>
            <draw:equation draw:name="f17" draw:formula="219*height/1421"/>
            <draw:equation draw:name="f18" draw:formula="101*width/694"/>
            <draw:equation draw:name="f19" draw:formula="227*height/1421"/>
            <draw:equation draw:name="f20" draw:formula="116*width/694"/>
            <draw:equation draw:name="f21" draw:formula="235*height/1421"/>
            <draw:equation draw:name="f22" draw:formula="116*width/694"/>
            <draw:equation draw:name="f23" draw:formula="0*height/1421"/>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width"/>
            <draw:equation draw:name="f37" draw:formula="height"/>
          </draw:enhanced-geometry>
        </draw:custom-shape>
        <draw:custom-shape draw:name="Freeform 31" draw:style-name="Mgr4" draw:text-style-name="MP4" draw:layer="layout" svg:width="2.421cm" svg:height="1.146cm" svg:x="20.047cm" svg:y="0.807cm">
          <text:p/>
          <draw:enhanced-geometry draw:mirror-horizontal="false" draw:mirror-vertical="false" svg:viewBox="0 0 6301 2981" draw:type="non-primitive" draw:enhanced-path="M 5008 1207 L 5008 366 4316 366 4316 821 4287 807 4258 793 4229 779 4200 765 4170 751 4140 737 4110 723 4081 709 4081 366 3416 366 3416 426 3318 388 3221 351 3127 316 3034 283 2943 252 2856 222 2770 196 2687 170 2682 193 2765 219 2850 246 2939 276 3029 308 3122 340 3217 376 3316 413 3416 452 3416 1562 2986 366 2274 366 2274 1909 2349 1944 2423 1980 2496 2013 2567 2045 2638 2076 2706 2104 2772 2132 2838 2158 2863 2168 2889 2177 2914 2187 2939 2197 2939 1869 3072 2250 3136 2274 3201 2299 3266 2323 3330 2346 3394 2368 3458 2391 3522 2412 3585 2434 3648 2456 3711 2476 3773 2496 3836 2515 3897 2534 3959 2553 4019 2571 4081 2588 4081 738 4110 752 4140 766 4170 780 4200 794 4229 808 4258 823 4287 837 4316 853 4316 2650 4403 2671 4488 2692 4572 2711 4655 2729 4736 2745 4816 2760 4895 2774 4973 2786 5048 2797 5122 2806 5194 2814 5264 2820 5333 2826 5400 2829 5465 2832 5528 2832 5528 2322 5008 2322 5008 1239 5086 1288 5162 1338 5235 1387 5307 1436 5378 1486 5445 1535 5510 1584 5573 1634 5633 1682 5692 1731 5748 1779 5801 1827 5852 1874 5900 1922 5944 1968 5988 2013 6026 2060 6063 2104 6097 2148 6127 2192 6155 2234 6179 2277 6199 2318 6216 2357 6231 2397 6241 2435 6249 2473 6252 2508 6252 2544 6249 2578 6240 2610 6229 2642 6204 2686 6170 2726 6129 2762 6082 2793 6026 2821 5965 2844 5898 2863 5825 2880 5745 2891 5659 2899 5569 2903 5473 2904 5372 2901 5266 2895 5157 2885 5043 2871 4924 2855 4803 2834 4677 2812 4548 2786 4417 2756 4282 2723 4145 2689 4005 2650 3864 2609 3720 2565 3576 2518 3429 2470 3281 2418 3132 2363 2983 2307 2833 2247 2753 2217 2671 2184 2586 2148 2498 2110 2410 2070 2319 2027 2227 1983 2134 1938 2040 1889 1947 1840 1852 1789 1757 1736 1663 1682 1569 1627 1476 1571 1384 1514 1294 1459 1208 1403 1124 1348 1043 1292 965 1235 891 1180 818 1125 749 1070 683 1016 621 963 561 909 505 856 452 803 402 751 355 700 312 650 272 600 235 552 203 504 173 458 147 412 124 368 105 325 90 283 78 242 69 203 65 165 64 129 67 94 73 62 84 29 99 0 89 12 78 25 68 38 59 51 51 65 43 79 37 94 30 109 17 142 8 176 2 212 0 248 1 286 6 326 15 366 27 407 42 449 62 492 83 536 109 582 139 628 172 675 208 723 248 772 291 820 338 871 388 922 442 972 498 1024 558 1077 622 1130 689 1184 759 1238 832 1293 909 1348 990 1403 1073 1459 1161 1515 1250 1571 1344 1628 1344 2925 2038 2925 2038 2007 2067 2021 2096 2035 2125 2048 2154 2063 2183 2077 2213 2091 2243 2106 2274 2120 2274 2925 2939 2925 2939 2409 2967 2420 2994 2431 3022 2442 3049 2452 3076 2463 3103 2473 3130 2484 3156 2493 3310 2925 4081 2925 4081 2783 4110 2790 4140 2798 4170 2805 4200 2812 4229 2819 4258 2826 4287 2831 4316 2838 4316 2925 4761 2925 4835 2936 4906 2945 4976 2954 5045 2962 5113 2968 5179 2972 5244 2977 5307 2979 5369 2981 5429 2981 5488 2980 5545 2978 5601 2975 5654 2969 5706 2964 5757 2956 5805 2948 5850 2938 5896 2927 5938 2914 5978 2901 6017 2886 6052 2870 6086 2852 6118 2832 6147 2812 6174 2790 6199 2767 6222 2743 6242 2717 6260 2689 6275 2661 6287 2629 6295 2596 6301 2562 6301 2527 6299 2490 6292 2452 6281 2414 6267 2373 6250 2332 6228 2289 6205 2246 6177 2202 6145 2157 6111 2111 6073 2064 6033 2018 5989 1969 5942 1921 5893 1872 5840 1822 5785 1772 5726 1721 5666 1670 5602 1620 5536 1569 5468 1517 5397 1465 5324 1413 5248 1362 5170 1310 5090 1258 5008 1207 Z N">
            <draw:equation draw:name="f0" draw:formula="710*width/6301"/>
            <draw:equation draw:name="f1" draw:formula="132*height/2981"/>
            <draw:equation draw:name="f2" draw:formula="680*width/6301"/>
            <draw:equation draw:name="f3" draw:formula="118*height/2981"/>
            <draw:equation draw:name="f4" draw:formula="521*width/6301"/>
            <draw:equation draw:name="f5" draw:formula="53*height/2981"/>
            <draw:equation draw:name="f6" draw:formula="447*width/6301"/>
            <draw:equation draw:name="f7" draw:formula="32*height/2981"/>
            <draw:equation draw:name="f8" draw:formula="536*width/6301"/>
            <draw:equation draw:name="f9" draw:formula="63*height/2981"/>
            <draw:equation draw:name="f10" draw:formula="379*width/6301"/>
            <draw:equation draw:name="f11" draw:formula="318*height/2981"/>
            <draw:equation draw:name="f12" draw:formula="451*width/6301"/>
            <draw:equation draw:name="f13" draw:formula="350*height/2981"/>
            <draw:equation draw:name="f14" draw:formula="490*width/6301"/>
            <draw:equation draw:name="f15" draw:formula="366*height/2981"/>
            <draw:equation draw:name="f16" draw:formula="555*width/6301"/>
            <draw:equation draw:name="f17" draw:formula="390*height/2981"/>
            <draw:equation draw:name="f18" draw:formula="618*width/6301"/>
            <draw:equation draw:name="f19" draw:formula="412*height/2981"/>
            <draw:equation draw:name="f20" draw:formula="680*width/6301"/>
            <draw:equation draw:name="f21" draw:formula="431*height/2981"/>
            <draw:equation draw:name="f22" draw:formula="705*width/6301"/>
            <draw:equation draw:name="f23" draw:formula="134*height/2981"/>
            <draw:equation draw:name="f24" draw:formula="748*width/6301"/>
            <draw:equation draw:name="f25" draw:formula="448*height/2981"/>
            <draw:equation draw:name="f26" draw:formula="829*width/6301"/>
            <draw:equation draw:name="f27" draw:formula="464*height/2981"/>
            <draw:equation draw:name="f28" draw:formula="900*width/6301"/>
            <draw:equation draw:name="f29" draw:formula="471*height/2981"/>
            <draw:equation draw:name="f30" draw:formula="848*width/6301"/>
            <draw:equation draw:name="f31" draw:formula="214*height/2981"/>
            <draw:equation draw:name="f32" draw:formula="918*width/6301"/>
            <draw:equation draw:name="f33" draw:formula="264*height/2981"/>
            <draw:equation draw:name="f34" draw:formula="975*width/6301"/>
            <draw:equation draw:name="f35" draw:formula="312*height/2981"/>
            <draw:equation draw:name="f36" draw:formula="1016*width/6301"/>
            <draw:equation draw:name="f37" draw:formula="357*height/2981"/>
            <draw:equation draw:name="f38" draw:formula="1038*width/6301"/>
            <draw:equation draw:name="f39" draw:formula="399*height/2981"/>
            <draw:equation draw:name="f40" draw:formula="1040*width/6301"/>
            <draw:equation draw:name="f41" draw:formula="434*height/2981"/>
            <draw:equation draw:name="f42" draw:formula="1004*width/6301"/>
            <draw:equation draw:name="f43" draw:formula="469*height/2981"/>
            <draw:equation draw:name="f44" draw:formula="928*width/6301"/>
            <draw:equation draw:name="f45" draw:formula="483*height/2981"/>
            <draw:equation draw:name="f46" draw:formula="821*width/6301"/>
            <draw:equation draw:name="f47" draw:formula="475*height/2981"/>
            <draw:equation draw:name="f48" draw:formula="691*width/6301"/>
            <draw:equation draw:name="f49" draw:formula="447*height/2981"/>
            <draw:equation draw:name="f50" draw:formula="547*width/6301"/>
            <draw:equation draw:name="f51" draw:formula="402*height/2981"/>
            <draw:equation draw:name="f52" draw:formula="431*width/6301"/>
            <draw:equation draw:name="f53" draw:formula="357*height/2981"/>
            <draw:equation draw:name="f54" draw:formula="340*width/6301"/>
            <draw:equation draw:name="f55" draw:formula="314*height/2981"/>
            <draw:equation draw:name="f56" draw:formula="246*width/6301"/>
            <draw:equation draw:name="f57" draw:formula="261*height/2981"/>
            <draw:equation draw:name="f58" draw:formula="161*width/6301"/>
            <draw:equation draw:name="f59" draw:formula="205*height/2981"/>
            <draw:equation draw:name="f60" draw:formula="93*width/6301"/>
            <draw:equation draw:name="f61" draw:formula="151*height/2981"/>
            <draw:equation draw:name="f62" draw:formula="45*width/6301"/>
            <draw:equation draw:name="f63" draw:formula="100*height/2981"/>
            <draw:equation draw:name="f64" draw:formula="17*width/6301"/>
            <draw:equation draw:name="f65" draw:formula="54*height/2981"/>
            <draw:equation draw:name="f66" draw:formula="11*width/6301"/>
            <draw:equation draw:name="f67" draw:formula="16*height/2981"/>
            <draw:equation draw:name="f68" draw:formula="11*width/6301"/>
            <draw:equation draw:name="f69" draw:formula="6*height/2981"/>
            <draw:equation draw:name="f70" draw:formula="3*width/6301"/>
            <draw:equation draw:name="f71" draw:formula="24*height/2981"/>
            <draw:equation draw:name="f72" draw:formula="2*width/6301"/>
            <draw:equation draw:name="f73" draw:formula="61*height/2981"/>
            <draw:equation draw:name="f74" draw:formula="23*width/6301"/>
            <draw:equation draw:name="f75" draw:formula="104*height/2981"/>
            <draw:equation draw:name="f76" draw:formula="65*width/6301"/>
            <draw:equation draw:name="f77" draw:formula="153*height/2981"/>
            <draw:equation draw:name="f78" draw:formula="126*width/6301"/>
            <draw:equation draw:name="f79" draw:formula="206*height/2981"/>
            <draw:equation draw:name="f80" draw:formula="208*width/6301"/>
            <draw:equation draw:name="f81" draw:formula="261*height/2981"/>
            <draw:equation draw:name="f82" draw:formula="349*width/6301"/>
            <draw:equation draw:name="f83" draw:formula="339*height/2981"/>
            <draw:equation draw:name="f84" draw:formula="379*width/6301"/>
            <draw:equation draw:name="f85" draw:formula="353*height/2981"/>
            <draw:equation draw:name="f86" draw:formula="504*width/6301"/>
            <draw:equation draw:name="f87" draw:formula="406*height/2981"/>
            <draw:equation draw:name="f88" draw:formula="552*width/6301"/>
            <draw:equation draw:name="f89" draw:formula="487*height/2981"/>
            <draw:equation draw:name="f90" draw:formula="700*width/6301"/>
            <draw:equation draw:name="f91" draw:formula="468*height/2981"/>
            <draw:equation draw:name="f92" draw:formula="793*width/6301"/>
            <draw:equation draw:name="f93" draw:formula="487*height/2981"/>
            <draw:equation draw:name="f94" draw:formula="863*width/6301"/>
            <draw:equation draw:name="f95" draw:formula="495*height/2981"/>
            <draw:equation draw:name="f96" draw:formula="924*width/6301"/>
            <draw:equation draw:name="f97" draw:formula="496*height/2981"/>
            <draw:equation draw:name="f98" draw:formula="975*width/6301"/>
            <draw:equation draw:name="f99" draw:formula="489*height/2981"/>
            <draw:equation draw:name="f100" draw:formula="1014*width/6301"/>
            <draw:equation draw:name="f101" draw:formula="475*height/2981"/>
            <draw:equation draw:name="f102" draw:formula="1040*width/6301"/>
            <draw:equation draw:name="f103" draw:formula="452*height/2981"/>
            <draw:equation draw:name="f104" draw:formula="1050*width/6301"/>
            <draw:equation draw:name="f105" draw:formula="420*height/2981"/>
            <draw:equation draw:name="f106" draw:formula="1038*width/6301"/>
            <draw:equation draw:name="f107" draw:formula="381*height/2981"/>
            <draw:equation draw:name="f108" draw:formula="1005*width/6301"/>
            <draw:equation draw:name="f109" draw:formula="336*height/2981"/>
            <draw:equation draw:name="f110" draw:formula="954*width/6301"/>
            <draw:equation draw:name="f111" draw:formula="286*height/2981"/>
            <draw:equation draw:name="f112" draw:formula="887*width/6301"/>
            <draw:equation draw:name="f113" draw:formula="235*height/2981"/>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width"/>
            <draw:equation draw:name="f172" draw:formula="height"/>
          </draw:enhanced-geometry>
        </draw:custom-shape>
      </draw:g>
      <draw:g draw:name="Group 32">
        <draw:line draw:name="Line 33" draw:style-name="Mgr5" draw:text-style-name="MP5" draw:layer="layout" svg:x1="1.39cm" svg:y1="0.952cm" svg:x2="9.595cm" svg:y2="0.952cm">
          <text:p/>
        </draw:line>
        <draw:line draw:name="Line 34" draw:style-name="Mgr5" draw:text-style-name="MP5" draw:layer="layout" svg:x1="9.57cm" svg:y1="0.947cm" svg:x2="10.524cm" svg:y2="1.901cm">
          <text:p/>
        </draw:line>
        <draw:line draw:name="Line 35" draw:style-name="Mgr5" draw:text-style-name="MP5" draw:layer="layout" svg:x1="10.524cm" svg:y1="1.91cm" svg:x2="20.44cm" svg:y2="1.91cm">
          <text:p/>
        </draw:line>
      </draw:g>
      <draw:g draw:name="Group 36">
        <draw:custom-shape draw:name="Rectangle 37" draw:style-name="Mgr6" draw:text-style-name="MP4" draw:layer="layout" svg:width="9.133cm" svg:height="0.039cm" svg:x="1.404cm" svg:y="0.5cm">
          <text:p/>
          <draw:enhanced-geometry svg:viewBox="0 0 21600 21600" draw:type="rectangle" draw:enhanced-path="M 0 0 L 21600 0 21600 21600 0 21600 0 0 Z N"/>
        </draw:custom-shape>
        <draw:custom-shape draw:name="Rectangle 38" draw:style-name="Mgr6" draw:text-style-name="MP4" draw:layer="layout" svg:width="1.817cm" svg:height="0.04cm" draw:transform="rotate (-0.785398163398487) translate (10.552cm 0.739cm)">
          <text:p/>
          <draw:enhanced-geometry svg:viewBox="0 0 21600 21600" draw:type="rectangle" draw:enhanced-path="M 0 0 L 21600 0 21600 21600 0 21600 0 0 Z N"/>
        </draw:custom-shape>
        <draw:custom-shape draw:name="Rectangle 39" draw:style-name="Mgr6" draw:text-style-name="MP4" draw:layer="layout" svg:width="14.864cm" svg:height="0.039cm" svg:x="11.817cm" svg:y="2.278cm">
          <text:p/>
          <draw:enhanced-geometry svg:viewBox="0 0 21600 21600" draw:type="rectangle" draw:enhanced-path="M 0 0 L 21600 0 21600 21600 0 21600 0 0 Z N"/>
        </draw:custom-shape>
      </draw:g>
      <draw:frame draw:name="Title 1" presentation:style-name="Mpr4" draw:text-style-name="MP4" draw:layer="backgroundobjects" svg:width="25.286cm" svg:height="1.112cm" svg:x="1.395cm" svg:y="3.076cm" presentation:class="title" presentation:user-transformed="true">
        <draw:text-box>
          <text:p text:style-name="MP6"><text:span text:style-name="MT2">Click to edit the title text formatClick to edit Master title style</text:span></text:p>
        </draw:text-box>
      </draw:frame>
      <draw:frame draw:name="Content Placeholder 2" presentation:style-name="Mpr5" draw:text-style-name="MP4" draw:layer="backgroundobjects" svg:width="25.286cm" svg:height="13.853cm" svg:x="1.395cm" svg:y="4.895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item>
                                      </text:list>
                                    </text:list-item>
                                  </text:list>
                                </text:list-item>
                              </text:list>
                            </text:list-item>
                          </text:list>
                        </text:list-item>
                      </text:list>
                    </text:list-item>
                  </text:list>
                </text:list-item>
              </text:list>
            </text:list-item>
          </text:list>
          <text:list text:style-name="ML4">
            <text:list-item>
              <text:p text:style-name="MP7"><text:span text:style-name="MT3">Ninth Outline LevelClick to edit Master text styles</text:span></text:p>
            </text:list-item>
          </text:list>
          <text:list text:style-name="ML5">
            <text:list-item>
              <text:list>
                <text:list-item>
                  <text:p text:style-name="MP8"><text:span text:style-name="MT3">Second level</text:span></text:p>
                </text:list-item>
              </text:list>
            </text:list-item>
          </text:list>
          <text:list text:style-name="ML6">
            <text:list-item>
              <text:list>
                <text:list-item>
                  <text:list>
                    <text:list-item>
                      <text:p text:style-name="MP8"><text:span text:style-name="MT3">Third level</text:span></text:p>
                    </text:list-item>
                  </text:list>
                </text:list-item>
              </text:list>
            </text:list-item>
          </text:list>
          <text:list text:style-name="ML7">
            <text:list-item>
              <text:list>
                <text:list-item>
                  <text:list>
                    <text:list-item>
                      <text:list>
                        <text:list-item>
                          <text:p text:style-name="MP8"><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8"><text:span text:style-name="MT3">Fifth level</text:span></text:p>
                            </text:list-item>
                          </text:list>
                        </text:list-item>
                      </text:list>
                    </text:list-item>
                  </text:list>
                </text:list-item>
              </text:list>
            </text:list-item>
          </text:list>
        </draw:text-box>
      </draw:frame>
      <draw:frame draw:name="Rectangle 41" presentation:style-name="Mpr6" draw:text-style-name="MP10" draw:layer="backgroundobjects" svg:width="0.83cm" svg:height="0.374cm" svg:x="26.682cm" svg:y="20.066cm" presentation:class="page-number" presentation:user-transformed="true">
        <draw:text-box>
          <text:p text:style-name="MP9"><text:span text:style-name="MT4"><text:page-number>&lt;number&gt;</text:page-number></text:span></text:p>
        </draw:text-box>
      </draw:frame>
      <presentation:notes style:page-layout-name="PM0">
        <draw:page-thumbnail presentation:style-name="foo1-title" draw:layer="backgroundobjects" svg:width="13.968cm" svg:height="10.476cm" svg:x="3.81cm" svg:y="2.123cm" presentation:class="page"/>
        <draw:frame presentation:style-name="foo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shua Cogliati</meta:initial-creator>
    <meta:creation-date>2014-07-16T11:14:27</meta:creation-date>
    <meta:editing-duration>PT1H36M20S</meta:editing-duration>
    <meta:editing-cycles>9</meta:editing-cycles>
    <dc:date>2014-07-16T15:27:41</dc:date>
    <dc:creator>Joshua Cogliati</dc:creator>
    <meta:generator>OpenOffice/4.1.0$Unix OpenOffice.org_project/410m18$Build-9764</meta:generator>
    <meta:document-statistic meta:object-count="86"/>
  </office:meta>
</office:document-meta>
</file>